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101.34pt"/>
    </style:style>
    <style:style style:name="co14" style:family="table-column">
      <style:table-column-properties fo:break-before="auto" style:column-width="109.05pt"/>
    </style:style>
    <style:style style:name="co15" style:family="table-column">
      <style:table-column-properties fo:break-before="auto" style:column-width="173.14pt"/>
    </style:style>
    <style:style style:name="co16" style:family="table-column">
      <style:table-column-properties fo:break-before="auto" style:column-width="162.34pt"/>
    </style:style>
    <style:style style:name="co17" style:family="table-column">
      <style:table-column-properties fo:break-before="auto" style:column-width="113.7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v_scores_total_20190929-02h47m13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_class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alib_size</text:p>
          </table:table-cell>
          <table:table-cell office:value-type="string" calcext:value-type="string">
            <text:p>test_size</text:p>
          </table:table-cell>
          <table:table-cell table:style-name="Default" office:value-type="string" calcext:value-type="string">
            <text:p>logi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log-loss_mean</text:p>
          </table:table-cell>
          <table:table-cell office:value-type="string" calcext:value-type="string">
            <text:p>log-loss_std</text:p>
          </table:table-cell>
          <table:table-cell office:value-type="string" calcext:value-type="string">
            <text:p>ECE_mean</text:p>
          </table:table-cell>
          <table:table-cell office:value-type="string" calcext:value-type="string">
            <text:p>ECE_std</text:p>
          </table:table-cell>
          <table:table-cell office:value-type="string" calcext:value-type="string">
            <text:p>ECE_15bins_mean</text:p>
          </table:table-cell>
          <table:table-cell office:value-type="string" calcext:value-type="string">
            <text:p>ECE_15bins_std</text:p>
          </table:table-cell>
          <table:table-cell office:value-type="string" calcext:value-type="string">
            <text:p>MCE_mean</text:p>
          </table:table-cell>
          <table:table-cell office:value-type="string" calcext:value-type="string">
            <text:p>MCE_std</text:p>
          </table:table-cell>
          <table:table-cell office:value-type="string" calcext:value-type="string">
            <text:p>sharpness_mean</text:p>
          </table:table-cell>
          <table:table-cell office:value-type="string" calcext:value-type="string">
            <text:p>sharpness_std</text:p>
          </table:table-cell>
          <table:table-cell office:value-type="string" calcext:value-type="string">
            <text:p>overconfidence_mean</text:p>
          </table:table-cell>
          <table:table-cell office:value-type="string" calcext:value-type="string">
            <text:p>overconfidence_std</text:p>
          </table:table-cell>
          <table:table-cell office:value-type="string" calcext:value-type="string">
            <text:p>underconfidence_mean</text:p>
          </table:table-cell>
          <table:table-cell office:value-type="string" calcext:value-type="string">
            <text:p>underconfidence_std</text:p>
          </table:table-cell>
          <table:table-cell office:value-type="string" calcext:value-type="string">
            <text:p>avg_confidence_mean</text:p>
          </table:table-cell>
          <table:table-cell office:value-type="string" calcext:value-type="string">
            <text:p>avg_confidence_std</text:p>
          </table:table-cell>
          <table:table-cell office:value-type="string" calcext:value-type="string">
            <text:p>weighted_abs_conf_difference_mean</text:p>
          </table:table-cell>
          <table:table-cell office:value-type="string" calcext:value-type="string">
            <text:p>weighted_abs_conf_difference_std</text:p>
          </table:table-cell>
          <table:table-cell office:value-type="string" calcext:value-type="string">
            <text:p>cal_time_mean</text:p>
          </table:table-cell>
          <table:table-cell office:value-type="string" calcext:value-type="string">
            <text:p>cal_time_std</text:p>
          </table:table-cell>
          <table:table-cell office:value-type="string" calcext:value-type="string">
            <text:p>fit_time_mean</text:p>
          </table:table-cell>
          <table:table-cell office:value-type="string" calcext:value-type="string">
            <text:p>fit_time_std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56516" calcext:value-type="float">
            <text:p>0.56516</text:p>
          </table:table-cell>
          <table:table-cell office:value-type="float" office:value="0.00395311410297136" calcext:value-type="float">
            <text:p>0.003953114102971</text:p>
          </table:table-cell>
          <table:table-cell office:value-type="float" office:value="1.91412483976613" calcext:value-type="float">
            <text:p>1.91412483976613</text:p>
          </table:table-cell>
          <table:table-cell office:value-type="float" office:value="0.0238157807810665" calcext:value-type="float">
            <text:p>0.023815780781067</text:p>
          </table:table-cell>
          <table:table-cell office:value-type="float" office:value="0.0352537732948615" calcext:value-type="float">
            <text:p>0.035253773294862</text:p>
          </table:table-cell>
          <table:table-cell office:value-type="float" office:value="0.00254820735177861" calcext:value-type="float">
            <text:p>0.002548207351779</text:p>
          </table:table-cell>
          <table:table-cell office:value-type="float" office:value="0.018698360778487" calcext:value-type="float">
            <text:p>0.018698360778487</text:p>
          </table:table-cell>
          <table:table-cell office:value-type="float" office:value="0.00250143700547755" calcext:value-type="float">
            <text:p>0.002501437005478</text:p>
          </table:table-cell>
          <table:table-cell office:value-type="float" office:value="0.161664875141888" calcext:value-type="float">
            <text:p>0.161664875141888</text:p>
          </table:table-cell>
          <table:table-cell office:value-type="float" office:value="0.0247977586888046" calcext:value-type="float">
            <text:p>0.024797758688805</text:p>
          </table:table-cell>
          <table:table-cell office:value-type="float" office:value="0.384772484414182" calcext:value-type="float">
            <text:p>0.384772484414182</text:p>
          </table:table-cell>
          <table:table-cell office:value-type="float" office:value="0.00195898562811447" calcext:value-type="float">
            <text:p>0.001958985628114</text:p>
          </table:table-cell>
          <table:table-cell office:value-type="float" office:value="0.370324281661084" calcext:value-type="float">
            <text:p>0.370324281661084</text:p>
          </table:table-cell>
          <table:table-cell office:value-type="float" office:value="0.00330715179719375" calcext:value-type="float">
            <text:p>0.003307151797194</text:p>
          </table:table-cell>
          <table:table-cell office:value-type="float" office:value="0.252004887390363" calcext:value-type="float">
            <text:p>0.252004887390363</text:p>
          </table:table-cell>
          <table:table-cell office:value-type="float" office:value="0.00374293784832323" calcext:value-type="float">
            <text:p>0.003742937848323</text:p>
          </table:table-cell>
          <table:table-cell office:value-type="float" office:value="0.58376738812116" calcext:value-type="float">
            <text:p>0.58376738812116</text:p>
          </table:table-cell>
          <table:table-cell office:value-type="float" office:value="0.00299121721650901" calcext:value-type="float">
            <text:p>0.002991217216509</text:p>
          </table:table-cell>
          <table:table-cell office:value-type="float" office:value="0.0186073881211597" calcext:value-type="float">
            <text:p>0.01860738812116</text:p>
          </table:table-cell>
          <table:table-cell office:value-type="float" office:value="0.00367840283749265" calcext:value-type="float">
            <text:p>0.003678402837493</text:p>
          </table:table-cell>
          <table:table-cell office:value-type="float" office:value="0.22285783290863" calcext:value-type="float">
            <text:p>0.22285783290863</text:p>
          </table:table-cell>
          <table:table-cell office:value-type="float" office:value="0.00128645634186571" calcext:value-type="float">
            <text:p>0.001286456341866</text:p>
          </table:table-cell>
          <table:table-cell office:value-type="float" office:value="0.0102853536605835" calcext:value-type="float">
            <text:p>0.010285353660584</text:p>
          </table:table-cell>
          <table:table-cell office:value-type="float" office:value="0.0000941593724007322" calcext:value-type="float">
            <text:p>9.41593724007322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00284370650149883" calcext:value-type="float">
            <text:p>0.002843706501499</text:p>
          </table:table-cell>
          <table:table-cell office:value-type="float" office:value="1.11673027726199" calcext:value-type="float">
            <text:p>1.11673027726199</text:p>
          </table:table-cell>
          <table:table-cell office:value-type="float" office:value="0.0187961666284852" calcext:value-type="float">
            <text:p>0.018796166628485</text:p>
          </table:table-cell>
          <table:table-cell office:value-type="float" office:value="0.0377278562466731" calcext:value-type="float">
            <text:p>0.037727856246673</text:p>
          </table:table-cell>
          <table:table-cell office:value-type="float" office:value="0.00219142791588512" calcext:value-type="float">
            <text:p>0.002191427915885</text:p>
          </table:table-cell>
          <table:table-cell office:value-type="float" office:value="0.0185882247112136" calcext:value-type="float">
            <text:p>0.018588224711214</text:p>
          </table:table-cell>
          <table:table-cell office:value-type="float" office:value="0.00279263918558576" calcext:value-type="float">
            <text:p>0.002792639185586</text:p>
          </table:table-cell>
          <table:table-cell office:value-type="float" office:value="0.162253602986382" calcext:value-type="float">
            <text:p>0.162253602986382</text:p>
          </table:table-cell>
          <table:table-cell office:value-type="float" office:value="0.0213164475241538" calcext:value-type="float">
            <text:p>0.021316447524154</text:p>
          </table:table-cell>
          <table:table-cell office:value-type="float" office:value="0.300082785574118" calcext:value-type="float">
            <text:p>0.300082785574118</text:p>
          </table:table-cell>
          <table:table-cell office:value-type="float" office:value="0.00265947863912097" calcext:value-type="float">
            <text:p>0.002659478639121</text:p>
          </table:table-cell>
          <table:table-cell office:value-type="float" office:value="0.485681557474463" calcext:value-type="float">
            <text:p>0.485681557474463</text:p>
          </table:table-cell>
          <table:table-cell office:value-type="float" office:value="0.00294657176171106" calcext:value-type="float">
            <text:p>0.002946571761711</text:p>
          </table:table-cell>
          <table:table-cell office:value-type="float" office:value="0.152969987559054" calcext:value-type="float">
            <text:p>0.152969987559054</text:p>
          </table:table-cell>
          <table:table-cell office:value-type="float" office:value="0.00245953051393152" calcext:value-type="float">
            <text:p>0.002459530513932</text:p>
          </table:table-cell>
          <table:table-cell office:value-type="float" office:value="0.747191249045871" calcext:value-type="float">
            <text:p>0.747191249045871</text:p>
          </table:table-cell>
          <table:table-cell office:value-type="float" office:value="0.00207699424584414" calcext:value-type="float">
            <text:p>0.002076994245844</text:p>
          </table:table-cell>
          <table:table-cell office:value-type="float" office:value="0.0234912490458709" calcext:value-type="float">
            <text:p>0.023491249045871</text:p>
          </table:table-cell>
          <table:table-cell office:value-type="float" office:value="0.00252188477274959" calcext:value-type="float">
            <text:p>0.00252188477275</text:p>
          </table:table-cell>
          <table:table-cell office:value-type="float" office:value="0.221358942985535" calcext:value-type="float">
            <text:p>0.221358942985535</text:p>
          </table:table-cell>
          <table:table-cell office:value-type="float" office:value="0.000910100961670367" calcext:value-type="float">
            <text:p>0.00091010096167</text:p>
          </table:table-cell>
          <table:table-cell office:value-type="float" office:value="0.0103962659835815" calcext:value-type="float">
            <text:p>0.010396265983582</text:p>
          </table:table-cell>
          <table:table-cell office:value-type="float" office:value="0.0000820154097940599" calcext:value-type="float">
            <text:p>8.20154097940599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143" calcext:value-type="float">
            <text:p>0.76143</text:p>
          </table:table-cell>
          <table:table-cell office:value-type="float" office:value="0.00421321993518286" calcext:value-type="float">
            <text:p>0.004213219935183</text:p>
          </table:table-cell>
          <table:table-cell office:value-type="float" office:value="0.961240264040971" calcext:value-type="float">
            <text:p>0.961240264040971</text:p>
          </table:table-cell>
          <table:table-cell office:value-type="float" office:value="0.0197091968370354" calcext:value-type="float">
            <text:p>0.019709196837036</text:p>
          </table:table-cell>
          <table:table-cell office:value-type="float" office:value="0.0440569644691892" calcext:value-type="float">
            <text:p>0.044056964469189</text:p>
          </table:table-cell>
          <table:table-cell office:value-type="float" office:value="0.00252109359581121" calcext:value-type="float">
            <text:p>0.002521093595811</text:p>
          </table:table-cell>
          <table:table-cell office:value-type="float" office:value="0.0270831488374943" calcext:value-type="float">
            <text:p>0.027083148837494</text:p>
          </table:table-cell>
          <table:table-cell office:value-type="float" office:value="0.00237138159845776" calcext:value-type="float">
            <text:p>0.002371381598458</text:p>
          </table:table-cell>
          <table:table-cell office:value-type="float" office:value="0.451317579152873" calcext:value-type="float">
            <text:p>0.451317579152873</text:p>
          </table:table-cell>
          <table:table-cell office:value-type="float" office:value="0.283079162482857" calcext:value-type="float">
            <text:p>0.283079162482857</text:p>
          </table:table-cell>
          <table:table-cell office:value-type="float" office:value="0.247991300587024" calcext:value-type="float">
            <text:p>0.247991300587024</text:p>
          </table:table-cell>
          <table:table-cell office:value-type="float" office:value="0.00322035644049342" calcext:value-type="float">
            <text:p>0.003220356440493</text:p>
          </table:table-cell>
          <table:table-cell office:value-type="float" office:value="0.542595401734395" calcext:value-type="float">
            <text:p>0.542595401734395</text:p>
          </table:table-cell>
          <table:table-cell office:value-type="float" office:value="0.00280031117267383" calcext:value-type="float">
            <text:p>0.002800311172674</text:p>
          </table:table-cell>
          <table:table-cell office:value-type="float" office:value="0.123457155796779" calcext:value-type="float">
            <text:p>0.123457155796779</text:p>
          </table:table-cell>
          <table:table-cell office:value-type="float" office:value="0.00208413510318988" calcext:value-type="float">
            <text:p>0.00208413510319</text:p>
          </table:table-cell>
          <table:table-cell office:value-type="float" office:value="0.796871802428076" calcext:value-type="float">
            <text:p>0.796871802428076</text:p>
          </table:table-cell>
          <table:table-cell office:value-type="float" office:value="0.00304174132838124" calcext:value-type="float">
            <text:p>0.003041741328381</text:p>
          </table:table-cell>
          <table:table-cell office:value-type="float" office:value="0.0354418024280755" calcext:value-type="float">
            <text:p>0.035441802428076</text:p>
          </table:table-cell>
          <table:table-cell office:value-type="float" office:value="0.00157571731050966" calcext:value-type="float">
            <text:p>0.00157571731051</text:p>
          </table:table-cell>
          <table:table-cell office:value-type="float" office:value="0.222376751899719" calcext:value-type="float">
            <text:p>0.222376751899719</text:p>
          </table:table-cell>
          <table:table-cell office:value-type="float" office:value="0.000961349675124676" calcext:value-type="float">
            <text:p>0.000961349675125</text:p>
          </table:table-cell>
          <table:table-cell office:value-type="float" office:value="0.0102855920791626" calcext:value-type="float">
            <text:p>0.010285592079163</text:p>
          </table:table-cell>
          <table:table-cell office:value-type="float" office:value="0.0000825738271854349" calcext:value-type="float">
            <text:p>8.25738271854349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8279" calcext:value-type="float">
            <text:p>0.78279</text:p>
          </table:table-cell>
          <table:table-cell office:value-type="float" office:value="0.00224224589790384" calcext:value-type="float">
            <text:p>0.002242245897904</text:p>
          </table:table-cell>
          <table:table-cell office:value-type="float" office:value="0.88190090865913" calcext:value-type="float">
            <text:p>0.88190090865913</text:p>
          </table:table-cell>
          <table:table-cell office:value-type="float" office:value="0.0107762550769387" calcext:value-type="float">
            <text:p>0.010776255076939</text:p>
          </table:table-cell>
          <table:table-cell office:value-type="float" office:value="0.0545032700270275" calcext:value-type="float">
            <text:p>0.054503270027028</text:p>
          </table:table-cell>
          <table:table-cell office:value-type="float" office:value="0.00164872651489329" calcext:value-type="float">
            <text:p>0.001648726514893</text:p>
          </table:table-cell>
          <table:table-cell office:value-type="float" office:value="0.0373921972750446" calcext:value-type="float">
            <text:p>0.037392197275045</text:p>
          </table:table-cell>
          <table:table-cell office:value-type="float" office:value="0.00187457138766221" calcext:value-type="float">
            <text:p>0.001874571387662</text:p>
          </table:table-cell>
          <table:table-cell office:value-type="float" office:value="0.457190617270942" calcext:value-type="float">
            <text:p>0.457190617270942</text:p>
          </table:table-cell>
          <table:table-cell office:value-type="float" office:value="0.336792052096031" calcext:value-type="float">
            <text:p>0.336792052096031</text:p>
          </table:table-cell>
          <table:table-cell office:value-type="float" office:value="0.207451355817367" calcext:value-type="float">
            <text:p>0.207451355817367</text:p>
          </table:table-cell>
          <table:table-cell office:value-type="float" office:value="0.00230482058258933" calcext:value-type="float">
            <text:p>0.002304820582589</text:p>
          </table:table-cell>
          <table:table-cell office:value-type="float" office:value="0.588746186953666" calcext:value-type="float">
            <text:p>0.588746186953666</text:p>
          </table:table-cell>
          <table:table-cell office:value-type="float" office:value="0.00475611641017836" calcext:value-type="float">
            <text:p>0.004756116410178</text:p>
          </table:table-cell>
          <table:table-cell office:value-type="float" office:value="0.0992224283504397" calcext:value-type="float">
            <text:p>0.09922242835044</text:p>
          </table:table-cell>
          <table:table-cell office:value-type="float" office:value="0.0016064143896625" calcext:value-type="float">
            <text:p>0.001606414389663</text:p>
          </table:table-cell>
          <table:table-cell office:value-type="float" office:value="0.832995127588675" calcext:value-type="float">
            <text:p>0.832995127588675</text:p>
          </table:table-cell>
          <table:table-cell office:value-type="float" office:value="0.00197667188340295" calcext:value-type="float">
            <text:p>0.001976671883403</text:p>
          </table:table-cell>
          <table:table-cell office:value-type="float" office:value="0.0502051275886748" calcext:value-type="float">
            <text:p>0.050205127588675</text:p>
          </table:table-cell>
          <table:table-cell office:value-type="float" office:value="0.00203812341208578" calcext:value-type="float">
            <text:p>0.002038123412086</text:p>
          </table:table-cell>
          <table:table-cell office:value-type="float" office:value="0.229347681999207" calcext:value-type="float">
            <text:p>0.229347681999207</text:p>
          </table:table-cell>
          <table:table-cell office:value-type="float" office:value="0.00140990693145388" calcext:value-type="float">
            <text:p>0.001409906931454</text:p>
          </table:table-cell>
          <table:table-cell office:value-type="float" office:value="0.0102932453155518" calcext:value-type="float">
            <text:p>0.010293245315552</text:p>
          </table:table-cell>
          <table:table-cell office:value-type="float" office:value="0.0000731260871820539" calcext:value-type="float">
            <text:p>7.31260871820539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00322352464099643" calcext:value-type="float">
            <text:p>0.003223524640996</text:p>
          </table:table-cell>
          <table:table-cell office:value-type="float" office:value="1.02201095235495" calcext:value-type="float">
            <text:p>1.02201095235495</text:p>
          </table:table-cell>
          <table:table-cell office:value-type="float" office:value="0.0183001336252482" calcext:value-type="float">
            <text:p>0.018300133625248</text:p>
          </table:table-cell>
          <table:table-cell office:value-type="float" office:value="0.038046959474568" calcext:value-type="float">
            <text:p>0.038046959474568</text:p>
          </table:table-cell>
          <table:table-cell office:value-type="float" office:value="0.00154497266807583" calcext:value-type="float">
            <text:p>0.001544972668076</text:p>
          </table:table-cell>
          <table:table-cell office:value-type="float" office:value="0.0186621230157601" calcext:value-type="float">
            <text:p>0.01866212301576</text:p>
          </table:table-cell>
          <table:table-cell office:value-type="float" office:value="0.00248397769053526" calcext:value-type="float">
            <text:p>0.002483977690535</text:p>
          </table:table-cell>
          <table:table-cell office:value-type="float" office:value="0.23490730327592" calcext:value-type="float">
            <text:p>0.23490730327592</text:p>
          </table:table-cell>
          <table:table-cell office:value-type="float" office:value="0.0828259779346461" calcext:value-type="float">
            <text:p>0.082825977934646</text:p>
          </table:table-cell>
          <table:table-cell office:value-type="float" office:value="0.26736097555773" calcext:value-type="float">
            <text:p>0.26736097555773</text:p>
          </table:table-cell>
          <table:table-cell office:value-type="float" office:value="0.00283971025085043" calcext:value-type="float">
            <text:p>0.00283971025085</text:p>
          </table:table-cell>
          <table:table-cell office:value-type="float" office:value="0.514807281680344" calcext:value-type="float">
            <text:p>0.514807281680344</text:p>
          </table:table-cell>
          <table:table-cell office:value-type="float" office:value="0.00450567055684964" calcext:value-type="float">
            <text:p>0.00450567055685</text:p>
          </table:table-cell>
          <table:table-cell office:value-type="float" office:value="0.145470367842881" calcext:value-type="float">
            <text:p>0.145470367842881</text:p>
          </table:table-cell>
          <table:table-cell office:value-type="float" office:value="0.00225465623331627" calcext:value-type="float">
            <text:p>0.002254656233316</text:p>
          </table:table-cell>
          <table:table-cell office:value-type="float" office:value="0.768103508704505" calcext:value-type="float">
            <text:p>0.768103508704505</text:p>
          </table:table-cell>
          <table:table-cell office:value-type="float" office:value="0.00236806769766777" calcext:value-type="float">
            <text:p>0.002368067697668</text:p>
          </table:table-cell>
          <table:table-cell office:value-type="float" office:value="0.022503508704505" calcext:value-type="float">
            <text:p>0.022503508704505</text:p>
          </table:table-cell>
          <table:table-cell office:value-type="float" office:value="0.00325575769350528" calcext:value-type="float">
            <text:p>0.003255757693505</text:p>
          </table:table-cell>
          <table:table-cell office:value-type="float" office:value="0.228704857826233" calcext:value-type="float">
            <text:p>0.228704857826233</text:p>
          </table:table-cell>
          <table:table-cell office:value-type="float" office:value="0.000847062615370278" calcext:value-type="float">
            <text:p>0.00084706261537</text:p>
          </table:table-cell>
          <table:table-cell office:value-type="float" office:value="0.0103196859359741" calcext:value-type="float">
            <text:p>0.010319685935974</text:p>
          </table:table-cell>
          <table:table-cell office:value-type="float" office:value="0.000127173733050395" calcext:value-type="float">
            <text:p>0.000127173733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986" calcext:value-type="float">
            <text:p>0.76986</text:p>
          </table:table-cell>
          <table:table-cell office:value-type="float" office:value="0.00355815182987522" calcext:value-type="float">
            <text:p>0.003558151829875</text:p>
          </table:table-cell>
          <table:table-cell office:value-type="float" office:value="0.927106009220945" calcext:value-type="float">
            <text:p>0.927106009220945</text:p>
          </table:table-cell>
          <table:table-cell office:value-type="float" office:value="0.0166770172525559" calcext:value-type="float">
            <text:p>0.016677017252556</text:p>
          </table:table-cell>
          <table:table-cell office:value-type="float" office:value="0.0410108558121169" calcext:value-type="float">
            <text:p>0.041010855812117</text:p>
          </table:table-cell>
          <table:table-cell office:value-type="float" office:value="0.00315466758700078" calcext:value-type="float">
            <text:p>0.003154667587001</text:p>
          </table:table-cell>
          <table:table-cell office:value-type="float" office:value="0.022541912813481" calcext:value-type="float">
            <text:p>0.022541912813481</text:p>
          </table:table-cell>
          <table:table-cell office:value-type="float" office:value="0.00284013624474873" calcext:value-type="float">
            <text:p>0.002840136244749</text:p>
          </table:table-cell>
          <table:table-cell office:value-type="float" office:value="0.379514585414585" calcext:value-type="float">
            <text:p>0.379514585414585</text:p>
          </table:table-cell>
          <table:table-cell office:value-type="float" office:value="0.234744900122356" calcext:value-type="float">
            <text:p>0.234744900122356</text:p>
          </table:table-cell>
          <table:table-cell office:value-type="float" office:value="0.237854156765281" calcext:value-type="float">
            <text:p>0.237854156765281</text:p>
          </table:table-cell>
          <table:table-cell office:value-type="float" office:value="0.00334201532669696" calcext:value-type="float">
            <text:p>0.003342015326697</text:p>
          </table:table-cell>
          <table:table-cell office:value-type="float" office:value="0.547340219436012" calcext:value-type="float">
            <text:p>0.547340219436012</text:p>
          </table:table-cell>
          <table:table-cell office:value-type="float" office:value="0.00524474188752404" calcext:value-type="float">
            <text:p>0.005244741887524</text:p>
          </table:table-cell>
          <table:table-cell office:value-type="float" office:value="0.123828479198174" calcext:value-type="float">
            <text:p>0.123828479198174</text:p>
          </table:table-cell>
          <table:table-cell office:value-type="float" office:value="0.00138373423625353" calcext:value-type="float">
            <text:p>0.001383734236254</text:p>
          </table:table-cell>
          <table:table-cell office:value-type="float" office:value="0.8005033571798" calcext:value-type="float">
            <text:p>0.8005033571798</text:p>
          </table:table-cell>
          <table:table-cell office:value-type="float" office:value="0.00165908249192338" calcext:value-type="float">
            <text:p>0.001659082491923</text:p>
          </table:table-cell>
          <table:table-cell office:value-type="float" office:value="0.0306433571797994" calcext:value-type="float">
            <text:p>0.030643357179799</text:p>
          </table:table-cell>
          <table:table-cell office:value-type="float" office:value="0.00277805067353343" calcext:value-type="float">
            <text:p>0.002778050673533</text:p>
          </table:table-cell>
          <table:table-cell office:value-type="float" office:value="0.236534476280212" calcext:value-type="float">
            <text:p>0.236534476280212</text:p>
          </table:table-cell>
          <table:table-cell office:value-type="float" office:value="0.00455626395170146" calcext:value-type="float">
            <text:p>0.004556263951701</text:p>
          </table:table-cell>
          <table:table-cell office:value-type="float" office:value="0.0102752923965454" calcext:value-type="float">
            <text:p>0.010275292396545</text:p>
          </table:table-cell>
          <table:table-cell office:value-type="float" office:value="0.00043059582108354" calcext:value-type="float">
            <text:p>0.000430595821084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00480809502586813" calcext:value-type="float">
            <text:p>0.004808095025868</text:p>
          </table:table-cell>
          <table:table-cell office:value-type="float" office:value="0.851234390657159" calcext:value-type="float">
            <text:p>0.851234390657159</text:p>
          </table:table-cell>
          <table:table-cell office:value-type="float" office:value="0.0178518775926096" calcext:value-type="float">
            <text:p>0.01785187759261</text:p>
          </table:table-cell>
          <table:table-cell office:value-type="float" office:value="0.0318395161862052" calcext:value-type="float">
            <text:p>0.031839516186205</text:p>
          </table:table-cell>
          <table:table-cell office:value-type="float" office:value="0.00245233649450049" calcext:value-type="float">
            <text:p>0.002452336494501</text:p>
          </table:table-cell>
          <table:table-cell office:value-type="float" office:value="0.018886872736743" calcext:value-type="float">
            <text:p>0.018886872736743</text:p>
          </table:table-cell>
          <table:table-cell office:value-type="float" office:value="0.00278616281512196" calcext:value-type="float">
            <text:p>0.002786162815122</text:p>
          </table:table-cell>
          <table:table-cell office:value-type="float" office:value="0.331947355912062" calcext:value-type="float">
            <text:p>0.331947355912062</text:p>
          </table:table-cell>
          <table:table-cell office:value-type="float" office:value="0.219032350438381" calcext:value-type="float">
            <text:p>0.219032350438381</text:p>
          </table:table-cell>
          <table:table-cell office:value-type="float" office:value="0.185294762854051" calcext:value-type="float">
            <text:p>0.185294762854051</text:p>
          </table:table-cell>
          <table:table-cell office:value-type="float" office:value="0.0025209199704477" calcext:value-type="float">
            <text:p>0.002520919970448</text:p>
          </table:table-cell>
          <table:table-cell office:value-type="float" office:value="0.57124676518834" calcext:value-type="float">
            <text:p>0.57124676518834</text:p>
          </table:table-cell>
          <table:table-cell office:value-type="float" office:value="0.00337462418992947" calcext:value-type="float">
            <text:p>0.003374624189929</text:p>
          </table:table-cell>
          <table:table-cell office:value-type="float" office:value="0.134602825203977" calcext:value-type="float">
            <text:p>0.134602825203977</text:p>
          </table:table-cell>
          <table:table-cell office:value-type="float" office:value="0.00144185676662202" calcext:value-type="float">
            <text:p>0.001441856766622</text:p>
          </table:table-cell>
          <table:table-cell office:value-type="float" office:value="0.806891725060516" calcext:value-type="float">
            <text:p>0.806891725060516</text:p>
          </table:table-cell>
          <table:table-cell office:value-type="float" office:value="0.00187455037710086" calcext:value-type="float">
            <text:p>0.001874550377101</text:p>
          </table:table-cell>
          <table:table-cell office:value-type="float" office:value="0.0057917250605159" calcext:value-type="float">
            <text:p>0.005791725060516</text:p>
          </table:table-cell>
          <table:table-cell office:value-type="float" office:value="0.0034062411352088" calcext:value-type="float">
            <text:p>0.003406241135209</text:p>
          </table:table-cell>
          <table:table-cell office:value-type="float" office:value="0.238201689720154" calcext:value-type="float">
            <text:p>0.238201689720154</text:p>
          </table:table-cell>
          <table:table-cell office:value-type="float" office:value="0.00534631431392128" calcext:value-type="float">
            <text:p>0.005346314313921</text:p>
          </table:table-cell>
          <table:table-cell office:value-type="float" office:value="0.010699987411499" calcext:value-type="float">
            <text:p>0.010699987411499</text:p>
          </table:table-cell>
          <table:table-cell office:value-type="float" office:value="0.000495858704259632" calcext:value-type="float">
            <text:p>0.00049585870426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9049" calcext:value-type="float">
            <text:p>0.79049</text:p>
          </table:table-cell>
          <table:table-cell office:value-type="float" office:value="0.00561336698327212" calcext:value-type="float">
            <text:p>0.005613366983272</text:p>
          </table:table-cell>
          <table:table-cell office:value-type="float" office:value="0.897465450564062" calcext:value-type="float">
            <text:p>0.897465450564062</text:p>
          </table:table-cell>
          <table:table-cell office:value-type="float" office:value="0.0289596081545972" calcext:value-type="float">
            <text:p>0.028959608154597</text:p>
          </table:table-cell>
          <table:table-cell office:value-type="float" office:value="0.044007305579224" calcext:value-type="float">
            <text:p>0.044007305579224</text:p>
          </table:table-cell>
          <table:table-cell office:value-type="float" office:value="0.00331944004736319" calcext:value-type="float">
            <text:p>0.003319440047363</text:p>
          </table:table-cell>
          <table:table-cell office:value-type="float" office:value="0.0263963244860259" calcext:value-type="float">
            <text:p>0.026396324486026</text:p>
          </table:table-cell>
          <table:table-cell office:value-type="float" office:value="0.00426352427678435" calcext:value-type="float">
            <text:p>0.004263524276784</text:p>
          </table:table-cell>
          <table:table-cell office:value-type="float" office:value="0.385969828722003" calcext:value-type="float">
            <text:p>0.385969828722003</text:p>
          </table:table-cell>
          <table:table-cell office:value-type="float" office:value="0.213261609227273" calcext:value-type="float">
            <text:p>0.213261609227273</text:p>
          </table:table-cell>
          <table:table-cell office:value-type="float" office:value="0.23106578157793" calcext:value-type="float">
            <text:p>0.23106578157793</text:p>
          </table:table-cell>
          <table:table-cell office:value-type="float" office:value="0.00296750820932502" calcext:value-type="float">
            <text:p>0.002967508209325</text:p>
          </table:table-cell>
          <table:table-cell office:value-type="float" office:value="0.56181623543452" calcext:value-type="float">
            <text:p>0.56181623543452</text:p>
          </table:table-cell>
          <table:table-cell office:value-type="float" office:value="0.0044549306522088" calcext:value-type="float">
            <text:p>0.004454930652209</text:p>
          </table:table-cell>
          <table:table-cell office:value-type="float" office:value="0.114398945458024" calcext:value-type="float">
            <text:p>0.114398945458024</text:p>
          </table:table-cell>
          <table:table-cell office:value-type="float" office:value="0.00196311210960929" calcext:value-type="float">
            <text:p>0.001963112109609</text:p>
          </table:table-cell>
          <table:table-cell office:value-type="float" office:value="0.817775323269706" calcext:value-type="float">
            <text:p>0.817775323269706</text:p>
          </table:table-cell>
          <table:table-cell office:value-type="float" office:value="0.00178112565811003" calcext:value-type="float">
            <text:p>0.00178112565811</text:p>
          </table:table-cell>
          <table:table-cell office:value-type="float" office:value="0.0272853232697064" calcext:value-type="float">
            <text:p>0.027285323269706</text:p>
          </table:table-cell>
          <table:table-cell office:value-type="float" office:value="0.00478956979835393" calcext:value-type="float">
            <text:p>0.004789569798354</text:p>
          </table:table-cell>
          <table:table-cell office:value-type="float" office:value="0.236255383491516" calcext:value-type="float">
            <text:p>0.236255383491516</text:p>
          </table:table-cell>
          <table:table-cell office:value-type="float" office:value="0.00546564100564158" calcext:value-type="float">
            <text:p>0.005465641005642</text:p>
          </table:table-cell>
          <table:table-cell office:value-type="float" office:value="0.0104852199554443" calcext:value-type="float">
            <text:p>0.010485219955444</text:p>
          </table:table-cell>
          <table:table-cell office:value-type="float" office:value="0.000390890729128779" calcext:value-type="float">
            <text:p>0.000390890729129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224" calcext:value-type="float">
            <text:p>0.80224</text:p>
          </table:table-cell>
          <table:table-cell office:value-type="float" office:value="0.0042413834221081" calcext:value-type="float">
            <text:p>0.004241383422108</text:p>
          </table:table-cell>
          <table:table-cell office:value-type="float" office:value="0.8604866236816" calcext:value-type="float">
            <text:p>0.8604866236816</text:p>
          </table:table-cell>
          <table:table-cell office:value-type="float" office:value="0.0124890560376782" calcext:value-type="float">
            <text:p>0.012489056037678</text:p>
          </table:table-cell>
          <table:table-cell office:value-type="float" office:value="0.0574186038383839" calcext:value-type="float">
            <text:p>0.057418603838384</text:p>
          </table:table-cell>
          <table:table-cell office:value-type="float" office:value="0.00257969688345998" calcext:value-type="float">
            <text:p>0.00257969688346</text:p>
          </table:table-cell>
          <table:table-cell office:value-type="float" office:value="0.0511631969047619" calcext:value-type="float">
            <text:p>0.051163196904762</text:p>
          </table:table-cell>
          <table:table-cell office:value-type="float" office:value="0.00282726570431672" calcext:value-type="float">
            <text:p>0.002827265704317</text:p>
          </table:table-cell>
          <table:table-cell office:value-type="float" office:value="0.53508876946808" calcext:value-type="float">
            <text:p>0.53508876946808</text:p>
          </table:table-cell>
          <table:table-cell office:value-type="float" office:value="0.299107496976063" calcext:value-type="float">
            <text:p>0.299107496976063</text:p>
          </table:table-cell>
          <table:table-cell office:value-type="float" office:value="0.193725532604972" calcext:value-type="float">
            <text:p>0.193725532604972</text:p>
          </table:table-cell>
          <table:table-cell office:value-type="float" office:value="0.00232315473972924" calcext:value-type="float">
            <text:p>0.002323154739729</text:p>
          </table:table-cell>
          <table:table-cell office:value-type="float" office:value="0.507304012582616" calcext:value-type="float">
            <text:p>0.507304012582616</text:p>
          </table:table-cell>
          <table:table-cell office:value-type="float" office:value="0.00538111210241554" calcext:value-type="float">
            <text:p>0.005381112102416</text:p>
          </table:table-cell>
          <table:table-cell office:value-type="float" office:value="0.188019379831063" calcext:value-type="float">
            <text:p>0.188019379831063</text:p>
          </table:table-cell>
          <table:table-cell office:value-type="float" office:value="0.00164082294314579" calcext:value-type="float">
            <text:p>0.001640822943146</text:p>
          </table:table-cell>
          <table:table-cell office:value-type="float" office:value="0.751729910395376" calcext:value-type="float">
            <text:p>0.751729910395376</text:p>
          </table:table-cell>
          <table:table-cell office:value-type="float" office:value="0.0021084770860447" calcext:value-type="float">
            <text:p>0.002108477086045</text:p>
          </table:table-cell>
          <table:table-cell office:value-type="float" office:value="0.0505100896046241" calcext:value-type="float">
            <text:p>0.050510089604624</text:p>
          </table:table-cell>
          <table:table-cell office:value-type="float" office:value="0.00267707038705483" calcext:value-type="float">
            <text:p>0.002677070387055</text:p>
          </table:table-cell>
          <table:table-cell office:value-type="float" office:value="0.22976279258728" calcext:value-type="float">
            <text:p>0.22976279258728</text:p>
          </table:table-cell>
          <table:table-cell office:value-type="float" office:value="0.00035896536829918" calcext:value-type="float">
            <text:p>0.000358965368299</text:p>
          </table:table-cell>
          <table:table-cell office:value-type="float" office:value="0.010231351852417" calcext:value-type="float">
            <text:p>0.010231351852417</text:p>
          </table:table-cell>
          <table:table-cell office:value-type="float" office:value="0.0000353901844274862" calcext:value-type="float">
            <text:p>3.53901844274862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857" calcext:value-type="float">
            <text:p>0.80857</text:p>
          </table:table-cell>
          <table:table-cell office:value-type="float" office:value="0.0029721111090342" calcext:value-type="float">
            <text:p>0.002972111109034</text:p>
          </table:table-cell>
          <table:table-cell office:value-type="float" office:value="0.854523048141735" calcext:value-type="float">
            <text:p>0.854523048141735</text:p>
          </table:table-cell>
          <table:table-cell office:value-type="float" office:value="0.0191662699332815" calcext:value-type="float">
            <text:p>0.019166269933282</text:p>
          </table:table-cell>
          <table:table-cell office:value-type="float" office:value="0.0823408600680986" calcext:value-type="float">
            <text:p>0.082340860068099</text:p>
          </table:table-cell>
          <table:table-cell office:value-type="float" office:value="0.0030613533392344" calcext:value-type="float">
            <text:p>0.003061353339234</text:p>
          </table:table-cell>
          <table:table-cell office:value-type="float" office:value="0.0609411214574059" calcext:value-type="float">
            <text:p>0.060941121457406</text:p>
          </table:table-cell>
          <table:table-cell office:value-type="float" office:value="0.00324513310396626" calcext:value-type="float">
            <text:p>0.003245133103966</text:p>
          </table:table-cell>
          <table:table-cell office:value-type="float" office:value="0.454642564642565" calcext:value-type="float">
            <text:p>0.454642564642565</text:p>
          </table:table-cell>
          <table:table-cell office:value-type="float" office:value="0.171807594052468" calcext:value-type="float">
            <text:p>0.171807594052468</text:p>
          </table:table-cell>
          <table:table-cell office:value-type="float" office:value="0.140165564362767" calcext:value-type="float">
            <text:p>0.140165564362767</text:p>
          </table:table-cell>
          <table:table-cell office:value-type="float" office:value="0.00259425430893634" calcext:value-type="float">
            <text:p>0.002594254308936</text:p>
          </table:table-cell>
          <table:table-cell office:value-type="float" office:value="0.68666844830813" calcext:value-type="float">
            <text:p>0.68666844830813</text:p>
          </table:table-cell>
          <table:table-cell office:value-type="float" office:value="0.00588497342774842" calcext:value-type="float">
            <text:p>0.005884973427748</text:p>
          </table:table-cell>
          <table:table-cell office:value-type="float" office:value="0.0600851674566332" calcext:value-type="float">
            <text:p>0.060085167456633</text:p>
          </table:table-cell>
          <table:table-cell office:value-type="float" office:value="0.0013609796878708" calcext:value-type="float">
            <text:p>0.001360979687871</text:p>
          </table:table-cell>
          <table:table-cell office:value-type="float" office:value="0.891436646560054" calcext:value-type="float">
            <text:p>0.891436646560054</text:p>
          </table:table-cell>
          <table:table-cell office:value-type="float" office:value="0.0017302290705323" calcext:value-type="float">
            <text:p>0.001730229070532</text:p>
          </table:table-cell>
          <table:table-cell office:value-type="float" office:value="0.0828666465600542" calcext:value-type="float">
            <text:p>0.082866646560054</text:p>
          </table:table-cell>
          <table:table-cell office:value-type="float" office:value="0.0031678896530333" calcext:value-type="float">
            <text:p>0.003167889653033</text:p>
          </table:table-cell>
          <table:table-cell office:value-type="float" office:value="0.228666877746582" calcext:value-type="float">
            <text:p>0.228666877746582</text:p>
          </table:table-cell>
          <table:table-cell office:value-type="float" office:value="0.00055995308252321" calcext:value-type="float">
            <text:p>0.000559953082523</text:p>
          </table:table-cell>
          <table:table-cell office:value-type="float" office:value="0.010249924659729" calcext:value-type="float">
            <text:p>0.010249924659729</text:p>
          </table:table-cell>
          <table:table-cell office:value-type="float" office:value="0.0000845157189523351" calcext:value-type="float">
            <text:p>8.45157189523351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1174" calcext:value-type="float">
            <text:p>0.81174</text:p>
          </table:table-cell>
          <table:table-cell office:value-type="float" office:value="0.00304528779884231" calcext:value-type="float">
            <text:p>0.003045287798842</text:p>
          </table:table-cell>
          <table:table-cell office:value-type="float" office:value="0.838954282390593" calcext:value-type="float">
            <text:p>0.838954282390593</text:p>
          </table:table-cell>
          <table:table-cell office:value-type="float" office:value="0.00785602574672216" calcext:value-type="float">
            <text:p>0.007856025746722</text:p>
          </table:table-cell>
          <table:table-cell office:value-type="float" office:value="0.0612000885858586" calcext:value-type="float">
            <text:p>0.061200088585859</text:p>
          </table:table-cell>
          <table:table-cell office:value-type="float" office:value="0.00152640304650152" calcext:value-type="float">
            <text:p>0.001526403046502</text:p>
          </table:table-cell>
          <table:table-cell office:value-type="float" office:value="0.051188615" calcext:value-type="float">
            <text:p>0.051188615</text:p>
          </table:table-cell>
          <table:table-cell office:value-type="float" office:value="0.00179624419147691" calcext:value-type="float">
            <text:p>0.001796244191477</text:p>
          </table:table-cell>
          <table:table-cell office:value-type="float" office:value="0.405757575757576" calcext:value-type="float">
            <text:p>0.405757575757576</text:p>
          </table:table-cell>
          <table:table-cell office:value-type="float" office:value="0.201292563910248" calcext:value-type="float">
            <text:p>0.201292563910248</text:p>
          </table:table-cell>
          <table:table-cell office:value-type="float" office:value="0.16414453774956" calcext:value-type="float">
            <text:p>0.16414453774956</text:p>
          </table:table-cell>
          <table:table-cell office:value-type="float" office:value="0.003512280420272" calcext:value-type="float">
            <text:p>0.003512280420272</text:p>
          </table:table-cell>
          <table:table-cell office:value-type="float" office:value="0.535500054791099" calcext:value-type="float">
            <text:p>0.535500054791099</text:p>
          </table:table-cell>
          <table:table-cell office:value-type="float" office:value="0.00511706310801658" calcext:value-type="float">
            <text:p>0.005117063108017</text:p>
          </table:table-cell>
          <table:table-cell office:value-type="float" office:value="0.183696224263182" calcext:value-type="float">
            <text:p>0.183696224263182</text:p>
          </table:table-cell>
          <table:table-cell office:value-type="float" office:value="0.00115890101766037" calcext:value-type="float">
            <text:p>0.00115890101766</text:p>
          </table:table-cell>
          <table:table-cell office:value-type="float" office:value="0.76343243598012" calcext:value-type="float">
            <text:p>0.76343243598012</text:p>
          </table:table-cell>
          <table:table-cell office:value-type="float" office:value="0.00180901638135413" calcext:value-type="float">
            <text:p>0.001809016381354</text:p>
          </table:table-cell>
          <table:table-cell office:value-type="float" office:value="0.0483075640198804" calcext:value-type="float">
            <text:p>0.048307564019881</text:p>
          </table:table-cell>
          <table:table-cell office:value-type="float" office:value="0.00236803208082962" calcext:value-type="float">
            <text:p>0.00236803208083</text:p>
          </table:table-cell>
          <table:table-cell office:value-type="float" office:value="0.226290154457092" calcext:value-type="float">
            <text:p>0.226290154457092</text:p>
          </table:table-cell>
          <table:table-cell office:value-type="float" office:value="0.000927720402128748" calcext:value-type="float">
            <text:p>0.000927720402129</text:p>
          </table:table-cell>
          <table:table-cell office:value-type="float" office:value="0.0101985216140747" calcext:value-type="float">
            <text:p>0.010198521614075</text:p>
          </table:table-cell>
          <table:table-cell office:value-type="float" office:value="0.0000495060485933317" calcext:value-type="float">
            <text:p>4.95060485933317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887" calcext:value-type="float">
            <text:p>0.82887</text:p>
          </table:table-cell>
          <table:table-cell office:value-type="float" office:value="0.00410367044377481" calcext:value-type="float">
            <text:p>0.004103670443775</text:p>
          </table:table-cell>
          <table:table-cell office:value-type="float" office:value="0.810269227320905" calcext:value-type="float">
            <text:p>0.810269227320905</text:p>
          </table:table-cell>
          <table:table-cell office:value-type="float" office:value="0.0179399868111268" calcext:value-type="float">
            <text:p>0.017939986811127</text:p>
          </table:table-cell>
          <table:table-cell office:value-type="float" office:value="0.0701991636363637" calcext:value-type="float">
            <text:p>0.070199163636364</text:p>
          </table:table-cell>
          <table:table-cell office:value-type="float" office:value="0.00247656723652454" calcext:value-type="float">
            <text:p>0.002476567236525</text:p>
          </table:table-cell>
          <table:table-cell office:value-type="float" office:value="0.0611278195238095" calcext:value-type="float">
            <text:p>0.06112781952381</text:p>
          </table:table-cell>
          <table:table-cell office:value-type="float" office:value="0.00322814273335431" calcext:value-type="float">
            <text:p>0.003228142733354</text:p>
          </table:table-cell>
          <table:table-cell office:value-type="float" office:value="0.529192822966507" calcext:value-type="float">
            <text:p>0.529192822966507</text:p>
          </table:table-cell>
          <table:table-cell office:value-type="float" office:value="0.269956166225849" calcext:value-type="float">
            <text:p>0.269956166225849</text:p>
          </table:table-cell>
          <table:table-cell office:value-type="float" office:value="0.120833470899211" calcext:value-type="float">
            <text:p>0.120833470899211</text:p>
          </table:table-cell>
          <table:table-cell office:value-type="float" office:value="0.00167299262723106" calcext:value-type="float">
            <text:p>0.001672992627231</text:p>
          </table:table-cell>
          <table:table-cell office:value-type="float" office:value="0.572753674809771" calcext:value-type="float">
            <text:p>0.572753674809771</text:p>
          </table:table-cell>
          <table:table-cell office:value-type="float" office:value="0.00355778497988865" calcext:value-type="float">
            <text:p>0.003557784979889</text:p>
          </table:table-cell>
          <table:table-cell office:value-type="float" office:value="0.18670486378932" calcext:value-type="float">
            <text:p>0.18670486378932</text:p>
          </table:table-cell>
          <table:table-cell office:value-type="float" office:value="0.000954743554191605" calcext:value-type="float">
            <text:p>0.000954743554192</text:p>
          </table:table-cell>
          <table:table-cell office:value-type="float" office:value="0.77213309447198" calcext:value-type="float">
            <text:p>0.77213309447198</text:p>
          </table:table-cell>
          <table:table-cell office:value-type="float" office:value="0.00155486875653685" calcext:value-type="float">
            <text:p>0.001554868756537</text:p>
          </table:table-cell>
          <table:table-cell office:value-type="float" office:value="0.0567369055280202" calcext:value-type="float">
            <text:p>0.05673690552802</text:p>
          </table:table-cell>
          <table:table-cell office:value-type="float" office:value="0.00297443960693849" calcext:value-type="float">
            <text:p>0.002974439606938</text:p>
          </table:table-cell>
          <table:table-cell office:value-type="float" office:value="0.226934909820557" calcext:value-type="float">
            <text:p>0.226934909820557</text:p>
          </table:table-cell>
          <table:table-cell office:value-type="float" office:value="0.00083310942818562" calcext:value-type="float">
            <text:p>0.000833109428186</text:p>
          </table:table-cell>
          <table:table-cell office:value-type="float" office:value="0.0102958917617798" calcext:value-type="float">
            <text:p>0.01029589176178</text:p>
          </table:table-cell>
          <table:table-cell office:value-type="float" office:value="0.000105409803456209" calcext:value-type="float">
            <text:p>0.000105409803456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0.00257399387031993" calcext:value-type="float">
            <text:p>0.00257399387032</text:p>
          </table:table-cell>
          <table:table-cell office:value-type="float" office:value="0.805359551288361" calcext:value-type="float">
            <text:p>0.805359551288361</text:p>
          </table:table-cell>
          <table:table-cell office:value-type="float" office:value="0.010888305639272" calcext:value-type="float">
            <text:p>0.010888305639272</text:p>
          </table:table-cell>
          <table:table-cell office:value-type="float" office:value="0.0529530112121212" calcext:value-type="float">
            <text:p>0.052953011212121</text:p>
          </table:table-cell>
          <table:table-cell office:value-type="float" office:value="0.00272152253292642" calcext:value-type="float">
            <text:p>0.002721522532926</text:p>
          </table:table-cell>
          <table:table-cell office:value-type="float" office:value="0.0483090988095238" calcext:value-type="float">
            <text:p>0.048309098809524</text:p>
          </table:table-cell>
          <table:table-cell office:value-type="float" office:value="0.00315654433611098" calcext:value-type="float">
            <text:p>0.003156544336111</text:p>
          </table:table-cell>
          <table:table-cell office:value-type="float" office:value="0.455110979358805" calcext:value-type="float">
            <text:p>0.455110979358805</text:p>
          </table:table-cell>
          <table:table-cell office:value-type="float" office:value="0.263052897541259" calcext:value-type="float">
            <text:p>0.263052897541259</text:p>
          </table:table-cell>
          <table:table-cell office:value-type="float" office:value="0.104093858810933" calcext:value-type="float">
            <text:p>0.104093858810933</text:p>
          </table:table-cell>
          <table:table-cell office:value-type="float" office:value="0.00308556117538407" calcext:value-type="float">
            <text:p>0.003085561175384</text:p>
          </table:table-cell>
          <table:table-cell office:value-type="float" office:value="0.628802943398378" calcext:value-type="float">
            <text:p>0.628802943398378</text:p>
          </table:table-cell>
          <table:table-cell office:value-type="float" office:value="0.00515998430460713" calcext:value-type="float">
            <text:p>0.005159984304607</text:p>
          </table:table-cell>
          <table:table-cell office:value-type="float" office:value="0.155559155776774" calcext:value-type="float">
            <text:p>0.155559155776774</text:p>
          </table:table-cell>
          <table:table-cell office:value-type="float" office:value="0.00168167356006808" calcext:value-type="float">
            <text:p>0.001681673560068</text:p>
          </table:table-cell>
          <table:table-cell office:value-type="float" office:value="0.806352241486134" calcext:value-type="float">
            <text:p>0.806352241486134</text:p>
          </table:table-cell>
          <table:table-cell office:value-type="float" office:value="0.00221087706882481" calcext:value-type="float">
            <text:p>0.002210877068825</text:p>
          </table:table-cell>
          <table:table-cell office:value-type="float" office:value="0.017037758513866" calcext:value-type="float">
            <text:p>0.017037758513866</text:p>
          </table:table-cell>
          <table:table-cell office:value-type="float" office:value="0.0023201767193588" calcext:value-type="float">
            <text:p>0.002320176719359</text:p>
          </table:table-cell>
          <table:table-cell office:value-type="float" office:value="0.225846886634827" calcext:value-type="float">
            <text:p>0.225846886634827</text:p>
          </table:table-cell>
          <table:table-cell office:value-type="float" office:value="0.000816376117147282" calcext:value-type="float">
            <text:p>0.000816376117147</text:p>
          </table:table-cell>
          <table:table-cell office:value-type="float" office:value="0.0101887702941895" calcext:value-type="float">
            <text:p>0.01018877029419</text:p>
          </table:table-cell>
          <table:table-cell office:value-type="float" office:value="0.000111372631568968" calcext:value-type="float">
            <text:p>0.000111372631569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56519" calcext:value-type="float">
            <text:p>0.56519</text:p>
          </table:table-cell>
          <table:table-cell office:value-type="float" office:value="0.00392639218055912" calcext:value-type="float">
            <text:p>0.003926392180559</text:p>
          </table:table-cell>
          <table:table-cell office:value-type="float" office:value="1.90723006849439" calcext:value-type="float">
            <text:p>1.90723006849439</text:p>
          </table:table-cell>
          <table:table-cell office:value-type="float" office:value="0.02238110431948" calcext:value-type="float">
            <text:p>0.02238110431948</text:p>
          </table:table-cell>
          <table:table-cell office:value-type="float" office:value="0.03429316843545" calcext:value-type="float">
            <text:p>0.03429316843545</text:p>
          </table:table-cell>
          <table:table-cell office:value-type="float" office:value="0.00357096166180198" calcext:value-type="float">
            <text:p>0.003570961661802</text:p>
          </table:table-cell>
          <table:table-cell office:value-type="float" office:value="0.0186017700285172" calcext:value-type="float">
            <text:p>0.018601770028517</text:p>
          </table:table-cell>
          <table:table-cell office:value-type="float" office:value="0.00598066743908579" calcext:value-type="float">
            <text:p>0.005980667439086</text:p>
          </table:table-cell>
          <table:table-cell office:value-type="float" office:value="0.172937169841572" calcext:value-type="float">
            <text:p>0.172937169841572</text:p>
          </table:table-cell>
          <table:table-cell office:value-type="float" office:value="0.0450237808612571" calcext:value-type="float">
            <text:p>0.045023780861257</text:p>
          </table:table-cell>
          <table:table-cell office:value-type="float" office:value="0.395252300088146" calcext:value-type="float">
            <text:p>0.395252300088146</text:p>
          </table:table-cell>
          <table:table-cell office:value-type="float" office:value="0.00418702567946051" calcext:value-type="float">
            <text:p>0.004187025679461</text:p>
          </table:table-cell>
          <table:table-cell office:value-type="float" office:value="0.338907526192311" calcext:value-type="float">
            <text:p>0.338907526192311</text:p>
          </table:table-cell>
          <table:table-cell office:value-type="float" office:value="0.0108700206300266" calcext:value-type="float">
            <text:p>0.010870020630027</text:p>
          </table:table-cell>
          <table:table-cell office:value-type="float" office:value="0.279189058049775" calcext:value-type="float">
            <text:p>0.279189058049775</text:p>
          </table:table-cell>
          <table:table-cell office:value-type="float" office:value="0.00804119859725282" calcext:value-type="float">
            <text:p>0.008041198597253</text:p>
          </table:table-cell>
          <table:table-cell office:value-type="float" office:value="0.554754443428017" calcext:value-type="float">
            <text:p>0.554754443428017</text:p>
          </table:table-cell>
          <table:table-cell office:value-type="float" office:value="0.00901677413882222" calcext:value-type="float">
            <text:p>0.009016774138822</text:p>
          </table:table-cell>
          <table:table-cell office:value-type="float" office:value="0.0108847180028046" calcext:value-type="float">
            <text:p>0.010884718002805</text:p>
          </table:table-cell>
          <table:table-cell office:value-type="float" office:value="0.00892126943023722" calcext:value-type="float">
            <text:p>0.008921269430237</text:p>
          </table:table-cell>
          <table:table-cell office:value-type="float" office:value="52.5138429403305" calcext:value-type="float">
            <text:p>52.5138429403305</text:p>
          </table:table-cell>
          <table:table-cell office:value-type="float" office:value="0.552266517385784" calcext:value-type="float">
            <text:p>0.552266517385784</text:p>
          </table:table-cell>
          <table:table-cell office:value-type="float" office:value="32.2335022926331" calcext:value-type="float">
            <text:p>32.2335022926331</text:p>
          </table:table-cell>
          <table:table-cell office:value-type="float" office:value="5.29685917123736" calcext:value-type="float">
            <text:p>5.29685917123736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2369" calcext:value-type="float">
            <text:p>0.72369</text:p>
          </table:table-cell>
          <table:table-cell office:value-type="float" office:value="0.00282781816168501" calcext:value-type="float">
            <text:p>0.002827818161685</text:p>
          </table:table-cell>
          <table:table-cell office:value-type="float" office:value="1.10713590151192" calcext:value-type="float">
            <text:p>1.10713590151192</text:p>
          </table:table-cell>
          <table:table-cell office:value-type="float" office:value="0.0168641340264749" calcext:value-type="float">
            <text:p>0.016864134026475</text:p>
          </table:table-cell>
          <table:table-cell office:value-type="float" office:value="0.0349235772222132" calcext:value-type="float">
            <text:p>0.034923577222213</text:p>
          </table:table-cell>
          <table:table-cell office:value-type="float" office:value="0.00339970010421125" calcext:value-type="float">
            <text:p>0.003399700104211</text:p>
          </table:table-cell>
          <table:table-cell office:value-type="float" office:value="0.0242417617203433" calcext:value-type="float">
            <text:p>0.024241761720343</text:p>
          </table:table-cell>
          <table:table-cell office:value-type="float" office:value="0.00740833555711027" calcext:value-type="float">
            <text:p>0.00740833555711</text:p>
          </table:table-cell>
          <table:table-cell office:value-type="float" office:value="0.190590759383915" calcext:value-type="float">
            <text:p>0.190590759383915</text:p>
          </table:table-cell>
          <table:table-cell office:value-type="float" office:value="0.0501357115436452" calcext:value-type="float">
            <text:p>0.050135711543645</text:p>
          </table:table-cell>
          <table:table-cell office:value-type="float" office:value="0.32278120590743" calcext:value-type="float">
            <text:p>0.32278120590743</text:p>
          </table:table-cell>
          <table:table-cell office:value-type="float" office:value="0.0160236479131442" calcext:value-type="float">
            <text:p>0.016023647913144</text:p>
          </table:table-cell>
          <table:table-cell office:value-type="float" office:value="0.439734005601843" calcext:value-type="float">
            <text:p>0.439734005601843</text:p>
          </table:table-cell>
          <table:table-cell office:value-type="float" office:value="0.00814100340043335" calcext:value-type="float">
            <text:p>0.008141003400433</text:p>
          </table:table-cell>
          <table:table-cell office:value-type="float" office:value="0.186019367765312" calcext:value-type="float">
            <text:p>0.186019367765312</text:p>
          </table:table-cell>
          <table:table-cell office:value-type="float" office:value="0.0119007459922245" calcext:value-type="float">
            <text:p>0.011900745992225</text:p>
          </table:table-cell>
          <table:table-cell office:value-type="float" office:value="0.710571816356005" calcext:value-type="float">
            <text:p>0.710571816356005</text:p>
          </table:table-cell>
          <table:table-cell office:value-type="float" office:value="0.0106289464433065" calcext:value-type="float">
            <text:p>0.010628946443307</text:p>
          </table:table-cell>
          <table:table-cell office:value-type="float" office:value="0.0134486368829798" calcext:value-type="float">
            <text:p>0.01344863688298</text:p>
          </table:table-cell>
          <table:table-cell office:value-type="float" office:value="0.00965597771388046" calcext:value-type="float">
            <text:p>0.00965597771388</text:p>
          </table:table-cell>
          <table:table-cell office:value-type="float" office:value="52.5599114656448" calcext:value-type="float">
            <text:p>52.5599114656448</text:p>
          </table:table-cell>
          <table:table-cell office:value-type="float" office:value="0.127413036684978" calcext:value-type="float">
            <text:p>0.127413036684978</text:p>
          </table:table-cell>
          <table:table-cell office:value-type="float" office:value="90.2051320552826" calcext:value-type="float">
            <text:p>90.2051320552826</text:p>
          </table:table-cell>
          <table:table-cell office:value-type="float" office:value="101.307891788383" calcext:value-type="float">
            <text:p>101.307891788383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144" calcext:value-type="float">
            <text:p>0.76144</text:p>
          </table:table-cell>
          <table:table-cell office:value-type="float" office:value="0.0042641138196191" calcext:value-type="float">
            <text:p>0.004264113819619</text:p>
          </table:table-cell>
          <table:table-cell office:value-type="float" office:value="0.944446577446737" calcext:value-type="float">
            <text:p>0.944446577446737</text:p>
          </table:table-cell>
          <table:table-cell office:value-type="float" office:value="0.0201072792700094" calcext:value-type="float">
            <text:p>0.020107279270009</text:p>
          </table:table-cell>
          <table:table-cell office:value-type="float" office:value="0.0332258203584554" calcext:value-type="float">
            <text:p>0.033225820358455</text:p>
          </table:table-cell>
          <table:table-cell office:value-type="float" office:value="0.00195416740785572" calcext:value-type="float">
            <text:p>0.001954167407856</text:p>
          </table:table-cell>
          <table:table-cell office:value-type="float" office:value="0.0204101505324424" calcext:value-type="float">
            <text:p>0.020410150532442</text:p>
          </table:table-cell>
          <table:table-cell office:value-type="float" office:value="0.00629574409014201" calcext:value-type="float">
            <text:p>0.006295744090142</text:p>
          </table:table-cell>
          <table:table-cell office:value-type="float" office:value="0.306466161616162" calcext:value-type="float">
            <text:p>0.306466161616162</text:p>
          </table:table-cell>
          <table:table-cell office:value-type="float" office:value="0.107487353063241" calcext:value-type="float">
            <text:p>0.107487353063241</text:p>
          </table:table-cell>
          <table:table-cell office:value-type="float" office:value="0.274733783335946" calcext:value-type="float">
            <text:p>0.274733783335946</text:p>
          </table:table-cell>
          <table:table-cell office:value-type="float" office:value="0.0105529537660993" calcext:value-type="float">
            <text:p>0.010552953766099</text:p>
          </table:table-cell>
          <table:table-cell office:value-type="float" office:value="0.486735282273228" calcext:value-type="float">
            <text:p>0.486735282273228</text:p>
          </table:table-cell>
          <table:table-cell office:value-type="float" office:value="0.012607264495823" calcext:value-type="float">
            <text:p>0.012607264495823</text:p>
          </table:table-cell>
          <table:table-cell office:value-type="float" office:value="0.161030123890039" calcext:value-type="float">
            <text:p>0.161030123890039</text:p>
          </table:table-cell>
          <table:table-cell office:value-type="float" office:value="0.0158565808840913" calcext:value-type="float">
            <text:p>0.015856580884091</text:p>
          </table:table-cell>
          <table:table-cell office:value-type="float" office:value="0.75495603000535" calcext:value-type="float">
            <text:p>0.75495603000535</text:p>
          </table:table-cell>
          <table:table-cell office:value-type="float" office:value="0.0149110253821321" calcext:value-type="float">
            <text:p>0.014911025382132</text:p>
          </table:table-cell>
          <table:table-cell office:value-type="float" office:value="0.0137748156608078" calcext:value-type="float">
            <text:p>0.013774815660808</text:p>
          </table:table-cell>
          <table:table-cell office:value-type="float" office:value="0.00782420604184453" calcext:value-type="float">
            <text:p>0.007824206041845</text:p>
          </table:table-cell>
          <table:table-cell office:value-type="float" office:value="52.4846996068955" calcext:value-type="float">
            <text:p>52.4846996068955</text:p>
          </table:table-cell>
          <table:table-cell office:value-type="float" office:value="0.106718284956728" calcext:value-type="float">
            <text:p>0.106718284956728</text:p>
          </table:table-cell>
          <table:table-cell office:value-type="float" office:value="164.519035029411" calcext:value-type="float">
            <text:p>164.519035029411</text:p>
          </table:table-cell>
          <table:table-cell office:value-type="float" office:value="174.442399551423" calcext:value-type="float">
            <text:p>174.442399551423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8271" calcext:value-type="float">
            <text:p>0.78271</text:p>
          </table:table-cell>
          <table:table-cell office:value-type="float" office:value="0.00229029352800999" calcext:value-type="float">
            <text:p>0.00229029352801</text:p>
          </table:table-cell>
          <table:table-cell office:value-type="float" office:value="0.846521860964016" calcext:value-type="float">
            <text:p>0.846521860964016</text:p>
          </table:table-cell>
          <table:table-cell office:value-type="float" office:value="0.0131883912282188" calcext:value-type="float">
            <text:p>0.013188391228219</text:p>
          </table:table-cell>
          <table:table-cell office:value-type="float" office:value="0.0308042076565487" calcext:value-type="float">
            <text:p>0.030804207656549</text:p>
          </table:table-cell>
          <table:table-cell office:value-type="float" office:value="0.00240321318720387" calcext:value-type="float">
            <text:p>0.002403213187204</text:p>
          </table:table-cell>
          <table:table-cell office:value-type="float" office:value="0.0197562011112441" calcext:value-type="float">
            <text:p>0.019756201111244</text:p>
          </table:table-cell>
          <table:table-cell office:value-type="float" office:value="0.00532030620896991" calcext:value-type="float">
            <text:p>0.00532030620897</text:p>
          </table:table-cell>
          <table:table-cell office:value-type="float" office:value="0.319816447387036" calcext:value-type="float">
            <text:p>0.319816447387036</text:p>
          </table:table-cell>
          <table:table-cell office:value-type="float" office:value="0.241309859449485" calcext:value-type="float">
            <text:p>0.241309859449485</text:p>
          </table:table-cell>
          <table:table-cell office:value-type="float" office:value="0.247821745310454" calcext:value-type="float">
            <text:p>0.247821745310454</text:p>
          </table:table-cell>
          <table:table-cell office:value-type="float" office:value="0.0112137734002355" calcext:value-type="float">
            <text:p>0.011213773400236</text:p>
          </table:table-cell>
          <table:table-cell office:value-type="float" office:value="0.506805254444413" calcext:value-type="float">
            <text:p>0.506805254444413</text:p>
          </table:table-cell>
          <table:table-cell office:value-type="float" office:value="0.0114158421518295" calcext:value-type="float">
            <text:p>0.01141584215183</text:p>
          </table:table-cell>
          <table:table-cell office:value-type="float" office:value="0.149023063318666" calcext:value-type="float">
            <text:p>0.149023063318666</text:p>
          </table:table-cell>
          <table:table-cell office:value-type="float" office:value="0.0115310945540846" calcext:value-type="float">
            <text:p>0.011531094554085</text:p>
          </table:table-cell>
          <table:table-cell office:value-type="float" office:value="0.776190228064624" calcext:value-type="float">
            <text:p>0.776190228064624</text:p>
          </table:table-cell>
          <table:table-cell office:value-type="float" office:value="0.0116280846912594" calcext:value-type="float">
            <text:p>0.011628084691259</text:p>
          </table:table-cell>
          <table:table-cell office:value-type="float" office:value="0.0107419828891072" calcext:value-type="float">
            <text:p>0.010741982889107</text:p>
          </table:table-cell>
          <table:table-cell office:value-type="float" office:value="0.00581617033981226" calcext:value-type="float">
            <text:p>0.005816170339812</text:p>
          </table:table-cell>
          <table:table-cell office:value-type="float" office:value="51.8560826778412" calcext:value-type="float">
            <text:p>51.8560826778412</text:p>
          </table:table-cell>
          <table:table-cell office:value-type="float" office:value="0.160583223660211" calcext:value-type="float">
            <text:p>0.160583223660211</text:p>
          </table:table-cell>
          <table:table-cell office:value-type="float" office:value="220.643363714218" calcext:value-type="float">
            <text:p>220.643363714218</text:p>
          </table:table-cell>
          <table:table-cell office:value-type="float" office:value="188.534750222946" calcext:value-type="float">
            <text:p>188.534750222946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00322352464099643" calcext:value-type="float">
            <text:p>0.003223524640996</text:p>
          </table:table-cell>
          <table:table-cell office:value-type="float" office:value="1.01721369560968" calcext:value-type="float">
            <text:p>1.01721369560968</text:p>
          </table:table-cell>
          <table:table-cell office:value-type="float" office:value="0.0179278245607426" calcext:value-type="float">
            <text:p>0.017927824560743</text:p>
          </table:table-cell>
          <table:table-cell office:value-type="float" office:value="0.0328077779726192" calcext:value-type="float">
            <text:p>0.032807777972619</text:p>
          </table:table-cell>
          <table:table-cell office:value-type="float" office:value="0.00186178405425775" calcext:value-type="float">
            <text:p>0.001861784054258</text:p>
          </table:table-cell>
          <table:table-cell office:value-type="float" office:value="0.0154155768555944" calcext:value-type="float">
            <text:p>0.015415576855595</text:p>
          </table:table-cell>
          <table:table-cell office:value-type="float" office:value="0.00249162020786755" calcext:value-type="float">
            <text:p>0.002491620207868</text:p>
          </table:table-cell>
          <table:table-cell office:value-type="float" office:value="0.226980813613859" calcext:value-type="float">
            <text:p>0.226980813613859</text:p>
          </table:table-cell>
          <table:table-cell office:value-type="float" office:value="0.0463090347688896" calcext:value-type="float">
            <text:p>0.04630903476889</text:p>
          </table:table-cell>
          <table:table-cell office:value-type="float" office:value="0.285154980281195" calcext:value-type="float">
            <text:p>0.285154980281195</text:p>
          </table:table-cell>
          <table:table-cell office:value-type="float" office:value="0.00858033547871194" calcext:value-type="float">
            <text:p>0.008580335478712</text:p>
          </table:table-cell>
          <table:table-cell office:value-type="float" office:value="0.487398664708784" calcext:value-type="float">
            <text:p>0.487398664708784</text:p>
          </table:table-cell>
          <table:table-cell office:value-type="float" office:value="0.0128572363117245" calcext:value-type="float">
            <text:p>0.012857236311725</text:p>
          </table:table-cell>
          <table:table-cell office:value-type="float" office:value="0.162114549164029" calcext:value-type="float">
            <text:p>0.162114549164029</text:p>
          </table:table-cell>
          <table:table-cell office:value-type="float" office:value="0.00744831619237264" calcext:value-type="float">
            <text:p>0.007448316192373</text:p>
          </table:table-cell>
          <table:table-cell office:value-type="float" office:value="0.748723842850153" calcext:value-type="float">
            <text:p>0.748723842850153</text:p>
          </table:table-cell>
          <table:table-cell office:value-type="float" office:value="0.00839222005967385" calcext:value-type="float">
            <text:p>0.008392220059674</text:p>
          </table:table-cell>
          <table:table-cell office:value-type="float" office:value="0.00789813150084655" calcext:value-type="float">
            <text:p>0.007898131500847</text:p>
          </table:table-cell>
          <table:table-cell office:value-type="float" office:value="0.00561528179654655" calcext:value-type="float">
            <text:p>0.005615281796547</text:p>
          </table:table-cell>
          <table:table-cell office:value-type="float" office:value="51.991504740715" calcext:value-type="float">
            <text:p>51.991504740715</text:p>
          </table:table-cell>
          <table:table-cell office:value-type="float" office:value="0.0894783300517963" calcext:value-type="float">
            <text:p>0.089478330051796</text:p>
          </table:table-cell>
          <table:table-cell office:value-type="float" office:value="32.2013147592545" calcext:value-type="float">
            <text:p>32.2013147592545</text:p>
          </table:table-cell>
          <table:table-cell office:value-type="float" office:value="5.47377795610095" calcext:value-type="float">
            <text:p>5.47377795610095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00355872948614466" calcext:value-type="float">
            <text:p>0.003558729486145</text:p>
          </table:table-cell>
          <table:table-cell office:value-type="float" office:value="0.914400992766063" calcext:value-type="float">
            <text:p>0.914400992766063</text:p>
          </table:table-cell>
          <table:table-cell office:value-type="float" office:value="0.019533548446685" calcext:value-type="float">
            <text:p>0.019533548446685</text:p>
          </table:table-cell>
          <table:table-cell office:value-type="float" office:value="0.0326025323439969" calcext:value-type="float">
            <text:p>0.032602532343997</text:p>
          </table:table-cell>
          <table:table-cell office:value-type="float" office:value="0.00273489764146683" calcext:value-type="float">
            <text:p>0.002734897641467</text:p>
          </table:table-cell>
          <table:table-cell office:value-type="float" office:value="0.0203683617016803" calcext:value-type="float">
            <text:p>0.02036836170168</text:p>
          </table:table-cell>
          <table:table-cell office:value-type="float" office:value="0.00578724551316923" calcext:value-type="float">
            <text:p>0.005787245513169</text:p>
          </table:table-cell>
          <table:table-cell office:value-type="float" office:value="0.320023941276115" calcext:value-type="float">
            <text:p>0.320023941276115</text:p>
          </table:table-cell>
          <table:table-cell office:value-type="float" office:value="0.128367976585384" calcext:value-type="float">
            <text:p>0.128367976585384</text:p>
          </table:table-cell>
          <table:table-cell office:value-type="float" office:value="0.257300983359038" calcext:value-type="float">
            <text:p>0.257300983359038</text:p>
          </table:table-cell>
          <table:table-cell office:value-type="float" office:value="0.00745643886350235" calcext:value-type="float">
            <text:p>0.007456438863502</text:p>
          </table:table-cell>
          <table:table-cell office:value-type="float" office:value="0.503219528269426" calcext:value-type="float">
            <text:p>0.503219528269426</text:p>
          </table:table-cell>
          <table:table-cell office:value-type="float" office:value="0.0152581996513147" calcext:value-type="float">
            <text:p>0.015258199651315</text:p>
          </table:table-cell>
          <table:table-cell office:value-type="float" office:value="0.154302719298659" calcext:value-type="float">
            <text:p>0.154302719298659</text:p>
          </table:table-cell>
          <table:table-cell office:value-type="float" office:value="0.0142471667300035" calcext:value-type="float">
            <text:p>0.014247166730004</text:p>
          </table:table-cell>
          <table:table-cell office:value-type="float" office:value="0.766858621774549" calcext:value-type="float">
            <text:p>0.766858621774549</text:p>
          </table:table-cell>
          <table:table-cell office:value-type="float" office:value="0.0136326071108496" calcext:value-type="float">
            <text:p>0.01363260711085</text:p>
          </table:table-cell>
          <table:table-cell office:value-type="float" office:value="0.0134773857516763" calcext:value-type="float">
            <text:p>0.013477385751676</text:p>
          </table:table-cell>
          <table:table-cell office:value-type="float" office:value="0.00770320826108299" calcext:value-type="float">
            <text:p>0.007703208261083</text:p>
          </table:table-cell>
          <table:table-cell office:value-type="float" office:value="51.6760628700256" calcext:value-type="float">
            <text:p>51.6760628700256</text:p>
          </table:table-cell>
          <table:table-cell office:value-type="float" office:value="0.25291904254166" calcext:value-type="float">
            <text:p>0.25291904254166</text:p>
          </table:table-cell>
          <table:table-cell office:value-type="float" office:value="113.898504424095" calcext:value-type="float">
            <text:p>113.898504424095</text:p>
          </table:table-cell>
          <table:table-cell office:value-type="float" office:value="117.848809314117" calcext:value-type="float">
            <text:p>117.848809314117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101" calcext:value-type="float">
            <text:p>0.80101</text:p>
          </table:table-cell>
          <table:table-cell office:value-type="float" office:value="0.00462395934238182" calcext:value-type="float">
            <text:p>0.004623959342382</text:p>
          </table:table-cell>
          <table:table-cell office:value-type="float" office:value="0.778795252203016" calcext:value-type="float">
            <text:p>0.778795252203016</text:p>
          </table:table-cell>
          <table:table-cell office:value-type="float" office:value="0.0212560595697181" calcext:value-type="float">
            <text:p>0.021256059569718</text:p>
          </table:table-cell>
          <table:table-cell office:value-type="float" office:value="0.0268445023848078" calcext:value-type="float">
            <text:p>0.026844502384808</text:p>
          </table:table-cell>
          <table:table-cell office:value-type="float" office:value="0.00493122144213312" calcext:value-type="float">
            <text:p>0.004931221442133</text:p>
          </table:table-cell>
          <table:table-cell office:value-type="float" office:value="0.0165375721102647" calcext:value-type="float">
            <text:p>0.016537572110265</text:p>
          </table:table-cell>
          <table:table-cell office:value-type="float" office:value="0.0051698945496676" calcext:value-type="float">
            <text:p>0.005169894549668</text:p>
          </table:table-cell>
          <table:table-cell office:value-type="float" office:value="0.414518500718501" calcext:value-type="float">
            <text:p>0.414518500718501</text:p>
          </table:table-cell>
          <table:table-cell office:value-type="float" office:value="0.26991751443516" calcext:value-type="float">
            <text:p>0.26991751443516</text:p>
          </table:table-cell>
          <table:table-cell office:value-type="float" office:value="0.198564106004244" calcext:value-type="float">
            <text:p>0.198564106004244</text:p>
          </table:table-cell>
          <table:table-cell office:value-type="float" office:value="0.00959966858148559" calcext:value-type="float">
            <text:p>0.009599668581486</text:p>
          </table:table-cell>
          <table:table-cell office:value-type="float" office:value="0.546509428612909" calcext:value-type="float">
            <text:p>0.546509428612909</text:p>
          </table:table-cell>
          <table:table-cell office:value-type="float" office:value="0.0159850506380879" calcext:value-type="float">
            <text:p>0.015985050638088</text:p>
          </table:table-cell>
          <table:table-cell office:value-type="float" office:value="0.137776080818735" calcext:value-type="float">
            <text:p>0.137776080818735</text:p>
          </table:table-cell>
          <table:table-cell office:value-type="float" office:value="0.00947498159148288" calcext:value-type="float">
            <text:p>0.009474981591483</text:p>
          </table:table-cell>
          <table:table-cell office:value-type="float" office:value="0.799416839895842" calcext:value-type="float">
            <text:p>0.799416839895842</text:p>
          </table:table-cell>
          <table:table-cell office:value-type="float" office:value="0.0100595692651681" calcext:value-type="float">
            <text:p>0.010059569265168</text:p>
          </table:table-cell>
          <table:table-cell office:value-type="float" office:value="0.00873835669722602" calcext:value-type="float">
            <text:p>0.008738356697226</text:p>
          </table:table-cell>
          <table:table-cell office:value-type="float" office:value="0.00737238649011288" calcext:value-type="float">
            <text:p>0.007372386490113</text:p>
          </table:table-cell>
          <table:table-cell office:value-type="float" office:value="51.610596871376" calcext:value-type="float">
            <text:p>51.610596871376</text:p>
          </table:table-cell>
          <table:table-cell office:value-type="float" office:value="0.180732903606696" calcext:value-type="float">
            <text:p>0.180732903606696</text:p>
          </table:table-cell>
          <table:table-cell office:value-type="float" office:value="403.932093095779" calcext:value-type="float">
            <text:p>403.932093095779</text:p>
          </table:table-cell>
          <table:table-cell office:value-type="float" office:value="104.485859394187" calcext:value-type="float">
            <text:p>104.485859394187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9044" calcext:value-type="float">
            <text:p>0.79044</text:p>
          </table:table-cell>
          <table:table-cell office:value-type="float" office:value="0.00547341047448683" calcext:value-type="float">
            <text:p>0.005473410474487</text:p>
          </table:table-cell>
          <table:table-cell office:value-type="float" office:value="0.822889575931608" calcext:value-type="float">
            <text:p>0.822889575931608</text:p>
          </table:table-cell>
          <table:table-cell office:value-type="float" office:value="0.0248559386979224" calcext:value-type="float">
            <text:p>0.024855938697923</text:p>
          </table:table-cell>
          <table:table-cell office:value-type="float" office:value="0.0278955088874276" calcext:value-type="float">
            <text:p>0.027895508887428</text:p>
          </table:table-cell>
          <table:table-cell office:value-type="float" office:value="0.0050733752728932" calcext:value-type="float">
            <text:p>0.005073375272893</text:p>
          </table:table-cell>
          <table:table-cell office:value-type="float" office:value="0.017669700299982" calcext:value-type="float">
            <text:p>0.017669700299982</text:p>
          </table:table-cell>
          <table:table-cell office:value-type="float" office:value="0.00819687219700864" calcext:value-type="float">
            <text:p>0.008196872197009</text:p>
          </table:table-cell>
          <table:table-cell office:value-type="float" office:value="0.376955179514728" calcext:value-type="float">
            <text:p>0.376955179514728</text:p>
          </table:table-cell>
          <table:table-cell office:value-type="float" office:value="0.288387620505314" calcext:value-type="float">
            <text:p>0.288387620505314</text:p>
          </table:table-cell>
          <table:table-cell office:value-type="float" office:value="0.214151633585444" calcext:value-type="float">
            <text:p>0.214151633585444</text:p>
          </table:table-cell>
          <table:table-cell office:value-type="float" office:value="0.00847347181852034" calcext:value-type="float">
            <text:p>0.00847347181852</text:p>
          </table:table-cell>
          <table:table-cell office:value-type="float" office:value="0.531299754604008" calcext:value-type="float">
            <text:p>0.531299754604008</text:p>
          </table:table-cell>
          <table:table-cell office:value-type="float" office:value="0.0160582251593259" calcext:value-type="float">
            <text:p>0.016058225159326</text:p>
          </table:table-cell>
          <table:table-cell office:value-type="float" office:value="0.146320209988412" calcext:value-type="float">
            <text:p>0.146320209988412</text:p>
          </table:table-cell>
          <table:table-cell office:value-type="float" office:value="0.011324675232714" calcext:value-type="float">
            <text:p>0.011324675232714</text:p>
          </table:table-cell>
          <table:table-cell office:value-type="float" office:value="0.786132043027274" calcext:value-type="float">
            <text:p>0.786132043027274</text:p>
          </table:table-cell>
          <table:table-cell office:value-type="float" office:value="0.0117130302017241" calcext:value-type="float">
            <text:p>0.011713030201724</text:p>
          </table:table-cell>
          <table:table-cell office:value-type="float" office:value="0.0106687145258154" calcext:value-type="float">
            <text:p>0.010668714525815</text:p>
          </table:table-cell>
          <table:table-cell office:value-type="float" office:value="0.00891522103064976" calcext:value-type="float">
            <text:p>0.00891522103065</text:p>
          </table:table-cell>
          <table:table-cell office:value-type="float" office:value="51.5428188085556" calcext:value-type="float">
            <text:p>51.5428188085556</text:p>
          </table:table-cell>
          <table:table-cell office:value-type="float" office:value="0.223085546397826" calcext:value-type="float">
            <text:p>0.223085546397826</text:p>
          </table:table-cell>
          <table:table-cell office:value-type="float" office:value="337.919453382492" calcext:value-type="float">
            <text:p>337.919453382492</text:p>
          </table:table-cell>
          <table:table-cell office:value-type="float" office:value="132.178752973444" calcext:value-type="float">
            <text:p>132.178752973444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232" calcext:value-type="float">
            <text:p>0.80232</text:p>
          </table:table-cell>
          <table:table-cell office:value-type="float" office:value="0.00412035597167689" calcext:value-type="float">
            <text:p>0.004120355971677</text:p>
          </table:table-cell>
          <table:table-cell office:value-type="float" office:value="0.763872686086403" calcext:value-type="float">
            <text:p>0.763872686086403</text:p>
          </table:table-cell>
          <table:table-cell office:value-type="float" office:value="0.0209651167260074" calcext:value-type="float">
            <text:p>0.020965116726008</text:p>
          </table:table-cell>
          <table:table-cell office:value-type="float" office:value="0.0263963756565657" calcext:value-type="float">
            <text:p>0.026396375656566</text:p>
          </table:table-cell>
          <table:table-cell office:value-type="float" office:value="0.00527888033481581" calcext:value-type="float">
            <text:p>0.005278880334816</text:p>
          </table:table-cell>
          <table:table-cell office:value-type="float" office:value="0.0182463845238095" calcext:value-type="float">
            <text:p>0.01824638452381</text:p>
          </table:table-cell>
          <table:table-cell office:value-type="float" office:value="0.00498190705684596" calcext:value-type="float">
            <text:p>0.004981907056846</text:p>
          </table:table-cell>
          <table:table-cell office:value-type="float" office:value="0.296365050663261" calcext:value-type="float">
            <text:p>0.296365050663261</text:p>
          </table:table-cell>
          <table:table-cell office:value-type="float" office:value="0.230669668094284" calcext:value-type="float">
            <text:p>0.230669668094284</text:p>
          </table:table-cell>
          <table:table-cell office:value-type="float" office:value="0.208872238495336" calcext:value-type="float">
            <text:p>0.208872238495336</text:p>
          </table:table-cell>
          <table:table-cell office:value-type="float" office:value="0.0133910297264627" calcext:value-type="float">
            <text:p>0.013391029726463</text:p>
          </table:table-cell>
          <table:table-cell office:value-type="float" office:value="0.53869642541639" calcext:value-type="float">
            <text:p>0.53869642541639</text:p>
          </table:table-cell>
          <table:table-cell office:value-type="float" office:value="0.0240634020514469" calcext:value-type="float">
            <text:p>0.024063402051447</text:p>
          </table:table-cell>
          <table:table-cell office:value-type="float" office:value="0.132426781709139" calcext:value-type="float">
            <text:p>0.132426781709139</text:p>
          </table:table-cell>
          <table:table-cell office:value-type="float" office:value="0.0119042378164967" calcext:value-type="float">
            <text:p>0.011904237816497</text:p>
          </table:table-cell>
          <table:table-cell office:value-type="float" office:value="0.802558991861326" calcext:value-type="float">
            <text:p>0.802558991861326</text:p>
          </table:table-cell>
          <table:table-cell office:value-type="float" office:value="0.0140423817755752" calcext:value-type="float">
            <text:p>0.014042381775575</text:p>
          </table:table-cell>
          <table:table-cell office:value-type="float" office:value="0.00971892636368991" calcext:value-type="float">
            <text:p>0.00971892636369</text:p>
          </table:table-cell>
          <table:table-cell office:value-type="float" office:value="0.00927414861317679" calcext:value-type="float">
            <text:p>0.009274148613177</text:p>
          </table:table-cell>
          <table:table-cell office:value-type="float" office:value="51.7175806283951" calcext:value-type="float">
            <text:p>51.7175806283951</text:p>
          </table:table-cell>
          <table:table-cell office:value-type="float" office:value="0.291795711699923" calcext:value-type="float">
            <text:p>0.291795711699923</text:p>
          </table:table-cell>
          <table:table-cell office:value-type="float" office:value="359.795303249359" calcext:value-type="float">
            <text:p>359.795303249359</text:p>
          </table:table-cell>
          <table:table-cell office:value-type="float" office:value="156.64408457161" calcext:value-type="float">
            <text:p>156.64408457161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852" calcext:value-type="float">
            <text:p>0.80852</text:p>
          </table:table-cell>
          <table:table-cell office:value-type="float" office:value="0.00324749476092298" calcext:value-type="float">
            <text:p>0.003247494760923</text:p>
          </table:table-cell>
          <table:table-cell office:value-type="float" office:value="0.725457676835626" calcext:value-type="float">
            <text:p>0.725457676835626</text:p>
          </table:table-cell>
          <table:table-cell office:value-type="float" office:value="0.0102574690997587" calcext:value-type="float">
            <text:p>0.010257469099759</text:p>
          </table:table-cell>
          <table:table-cell office:value-type="float" office:value="0.0280530096236271" calcext:value-type="float">
            <text:p>0.028053009623627</text:p>
          </table:table-cell>
          <table:table-cell office:value-type="float" office:value="0.00430425556297881" calcext:value-type="float">
            <text:p>0.004304255562979</text:p>
          </table:table-cell>
          <table:table-cell office:value-type="float" office:value="0.0207533357085425" calcext:value-type="float">
            <text:p>0.020753335708543</text:p>
          </table:table-cell>
          <table:table-cell office:value-type="float" office:value="0.0064048408490695" calcext:value-type="float">
            <text:p>0.00640484084907</text:p>
          </table:table-cell>
          <table:table-cell office:value-type="float" office:value="0.32010185528757" calcext:value-type="float">
            <text:p>0.32010185528757</text:p>
          </table:table-cell>
          <table:table-cell office:value-type="float" office:value="0.143455566990179" calcext:value-type="float">
            <text:p>0.143455566990179</text:p>
          </table:table-cell>
          <table:table-cell office:value-type="float" office:value="0.212563045585102" calcext:value-type="float">
            <text:p>0.212563045585102</text:p>
          </table:table-cell>
          <table:table-cell office:value-type="float" office:value="0.00784864627154436" calcext:value-type="float">
            <text:p>0.007848646271544</text:p>
          </table:table-cell>
          <table:table-cell office:value-type="float" office:value="0.532938674208904" calcext:value-type="float">
            <text:p>0.532938674208904</text:p>
          </table:table-cell>
          <table:table-cell office:value-type="float" office:value="0.0109314750260847" calcext:value-type="float">
            <text:p>0.010931475026085</text:p>
          </table:table-cell>
          <table:table-cell office:value-type="float" office:value="0.140261135931285" calcext:value-type="float">
            <text:p>0.140261135931285</text:p>
          </table:table-cell>
          <table:table-cell office:value-type="float" office:value="0.00674006831970584" calcext:value-type="float">
            <text:p>0.006740068319706</text:p>
          </table:table-cell>
          <table:table-cell office:value-type="float" office:value="0.797168359190293" calcext:value-type="float">
            <text:p>0.797168359190293</text:p>
          </table:table-cell>
          <table:table-cell office:value-type="float" office:value="0.00665901289141868" calcext:value-type="float">
            <text:p>0.006659012891419</text:p>
          </table:table-cell>
          <table:table-cell office:value-type="float" office:value="0.0113813687810377" calcext:value-type="float">
            <text:p>0.011381368781038</text:p>
          </table:table-cell>
          <table:table-cell office:value-type="float" office:value="0.00793880988692959" calcext:value-type="float">
            <text:p>0.00793880988693</text:p>
          </table:table-cell>
          <table:table-cell office:value-type="float" office:value="51.4863457679749" calcext:value-type="float">
            <text:p>51.4863457679749</text:p>
          </table:table-cell>
          <table:table-cell office:value-type="float" office:value="0.25982738481582" calcext:value-type="float">
            <text:p>0.25982738481582</text:p>
          </table:table-cell>
          <table:table-cell office:value-type="float" office:value="316.782793045044" calcext:value-type="float">
            <text:p>316.782793045044</text:p>
          </table:table-cell>
          <table:table-cell office:value-type="float" office:value="130.04378564484" calcext:value-type="float">
            <text:p>130.04378564484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1193" calcext:value-type="float">
            <text:p>0.81193</text:p>
          </table:table-cell>
          <table:table-cell office:value-type="float" office:value="0.00293638099253715" calcext:value-type="float">
            <text:p>0.002936380992537</text:p>
          </table:table-cell>
          <table:table-cell office:value-type="float" office:value="0.736997005069853" calcext:value-type="float">
            <text:p>0.736997005069853</text:p>
          </table:table-cell>
          <table:table-cell office:value-type="float" office:value="0.015545561285231" calcext:value-type="float">
            <text:p>0.015545561285231</text:p>
          </table:table-cell>
          <table:table-cell office:value-type="float" office:value="0.032082936969697" calcext:value-type="float">
            <text:p>0.032082936969697</text:p>
          </table:table-cell>
          <table:table-cell office:value-type="float" office:value="0.00632990430128363" calcext:value-type="float">
            <text:p>0.006329904301284</text:p>
          </table:table-cell>
          <table:table-cell office:value-type="float" office:value="0.0201582661904762" calcext:value-type="float">
            <text:p>0.020158266190476</text:p>
          </table:table-cell>
          <table:table-cell office:value-type="float" office:value="0.00704375134515261" calcext:value-type="float">
            <text:p>0.007043751345153</text:p>
          </table:table-cell>
          <table:table-cell office:value-type="float" office:value="0.272424720893142" calcext:value-type="float">
            <text:p>0.272424720893142</text:p>
          </table:table-cell>
          <table:table-cell office:value-type="float" office:value="0.087361286365378" calcext:value-type="float">
            <text:p>0.087361286365378</text:p>
          </table:table-cell>
          <table:table-cell office:value-type="float" office:value="0.171627797522165" calcext:value-type="float">
            <text:p>0.171627797522165</text:p>
          </table:table-cell>
          <table:table-cell office:value-type="float" office:value="0.0127380312432588" calcext:value-type="float">
            <text:p>0.012738031243259</text:p>
          </table:table-cell>
          <table:table-cell office:value-type="float" office:value="0.577465343557337" calcext:value-type="float">
            <text:p>0.577465343557337</text:p>
          </table:table-cell>
          <table:table-cell office:value-type="float" office:value="0.0229162350947698" calcext:value-type="float">
            <text:p>0.02291623509477</text:p>
          </table:table-cell>
          <table:table-cell office:value-type="float" office:value="0.12487022508226" calcext:value-type="float">
            <text:p>0.12487022508226</text:p>
          </table:table-cell>
          <table:table-cell office:value-type="float" office:value="0.0113369999996466" calcext:value-type="float">
            <text:p>0.011336999999647</text:p>
          </table:table-cell>
          <table:table-cell office:value-type="float" office:value="0.819119863909653" calcext:value-type="float">
            <text:p>0.819119863909653</text:p>
          </table:table-cell>
          <table:table-cell office:value-type="float" office:value="0.013775494075228" calcext:value-type="float">
            <text:p>0.013775494075228</text:p>
          </table:table-cell>
          <table:table-cell office:value-type="float" office:value="0.00968387449648352" calcext:value-type="float">
            <text:p>0.009683874496484</text:p>
          </table:table-cell>
          <table:table-cell office:value-type="float" office:value="0.0102100969371587" calcext:value-type="float">
            <text:p>0.010210096937159</text:p>
          </table:table-cell>
          <table:table-cell office:value-type="float" office:value="52.085216832161" calcext:value-type="float">
            <text:p>52.085216832161</text:p>
          </table:table-cell>
          <table:table-cell office:value-type="float" office:value="0.30864172114925" calcext:value-type="float">
            <text:p>0.30864172114925</text:p>
          </table:table-cell>
          <table:table-cell office:value-type="float" office:value="305.924375343323" calcext:value-type="float">
            <text:p>305.924375343323</text:p>
          </table:table-cell>
          <table:table-cell office:value-type="float" office:value="131.594505803785" calcext:value-type="float">
            <text:p>131.594505803785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876" calcext:value-type="float">
            <text:p>0.82876</text:p>
          </table:table-cell>
          <table:table-cell office:value-type="float" office:value="0.00401945269906242" calcext:value-type="float">
            <text:p>0.004019452699062</text:p>
          </table:table-cell>
          <table:table-cell office:value-type="float" office:value="0.664141373043946" calcext:value-type="float">
            <text:p>0.664141373043946</text:p>
          </table:table-cell>
          <table:table-cell office:value-type="float" office:value="0.0150130744605392" calcext:value-type="float">
            <text:p>0.015013074460539</text:p>
          </table:table-cell>
          <table:table-cell office:value-type="float" office:value="0.0253705063636364" calcext:value-type="float">
            <text:p>0.025370506363636</text:p>
          </table:table-cell>
          <table:table-cell office:value-type="float" office:value="0.00208626175472964" calcext:value-type="float">
            <text:p>0.00208626175473</text:p>
          </table:table-cell>
          <table:table-cell office:value-type="float" office:value="0.0160735195238095" calcext:value-type="float">
            <text:p>0.01607351952381</text:p>
          </table:table-cell>
          <table:table-cell office:value-type="float" office:value="0.00230075280028723" calcext:value-type="float">
            <text:p>0.002300752800287</text:p>
          </table:table-cell>
          <table:table-cell office:value-type="float" office:value="0.417051123272862" calcext:value-type="float">
            <text:p>0.417051123272862</text:p>
          </table:table-cell>
          <table:table-cell office:value-type="float" office:value="0.219310623496588" calcext:value-type="float">
            <text:p>0.219310623496588</text:p>
          </table:table-cell>
          <table:table-cell office:value-type="float" office:value="0.16562550591138" calcext:value-type="float">
            <text:p>0.16562550591138</text:p>
          </table:table-cell>
          <table:table-cell office:value-type="float" office:value="0.00593394425864855" calcext:value-type="float">
            <text:p>0.005933944258649</text:p>
          </table:table-cell>
          <table:table-cell office:value-type="float" office:value="0.581935755578314" calcext:value-type="float">
            <text:p>0.581935755578314</text:p>
          </table:table-cell>
          <table:table-cell office:value-type="float" office:value="0.00965267832480126" calcext:value-type="float">
            <text:p>0.009652678324801</text:p>
          </table:table-cell>
          <table:table-cell office:value-type="float" office:value="0.122425425461528" calcext:value-type="float">
            <text:p>0.122425425461528</text:p>
          </table:table-cell>
          <table:table-cell office:value-type="float" office:value="0.00657267758117977" calcext:value-type="float">
            <text:p>0.00657267758118</text:p>
          </table:table-cell>
          <table:table-cell office:value-type="float" office:value="0.826944383011968" calcext:value-type="float">
            <text:p>0.826944383011968</text:p>
          </table:table-cell>
          <table:table-cell office:value-type="float" office:value="0.00753789722059756" calcext:value-type="float">
            <text:p>0.007537897220598</text:p>
          </table:table-cell>
          <table:table-cell office:value-type="float" office:value="0.00535167634482444" calcext:value-type="float">
            <text:p>0.005351676344824</text:p>
          </table:table-cell>
          <table:table-cell office:value-type="float" office:value="0.00240549839146053" calcext:value-type="float">
            <text:p>0.002405498391461</text:p>
          </table:table-cell>
          <table:table-cell office:value-type="float" office:value="52.1534850358963" calcext:value-type="float">
            <text:p>52.1534850358963</text:p>
          </table:table-cell>
          <table:table-cell office:value-type="float" office:value="1.00694179888969" calcext:value-type="float">
            <text:p>1.00694179888969</text:p>
          </table:table-cell>
          <table:table-cell office:value-type="float" office:value="457.764363741875" calcext:value-type="float">
            <text:p>457.764363741875</text:p>
          </table:table-cell>
          <table:table-cell office:value-type="float" office:value="43.5270515954565" calcext:value-type="float">
            <text:p>43.5270515954565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323" calcext:value-type="float">
            <text:p>0.82323</text:p>
          </table:table-cell>
          <table:table-cell office:value-type="float" office:value="0.00245856778543029" calcext:value-type="float">
            <text:p>0.00245856778543</text:p>
          </table:table-cell>
          <table:table-cell office:value-type="float" office:value="0.680160756457798" calcext:value-type="float">
            <text:p>0.680160756457798</text:p>
          </table:table-cell>
          <table:table-cell office:value-type="float" office:value="0.0106652162169917" calcext:value-type="float">
            <text:p>0.010665216216992</text:p>
          </table:table-cell>
          <table:table-cell office:value-type="float" office:value="0.0257847055555556" calcext:value-type="float">
            <text:p>0.025784705555556</text:p>
          </table:table-cell>
          <table:table-cell office:value-type="float" office:value="0.00241155723297461" calcext:value-type="float">
            <text:p>0.002411557232975</text:p>
          </table:table-cell>
          <table:table-cell office:value-type="float" office:value="0.0165058904761905" calcext:value-type="float">
            <text:p>0.016505890476191</text:p>
          </table:table-cell>
          <table:table-cell office:value-type="float" office:value="0.00374202766239913" calcext:value-type="float">
            <text:p>0.003742027662399</text:p>
          </table:table-cell>
          <table:table-cell office:value-type="float" office:value="0.48180555000555" calcext:value-type="float">
            <text:p>0.48180555000555</text:p>
          </table:table-cell>
          <table:table-cell office:value-type="float" office:value="0.320649123355741" calcext:value-type="float">
            <text:p>0.320649123355741</text:p>
          </table:table-cell>
          <table:table-cell office:value-type="float" office:value="0.1681400027844" calcext:value-type="float">
            <text:p>0.1681400027844</text:p>
          </table:table-cell>
          <table:table-cell office:value-type="float" office:value="0.00965429660423839" calcext:value-type="float">
            <text:p>0.009654296604238</text:p>
          </table:table-cell>
          <table:table-cell office:value-type="float" office:value="0.580801282861056" calcext:value-type="float">
            <text:p>0.580801282861056</text:p>
          </table:table-cell>
          <table:table-cell office:value-type="float" office:value="0.0170892049695964" calcext:value-type="float">
            <text:p>0.017089204969596</text:p>
          </table:table-cell>
          <table:table-cell office:value-type="float" office:value="0.12142139912492" calcext:value-type="float">
            <text:p>0.12142139912492</text:p>
          </table:table-cell>
          <table:table-cell office:value-type="float" office:value="0.0100501698445552" calcext:value-type="float">
            <text:p>0.010050169844555</text:p>
          </table:table-cell>
          <table:table-cell office:value-type="float" office:value="0.82592743488508" calcext:value-type="float">
            <text:p>0.82592743488508</text:p>
          </table:table-cell>
          <table:table-cell office:value-type="float" office:value="0.0117161376101992" calcext:value-type="float">
            <text:p>0.011716137610199</text:p>
          </table:table-cell>
          <table:table-cell office:value-type="float" office:value="0.00903422661764178" calcext:value-type="float">
            <text:p>0.009034226617642</text:p>
          </table:table-cell>
          <table:table-cell office:value-type="float" office:value="0.0044088132587411" calcext:value-type="float">
            <text:p>0.004408813258741</text:p>
          </table:table-cell>
          <table:table-cell office:value-type="float" office:value="51.7148675918579" calcext:value-type="float">
            <text:p>51.7148675918579</text:p>
          </table:table-cell>
          <table:table-cell office:value-type="float" office:value="0.343136087807036" calcext:value-type="float">
            <text:p>0.343136087807036</text:p>
          </table:table-cell>
          <table:table-cell office:value-type="float" office:value="401.464836645126" calcext:value-type="float">
            <text:p>401.464836645126</text:p>
          </table:table-cell>
          <table:table-cell office:value-type="float" office:value="124.425934798812" calcext:value-type="float">
            <text:p>124.425934798812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0039646213214155" calcext:value-type="float">
            <text:p>0.003964621321416</text:p>
          </table:table-cell>
          <table:table-cell office:value-type="float" office:value="1.91247808809359" calcext:value-type="float">
            <text:p>1.91247808809359</text:p>
          </table:table-cell>
          <table:table-cell office:value-type="float" office:value="0.0232059577812066" calcext:value-type="float">
            <text:p>0.023205957781207</text:p>
          </table:table-cell>
          <table:table-cell office:value-type="float" office:value="0.0357409657648432" calcext:value-type="float">
            <text:p>0.035740965764843</text:p>
          </table:table-cell>
          <table:table-cell office:value-type="float" office:value="0.00252236138792128" calcext:value-type="float">
            <text:p>0.002522361387921</text:p>
          </table:table-cell>
          <table:table-cell office:value-type="float" office:value="0.0207799222750988" calcext:value-type="float">
            <text:p>0.020779922275099</text:p>
          </table:table-cell>
          <table:table-cell office:value-type="float" office:value="0.00401456200479576" calcext:value-type="float">
            <text:p>0.004014562004796</text:p>
          </table:table-cell>
          <table:table-cell office:value-type="float" office:value="0.169618592259475" calcext:value-type="float">
            <text:p>0.169618592259475</text:p>
          </table:table-cell>
          <table:table-cell office:value-type="float" office:value="0.0278582679732528" calcext:value-type="float">
            <text:p>0.027858267973253</text:p>
          </table:table-cell>
          <table:table-cell office:value-type="float" office:value="0.388857939880413" calcext:value-type="float">
            <text:p>0.388857939880413</text:p>
          </table:table-cell>
          <table:table-cell office:value-type="float" office:value="0.0069479121744407" calcext:value-type="float">
            <text:p>0.006947912174441</text:p>
          </table:table-cell>
          <table:table-cell office:value-type="float" office:value="0.359827737870027" calcext:value-type="float">
            <text:p>0.359827737870027</text:p>
          </table:table-cell>
          <table:table-cell office:value-type="float" office:value="0.0178796160960278" calcext:value-type="float">
            <text:p>0.017879616096028</text:p>
          </table:table-cell>
          <table:table-cell office:value-type="float" office:value="0.261051484604724" calcext:value-type="float">
            <text:p>0.261051484604724</text:p>
          </table:table-cell>
          <table:table-cell office:value-type="float" office:value="0.0168433278976327" calcext:value-type="float">
            <text:p>0.016843327897633</text:p>
          </table:table-cell>
          <table:table-cell office:value-type="float" office:value="0.574130562498153" calcext:value-type="float">
            <text:p>0.574130562498153</text:p>
          </table:table-cell>
          <table:table-cell office:value-type="float" office:value="0.016866673279004" calcext:value-type="float">
            <text:p>0.016866673279004</text:p>
          </table:table-cell>
          <table:table-cell office:value-type="float" office:value="0.018231339134716" calcext:value-type="float">
            <text:p>0.018231339134716</text:p>
          </table:table-cell>
          <table:table-cell office:value-type="float" office:value="0.00607959232953897" calcext:value-type="float">
            <text:p>0.006079592329539</text:p>
          </table:table-cell>
          <table:table-cell office:value-type="float" office:value="51.4501207113266" calcext:value-type="float">
            <text:p>51.4501207113266</text:p>
          </table:table-cell>
          <table:table-cell office:value-type="float" office:value="0.237625892350703" calcext:value-type="float">
            <text:p>0.237625892350703</text:p>
          </table:table-cell>
          <table:table-cell office:value-type="float" office:value="38.2373002052307" calcext:value-type="float">
            <text:p>38.2373002052307</text:p>
          </table:table-cell>
          <table:table-cell office:value-type="float" office:value="20.5715246022918" calcext:value-type="float">
            <text:p>20.5715246022918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2369" calcext:value-type="float">
            <text:p>0.72369</text:p>
          </table:table-cell>
          <table:table-cell office:value-type="float" office:value="0.00283370585786331" calcext:value-type="float">
            <text:p>0.002833705857863</text:p>
          </table:table-cell>
          <table:table-cell office:value-type="float" office:value="1.10768266654871" calcext:value-type="float">
            <text:p>1.10768266654871</text:p>
          </table:table-cell>
          <table:table-cell office:value-type="float" office:value="0.0168671119798814" calcext:value-type="float">
            <text:p>0.016867111979881</text:p>
          </table:table-cell>
          <table:table-cell office:value-type="float" office:value="0.0363976766062771" calcext:value-type="float">
            <text:p>0.036397676606277</text:p>
          </table:table-cell>
          <table:table-cell office:value-type="float" office:value="0.00180110525071096" calcext:value-type="float">
            <text:p>0.001801105250711</text:p>
          </table:table-cell>
          <table:table-cell office:value-type="float" office:value="0.0250454532564025" calcext:value-type="float">
            <text:p>0.025045453256403</text:p>
          </table:table-cell>
          <table:table-cell office:value-type="float" office:value="0.00828292687740422" calcext:value-type="float">
            <text:p>0.008282926877404</text:p>
          </table:table-cell>
          <table:table-cell office:value-type="float" office:value="0.1600166221119" calcext:value-type="float">
            <text:p>0.1600166221119</text:p>
          </table:table-cell>
          <table:table-cell office:value-type="float" office:value="0.0114313915510677" calcext:value-type="float">
            <text:p>0.011431391551068</text:p>
          </table:table-cell>
          <table:table-cell office:value-type="float" office:value="0.307260790419125" calcext:value-type="float">
            <text:p>0.307260790419125</text:p>
          </table:table-cell>
          <table:table-cell office:value-type="float" office:value="0.0133276920137881" calcext:value-type="float">
            <text:p>0.013327692013788</text:p>
          </table:table-cell>
          <table:table-cell office:value-type="float" office:value="0.453496757990719" calcext:value-type="float">
            <text:p>0.453496757990719</text:p>
          </table:table-cell>
          <table:table-cell office:value-type="float" office:value="0.026471314075527" calcext:value-type="float">
            <text:p>0.026471314075527</text:p>
          </table:table-cell>
          <table:table-cell office:value-type="float" office:value="0.180644880580331" calcext:value-type="float">
            <text:p>0.180644880580331</text:p>
          </table:table-cell>
          <table:table-cell office:value-type="float" office:value="0.0242771550715677" calcext:value-type="float">
            <text:p>0.024277155071568</text:p>
          </table:table-cell>
          <table:table-cell office:value-type="float" office:value="0.718258897229277" calcext:value-type="float">
            <text:p>0.718258897229277</text:p>
          </table:table-cell>
          <table:table-cell office:value-type="float" office:value="0.0251340832364463" calcext:value-type="float">
            <text:p>0.025134083236446</text:p>
          </table:table-cell>
          <table:table-cell office:value-type="float" office:value="0.0232541627815044" calcext:value-type="float">
            <text:p>0.023254162781504</text:p>
          </table:table-cell>
          <table:table-cell office:value-type="float" office:value="0.00414633972966609" calcext:value-type="float">
            <text:p>0.004146339729666</text:p>
          </table:table-cell>
          <table:table-cell office:value-type="float" office:value="51.5445371866226" calcext:value-type="float">
            <text:p>51.5445371866226</text:p>
          </table:table-cell>
          <table:table-cell office:value-type="float" office:value="0.296431841465973" calcext:value-type="float">
            <text:p>0.296431841465973</text:p>
          </table:table-cell>
          <table:table-cell office:value-type="float" office:value="80.9105952739716" calcext:value-type="float">
            <text:p>80.9105952739716</text:p>
          </table:table-cell>
          <table:table-cell office:value-type="float" office:value="75.8529919859905" calcext:value-type="float">
            <text:p>75.852991985990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136" calcext:value-type="float">
            <text:p>0.76136</text:p>
          </table:table-cell>
          <table:table-cell office:value-type="float" office:value="0.00414037035380495" calcext:value-type="float">
            <text:p>0.004140370353805</text:p>
          </table:table-cell>
          <table:table-cell office:value-type="float" office:value="0.93928119697629" calcext:value-type="float">
            <text:p>0.93928119697629</text:p>
          </table:table-cell>
          <table:table-cell office:value-type="float" office:value="0.0244059481070316" calcext:value-type="float">
            <text:p>0.024405948107032</text:p>
          </table:table-cell>
          <table:table-cell office:value-type="float" office:value="0.0335335771576944" calcext:value-type="float">
            <text:p>0.033533577157695</text:p>
          </table:table-cell>
          <table:table-cell office:value-type="float" office:value="0.00544076924461144" calcext:value-type="float">
            <text:p>0.005440769244611</text:p>
          </table:table-cell>
          <table:table-cell office:value-type="float" office:value="0.0239324896765744" calcext:value-type="float">
            <text:p>0.023932489676574</text:p>
          </table:table-cell>
          <table:table-cell office:value-type="float" office:value="0.00744534655053083" calcext:value-type="float">
            <text:p>0.007445346550531</text:p>
          </table:table-cell>
          <table:table-cell office:value-type="float" office:value="0.316077489177489" calcext:value-type="float">
            <text:p>0.316077489177489</text:p>
          </table:table-cell>
          <table:table-cell office:value-type="float" office:value="0.122183516199369" calcext:value-type="float">
            <text:p>0.122183516199369</text:p>
          </table:table-cell>
          <table:table-cell office:value-type="float" office:value="0.2628952420136" calcext:value-type="float">
            <text:p>0.2628952420136</text:p>
          </table:table-cell>
          <table:table-cell office:value-type="float" office:value="0.00756253052377599" calcext:value-type="float">
            <text:p>0.007562530523776</text:p>
          </table:table-cell>
          <table:table-cell office:value-type="float" office:value="0.487622378307275" calcext:value-type="float">
            <text:p>0.487622378307275</text:p>
          </table:table-cell>
          <table:table-cell office:value-type="float" office:value="0.0197626050388179" calcext:value-type="float">
            <text:p>0.019762605038818</text:p>
          </table:table-cell>
          <table:table-cell office:value-type="float" office:value="0.16656097301606" calcext:value-type="float">
            <text:p>0.16656097301606</text:p>
          </table:table-cell>
          <table:table-cell office:value-type="float" office:value="0.0176792670560658" calcext:value-type="float">
            <text:p>0.017679267056066</text:p>
          </table:table-cell>
          <table:table-cell office:value-type="float" office:value="0.750924033310613" calcext:value-type="float">
            <text:p>0.750924033310613</text:p>
          </table:table-cell>
          <table:table-cell office:value-type="float" office:value="0.0175980822564978" calcext:value-type="float">
            <text:p>0.017598082256498</text:p>
          </table:table-cell>
          <table:table-cell office:value-type="float" office:value="0.0181185215376087" calcext:value-type="float">
            <text:p>0.018118521537609</text:p>
          </table:table-cell>
          <table:table-cell office:value-type="float" office:value="0.0113076120989628" calcext:value-type="float">
            <text:p>0.011307612098963</text:p>
          </table:table-cell>
          <table:table-cell office:value-type="float" office:value="51.2182181835175" calcext:value-type="float">
            <text:p>51.2182181835175</text:p>
          </table:table-cell>
          <table:table-cell office:value-type="float" office:value="0.37345464823691" calcext:value-type="float">
            <text:p>0.37345464823691</text:p>
          </table:table-cell>
          <table:table-cell office:value-type="float" office:value="201.043941378593" calcext:value-type="float">
            <text:p>201.043941378593</text:p>
          </table:table-cell>
          <table:table-cell office:value-type="float" office:value="137.672118233213" calcext:value-type="float">
            <text:p>137.672118233213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244540385212749" calcext:value-type="float">
            <text:p>0.002445403852127</text:p>
          </table:table-cell>
          <table:table-cell office:value-type="float" office:value="0.841016698215161" calcext:value-type="float">
            <text:p>0.841016698215161</text:p>
          </table:table-cell>
          <table:table-cell office:value-type="float" office:value="0.0100763333559363" calcext:value-type="float">
            <text:p>0.010076333355936</text:p>
          </table:table-cell>
          <table:table-cell office:value-type="float" office:value="0.0283306403468389" calcext:value-type="float">
            <text:p>0.028330640346839</text:p>
          </table:table-cell>
          <table:table-cell office:value-type="float" office:value="0.00376080022873429" calcext:value-type="float">
            <text:p>0.003760800228734</text:p>
          </table:table-cell>
          <table:table-cell office:value-type="float" office:value="0.0211246565738388" calcext:value-type="float">
            <text:p>0.021124656573839</text:p>
          </table:table-cell>
          <table:table-cell office:value-type="float" office:value="0.00610260012528619" calcext:value-type="float">
            <text:p>0.006102600125286</text:p>
          </table:table-cell>
          <table:table-cell office:value-type="float" office:value="0.405675409831577" calcext:value-type="float">
            <text:p>0.405675409831577</text:p>
          </table:table-cell>
          <table:table-cell office:value-type="float" office:value="0.308778228142759" calcext:value-type="float">
            <text:p>0.308778228142759</text:p>
          </table:table-cell>
          <table:table-cell office:value-type="float" office:value="0.241918002223341" calcext:value-type="float">
            <text:p>0.241918002223341</text:p>
          </table:table-cell>
          <table:table-cell office:value-type="float" office:value="0.00810334587872268" calcext:value-type="float">
            <text:p>0.008103345878723</text:p>
          </table:table-cell>
          <table:table-cell office:value-type="float" office:value="0.503818397836847" calcext:value-type="float">
            <text:p>0.503818397836847</text:p>
          </table:table-cell>
          <table:table-cell office:value-type="float" office:value="0.0106851978417577" calcext:value-type="float">
            <text:p>0.010685197841758</text:p>
          </table:table-cell>
          <table:table-cell office:value-type="float" office:value="0.15535429485772" calcext:value-type="float">
            <text:p>0.15535429485772</text:p>
          </table:table-cell>
          <table:table-cell office:value-type="float" office:value="0.0073493314010555" calcext:value-type="float">
            <text:p>0.007349331401056</text:p>
          </table:table-cell>
          <table:table-cell office:value-type="float" office:value="0.770680820383741" calcext:value-type="float">
            <text:p>0.770680820383741</text:p>
          </table:table-cell>
          <table:table-cell office:value-type="float" office:value="0.00812161779258507" calcext:value-type="float">
            <text:p>0.008121617792585</text:p>
          </table:table-cell>
          <table:table-cell office:value-type="float" office:value="0.0123599576914528" calcext:value-type="float">
            <text:p>0.012359957691453</text:p>
          </table:table-cell>
          <table:table-cell office:value-type="float" office:value="0.0075659134909354" calcext:value-type="float">
            <text:p>0.007565913490935</text:p>
          </table:table-cell>
          <table:table-cell office:value-type="float" office:value="51.4980813026428" calcext:value-type="float">
            <text:p>51.4980813026428</text:p>
          </table:table-cell>
          <table:table-cell office:value-type="float" office:value="0.304675068461374" calcext:value-type="float">
            <text:p>0.304675068461374</text:p>
          </table:table-cell>
          <table:table-cell office:value-type="float" office:value="156.650556564331" calcext:value-type="float">
            <text:p>156.650556564331</text:p>
          </table:table-cell>
          <table:table-cell office:value-type="float" office:value="71.8219737605305" calcext:value-type="float">
            <text:p>71.821973760530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4555" calcext:value-type="float">
            <text:p>0.74555</text:p>
          </table:table-cell>
          <table:table-cell office:value-type="float" office:value="0.00315673882353294" calcext:value-type="float">
            <text:p>0.003156738823533</text:p>
          </table:table-cell>
          <table:table-cell office:value-type="float" office:value="1.01810606532717" calcext:value-type="float">
            <text:p>1.01810606532717</text:p>
          </table:table-cell>
          <table:table-cell office:value-type="float" office:value="0.0213455049806907" calcext:value-type="float">
            <text:p>0.021345504980691</text:p>
          </table:table-cell>
          <table:table-cell office:value-type="float" office:value="0.0356549364130889" calcext:value-type="float">
            <text:p>0.035654936413089</text:p>
          </table:table-cell>
          <table:table-cell office:value-type="float" office:value="0.00403832587299136" calcext:value-type="float">
            <text:p>0.004038325872991</text:p>
          </table:table-cell>
          <table:table-cell office:value-type="float" office:value="0.0205067866997722" calcext:value-type="float">
            <text:p>0.020506786699772</text:p>
          </table:table-cell>
          <table:table-cell office:value-type="float" office:value="0.00512588239453155" calcext:value-type="float">
            <text:p>0.005125882394532</text:p>
          </table:table-cell>
          <table:table-cell office:value-type="float" office:value="0.246762701052335" calcext:value-type="float">
            <text:p>0.246762701052335</text:p>
          </table:table-cell>
          <table:table-cell office:value-type="float" office:value="0.110473808024624" calcext:value-type="float">
            <text:p>0.110473808024624</text:p>
          </table:table-cell>
          <table:table-cell office:value-type="float" office:value="0.270324738264049" calcext:value-type="float">
            <text:p>0.270324738264049</text:p>
          </table:table-cell>
          <table:table-cell office:value-type="float" office:value="0.00614137635630247" calcext:value-type="float">
            <text:p>0.006141376356302</text:p>
          </table:table-cell>
          <table:table-cell office:value-type="float" office:value="0.499102239570435" calcext:value-type="float">
            <text:p>0.499102239570435</text:p>
          </table:table-cell>
          <table:table-cell office:value-type="float" office:value="0.0227973773765108" calcext:value-type="float">
            <text:p>0.022797377376511</text:p>
          </table:table-cell>
          <table:table-cell office:value-type="float" office:value="0.158928667772949" calcext:value-type="float">
            <text:p>0.158928667772949</text:p>
          </table:table-cell>
          <table:table-cell office:value-type="float" office:value="0.0189097681087315" calcext:value-type="float">
            <text:p>0.018909768108732</text:p>
          </table:table-cell>
          <table:table-cell office:value-type="float" office:value="0.754059645593577" calcext:value-type="float">
            <text:p>0.754059645593577</text:p>
          </table:table-cell>
          <table:table-cell office:value-type="float" office:value="0.0192952791708898" calcext:value-type="float">
            <text:p>0.01929527917089</text:p>
          </table:table-cell>
          <table:table-cell office:value-type="float" office:value="0.0201211734754754" calcext:value-type="float">
            <text:p>0.020121173475476</text:p>
          </table:table-cell>
          <table:table-cell office:value-type="float" office:value="0.00792807342211935" calcext:value-type="float">
            <text:p>0.007928073422119</text:p>
          </table:table-cell>
          <table:table-cell office:value-type="float" office:value="51.2873021602631" calcext:value-type="float">
            <text:p>51.2873021602631</text:p>
          </table:table-cell>
          <table:table-cell office:value-type="float" office:value="0.241183984379072" calcext:value-type="float">
            <text:p>0.241183984379072</text:p>
          </table:table-cell>
          <table:table-cell office:value-type="float" office:value="65.2175499677658" calcext:value-type="float">
            <text:p>65.2175499677658</text:p>
          </table:table-cell>
          <table:table-cell office:value-type="float" office:value="53.9927220189456" calcext:value-type="float">
            <text:p>53.9927220189456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986" calcext:value-type="float">
            <text:p>0.76986</text:p>
          </table:table-cell>
          <table:table-cell office:value-type="float" office:value="0.00350434650747389" calcext:value-type="float">
            <text:p>0.003504346507474</text:p>
          </table:table-cell>
          <table:table-cell office:value-type="float" office:value="0.915391181257676" calcext:value-type="float">
            <text:p>0.915391181257676</text:p>
          </table:table-cell>
          <table:table-cell office:value-type="float" office:value="0.0236238277573248" calcext:value-type="float">
            <text:p>0.023623827757325</text:p>
          </table:table-cell>
          <table:table-cell office:value-type="float" office:value="0.0367151576703551" calcext:value-type="float">
            <text:p>0.036715157670355</text:p>
          </table:table-cell>
          <table:table-cell office:value-type="float" office:value="0.00583034962630851" calcext:value-type="float">
            <text:p>0.005830349626309</text:p>
          </table:table-cell>
          <table:table-cell office:value-type="float" office:value="0.024074998319851" calcext:value-type="float">
            <text:p>0.024074998319851</text:p>
          </table:table-cell>
          <table:table-cell office:value-type="float" office:value="0.00528132654458249" calcext:value-type="float">
            <text:p>0.005281326544583</text:p>
          </table:table-cell>
          <table:table-cell office:value-type="float" office:value="0.310833405483405" calcext:value-type="float">
            <text:p>0.310833405483405</text:p>
          </table:table-cell>
          <table:table-cell office:value-type="float" office:value="0.119678461119868" calcext:value-type="float">
            <text:p>0.119678461119868</text:p>
          </table:table-cell>
          <table:table-cell office:value-type="float" office:value="0.246395423324419" calcext:value-type="float">
            <text:p>0.246395423324419</text:p>
          </table:table-cell>
          <table:table-cell office:value-type="float" office:value="0.00643947021301297" calcext:value-type="float">
            <text:p>0.006439470213013</text:p>
          </table:table-cell>
          <table:table-cell office:value-type="float" office:value="0.513799818914045" calcext:value-type="float">
            <text:p>0.513799818914045</text:p>
          </table:table-cell>
          <table:table-cell office:value-type="float" office:value="0.0294413638788011" calcext:value-type="float">
            <text:p>0.029441363878801</text:p>
          </table:table-cell>
          <table:table-cell office:value-type="float" office:value="0.150475800225171" calcext:value-type="float">
            <text:p>0.150475800225171</text:p>
          </table:table-cell>
          <table:table-cell office:value-type="float" office:value="0.0227659383545026" calcext:value-type="float">
            <text:p>0.022765938354503</text:p>
          </table:table-cell>
          <table:table-cell office:value-type="float" office:value="0.772284112644483" calcext:value-type="float">
            <text:p>0.772284112644483</text:p>
          </table:table-cell>
          <table:table-cell office:value-type="float" office:value="0.0234151292865795" calcext:value-type="float">
            <text:p>0.02341512928658</text:p>
          </table:table-cell>
          <table:table-cell office:value-type="float" office:value="0.0229389741917435" calcext:value-type="float">
            <text:p>0.022938974191744</text:p>
          </table:table-cell>
          <table:table-cell office:value-type="float" office:value="0.00962095933210759" calcext:value-type="float">
            <text:p>0.009620959332108</text:p>
          </table:table-cell>
          <table:table-cell office:value-type="float" office:value="51.3224556922913" calcext:value-type="float">
            <text:p>51.3224556922913</text:p>
          </table:table-cell>
          <table:table-cell office:value-type="float" office:value="0.341736768303171" calcext:value-type="float">
            <text:p>0.341736768303171</text:p>
          </table:table-cell>
          <table:table-cell office:value-type="float" office:value="164.940801787376" calcext:value-type="float">
            <text:p>164.940801787376</text:p>
          </table:table-cell>
          <table:table-cell office:value-type="float" office:value="154.985842164456" calcext:value-type="float">
            <text:p>154.985842164456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106" calcext:value-type="float">
            <text:p>0.80106</text:p>
          </table:table-cell>
          <table:table-cell office:value-type="float" office:value="0.00465312320442469" calcext:value-type="float">
            <text:p>0.004653123204425</text:p>
          </table:table-cell>
          <table:table-cell office:value-type="float" office:value="0.777548474876311" calcext:value-type="float">
            <text:p>0.777548474876311</text:p>
          </table:table-cell>
          <table:table-cell office:value-type="float" office:value="0.0203599787515445" calcext:value-type="float">
            <text:p>0.020359978751545</text:p>
          </table:table-cell>
          <table:table-cell office:value-type="float" office:value="0.0269093548484848" calcext:value-type="float">
            <text:p>0.026909354848485</text:p>
          </table:table-cell>
          <table:table-cell office:value-type="float" office:value="0.00311685917728383" calcext:value-type="float">
            <text:p>0.003116859177284</text:p>
          </table:table-cell>
          <table:table-cell office:value-type="float" office:value="0.0170488581245562" calcext:value-type="float">
            <text:p>0.017048858124556</text:p>
          </table:table-cell>
          <table:table-cell office:value-type="float" office:value="0.00425192706326189" calcext:value-type="float">
            <text:p>0.004251927063262</text:p>
          </table:table-cell>
          <table:table-cell office:value-type="float" office:value="0.267890704202266" calcext:value-type="float">
            <text:p>0.267890704202266</text:p>
          </table:table-cell>
          <table:table-cell office:value-type="float" office:value="0.0935025415892694" calcext:value-type="float">
            <text:p>0.093502541589269</text:p>
          </table:table-cell>
          <table:table-cell office:value-type="float" office:value="0.198372528712648" calcext:value-type="float">
            <text:p>0.198372528712648</text:p>
          </table:table-cell>
          <table:table-cell office:value-type="float" office:value="0.00984398744556786" calcext:value-type="float">
            <text:p>0.009843987445568</text:p>
          </table:table-cell>
          <table:table-cell office:value-type="float" office:value="0.547797606001553" calcext:value-type="float">
            <text:p>0.547797606001553</text:p>
          </table:table-cell>
          <table:table-cell office:value-type="float" office:value="0.0167543404654354" calcext:value-type="float">
            <text:p>0.016754340465436</text:p>
          </table:table-cell>
          <table:table-cell office:value-type="float" office:value="0.136694265073635" calcext:value-type="float">
            <text:p>0.136694265073635</text:p>
          </table:table-cell>
          <table:table-cell office:value-type="float" office:value="0.00977801252764676" calcext:value-type="float">
            <text:p>0.009778012527647</text:p>
          </table:table-cell>
          <table:table-cell office:value-type="float" office:value="0.800555699201273" calcext:value-type="float">
            <text:p>0.800555699201273</text:p>
          </table:table-cell>
          <table:table-cell office:value-type="float" office:value="0.0105947412615993" calcext:value-type="float">
            <text:p>0.010594741261599</text:p>
          </table:table-cell>
          <table:table-cell office:value-type="float" office:value="0.0093338857206552" calcext:value-type="float">
            <text:p>0.009333885720655</text:p>
          </table:table-cell>
          <table:table-cell office:value-type="float" office:value="0.00676646330604554" calcext:value-type="float">
            <text:p>0.006766463306046</text:p>
          </table:table-cell>
          <table:table-cell office:value-type="float" office:value="51.3992603302002" calcext:value-type="float">
            <text:p>51.3992603302002</text:p>
          </table:table-cell>
          <table:table-cell office:value-type="float" office:value="0.342050661863296" calcext:value-type="float">
            <text:p>0.342050661863296</text:p>
          </table:table-cell>
          <table:table-cell office:value-type="float" office:value="379.652745962143" calcext:value-type="float">
            <text:p>379.652745962143</text:p>
          </table:table-cell>
          <table:table-cell office:value-type="float" office:value="117.242308177804" calcext:value-type="float">
            <text:p>117.242308177804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9041" calcext:value-type="float">
            <text:p>0.79041</text:p>
          </table:table-cell>
          <table:table-cell office:value-type="float" office:value="0.00560564199911324" calcext:value-type="float">
            <text:p>0.005605641999113</text:p>
          </table:table-cell>
          <table:table-cell office:value-type="float" office:value="0.822377181569816" calcext:value-type="float">
            <text:p>0.822377181569816</text:p>
          </table:table-cell>
          <table:table-cell office:value-type="float" office:value="0.0253634167249561" calcext:value-type="float">
            <text:p>0.025363416724956</text:p>
          </table:table-cell>
          <table:table-cell office:value-type="float" office:value="0.0278910265182184" calcext:value-type="float">
            <text:p>0.027891026518218</text:p>
          </table:table-cell>
          <table:table-cell office:value-type="float" office:value="0.00545083249304172" calcext:value-type="float">
            <text:p>0.005450832493042</text:p>
          </table:table-cell>
          <table:table-cell office:value-type="float" office:value="0.0173390282491455" calcext:value-type="float">
            <text:p>0.017339028249146</text:p>
          </table:table-cell>
          <table:table-cell office:value-type="float" office:value="0.00824690325893935" calcext:value-type="float">
            <text:p>0.008246903258939</text:p>
          </table:table-cell>
          <table:table-cell office:value-type="float" office:value="0.325307313459487" calcext:value-type="float">
            <text:p>0.325307313459487</text:p>
          </table:table-cell>
          <table:table-cell office:value-type="float" office:value="0.217358034083887" calcext:value-type="float">
            <text:p>0.217358034083887</text:p>
          </table:table-cell>
          <table:table-cell office:value-type="float" office:value="0.21587094006565" calcext:value-type="float">
            <text:p>0.21587094006565</text:p>
          </table:table-cell>
          <table:table-cell office:value-type="float" office:value="0.00686258201552652" calcext:value-type="float">
            <text:p>0.006862582015527</text:p>
          </table:table-cell>
          <table:table-cell office:value-type="float" office:value="0.529849579696937" calcext:value-type="float">
            <text:p>0.529849579696937</text:p>
          </table:table-cell>
          <table:table-cell office:value-type="float" office:value="0.0158717758938794" calcext:value-type="float">
            <text:p>0.01587177589388</text:p>
          </table:table-cell>
          <table:table-cell office:value-type="float" office:value="0.146382819154331" calcext:value-type="float">
            <text:p>0.146382819154331</text:p>
          </table:table-cell>
          <table:table-cell office:value-type="float" office:value="0.0115203282325475" calcext:value-type="float">
            <text:p>0.011520328232548</text:p>
          </table:table-cell>
          <table:table-cell office:value-type="float" office:value="0.785780356901127" calcext:value-type="float">
            <text:p>0.785780356901127</text:p>
          </table:table-cell>
          <table:table-cell office:value-type="float" office:value="0.0118305055118741" calcext:value-type="float">
            <text:p>0.011830505511874</text:p>
          </table:table-cell>
          <table:table-cell office:value-type="float" office:value="0.0110103499787257" calcext:value-type="float">
            <text:p>0.011010349978726</text:p>
          </table:table-cell>
          <table:table-cell office:value-type="float" office:value="0.00896998658090491" calcext:value-type="float">
            <text:p>0.008969986580905</text:p>
          </table:table-cell>
          <table:table-cell office:value-type="float" office:value="51.474311876297" calcext:value-type="float">
            <text:p>51.474311876297</text:p>
          </table:table-cell>
          <table:table-cell office:value-type="float" office:value="0.580979232428" calcext:value-type="float">
            <text:p>0.580979232428</text:p>
          </table:table-cell>
          <table:table-cell office:value-type="float" office:value="310.608191251755" calcext:value-type="float">
            <text:p>310.608191251755</text:p>
          </table:table-cell>
          <table:table-cell office:value-type="float" office:value="117.062271405133" calcext:value-type="float">
            <text:p>117.062271405133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212" calcext:value-type="float">
            <text:p>0.80212</text:p>
          </table:table-cell>
          <table:table-cell office:value-type="float" office:value="0.00432095668419236" calcext:value-type="float">
            <text:p>0.004320956684192</text:p>
          </table:table-cell>
          <table:table-cell office:value-type="float" office:value="0.758428849447125" calcext:value-type="float">
            <text:p>0.758428849447125</text:p>
          </table:table-cell>
          <table:table-cell office:value-type="float" office:value="0.0111568164323906" calcext:value-type="float">
            <text:p>0.011156816432391</text:p>
          </table:table-cell>
          <table:table-cell office:value-type="float" office:value="0.0250068853535354" calcext:value-type="float">
            <text:p>0.025006885353535</text:p>
          </table:table-cell>
          <table:table-cell office:value-type="float" office:value="0.00201598922996138" calcext:value-type="float">
            <text:p>0.002015989229961</text:p>
          </table:table-cell>
          <table:table-cell office:value-type="float" office:value="0.0170736857142857" calcext:value-type="float">
            <text:p>0.017073685714286</text:p>
          </table:table-cell>
          <table:table-cell office:value-type="float" office:value="0.0024954456206333" calcext:value-type="float">
            <text:p>0.002495445620633</text:p>
          </table:table-cell>
          <table:table-cell office:value-type="float" office:value="0.271245748680755" calcext:value-type="float">
            <text:p>0.271245748680755</text:p>
          </table:table-cell>
          <table:table-cell office:value-type="float" office:value="0.226744293524596" calcext:value-type="float">
            <text:p>0.226744293524596</text:p>
          </table:table-cell>
          <table:table-cell office:value-type="float" office:value="0.212164091226633" calcext:value-type="float">
            <text:p>0.212164091226633</text:p>
          </table:table-cell>
          <table:table-cell office:value-type="float" office:value="0.0049680875437556" calcext:value-type="float">
            <text:p>0.004968087543756</text:p>
          </table:table-cell>
          <table:table-cell office:value-type="float" office:value="0.531128044960788" calcext:value-type="float">
            <text:p>0.531128044960788</text:p>
          </table:table-cell>
          <table:table-cell office:value-type="float" office:value="0.0093526943883979" calcext:value-type="float">
            <text:p>0.009352694388398</text:p>
          </table:table-cell>
          <table:table-cell office:value-type="float" office:value="0.136191655894512" calcext:value-type="float">
            <text:p>0.136191655894512</text:p>
          </table:table-cell>
          <table:table-cell office:value-type="float" office:value="0.00782756423941824" calcext:value-type="float">
            <text:p>0.007827564239418</text:p>
          </table:table-cell>
          <table:table-cell office:value-type="float" office:value="0.797980221553925" calcext:value-type="float">
            <text:p>0.797980221553925</text:p>
          </table:table-cell>
          <table:table-cell office:value-type="float" office:value="0.00776107299884404" calcext:value-type="float">
            <text:p>0.007761072998844</text:p>
          </table:table-cell>
          <table:table-cell office:value-type="float" office:value="0.00771110244674339" calcext:value-type="float">
            <text:p>0.007711102446743</text:p>
          </table:table-cell>
          <table:table-cell office:value-type="float" office:value="0.00452937311695627" calcext:value-type="float">
            <text:p>0.004529373116956</text:p>
          </table:table-cell>
          <table:table-cell office:value-type="float" office:value="51.3548264026642" calcext:value-type="float">
            <text:p>51.3548264026642</text:p>
          </table:table-cell>
          <table:table-cell office:value-type="float" office:value="0.261124433816304" calcext:value-type="float">
            <text:p>0.261124433816304</text:p>
          </table:table-cell>
          <table:table-cell office:value-type="float" office:value="452.558413124085" calcext:value-type="float">
            <text:p>452.558413124085</text:p>
          </table:table-cell>
          <table:table-cell office:value-type="float" office:value="25.2617091414133" calcext:value-type="float">
            <text:p>25.2617091414133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827" calcext:value-type="float">
            <text:p>0.80827</text:p>
          </table:table-cell>
          <table:table-cell office:value-type="float" office:value="0.00300186978768602" calcext:value-type="float">
            <text:p>0.003001869787686</text:p>
          </table:table-cell>
          <table:table-cell office:value-type="float" office:value="0.724451890908065" calcext:value-type="float">
            <text:p>0.724451890908065</text:p>
          </table:table-cell>
          <table:table-cell office:value-type="float" office:value="0.00995080002761728" calcext:value-type="float">
            <text:p>0.009950800027617</text:p>
          </table:table-cell>
          <table:table-cell office:value-type="float" office:value="0.0282920433894964" calcext:value-type="float">
            <text:p>0.028292043389497</text:p>
          </table:table-cell>
          <table:table-cell office:value-type="float" office:value="0.00406947201420427" calcext:value-type="float">
            <text:p>0.004069472014204</text:p>
          </table:table-cell>
          <table:table-cell office:value-type="float" office:value="0.0204653382049971" calcext:value-type="float">
            <text:p>0.020465338204997</text:p>
          </table:table-cell>
          <table:table-cell office:value-type="float" office:value="0.00556111095997206" calcext:value-type="float">
            <text:p>0.005561110959972</text:p>
          </table:table-cell>
          <table:table-cell office:value-type="float" office:value="0.323385709630871" calcext:value-type="float">
            <text:p>0.323385709630871</text:p>
          </table:table-cell>
          <table:table-cell office:value-type="float" office:value="0.217497153238491" calcext:value-type="float">
            <text:p>0.217497153238491</text:p>
          </table:table-cell>
          <table:table-cell office:value-type="float" office:value="0.211656438709364" calcext:value-type="float">
            <text:p>0.211656438709364</text:p>
          </table:table-cell>
          <table:table-cell office:value-type="float" office:value="0.00631978041551274" calcext:value-type="float">
            <text:p>0.006319780415513</text:p>
          </table:table-cell>
          <table:table-cell office:value-type="float" office:value="0.532990223646494" calcext:value-type="float">
            <text:p>0.532990223646494</text:p>
          </table:table-cell>
          <table:table-cell office:value-type="float" office:value="0.00977420112580721" calcext:value-type="float">
            <text:p>0.009774201125807</text:p>
          </table:table-cell>
          <table:table-cell office:value-type="float" office:value="0.140428129501005" calcext:value-type="float">
            <text:p>0.140428129501005</text:p>
          </table:table-cell>
          <table:table-cell office:value-type="float" office:value="0.00646706409575774" calcext:value-type="float">
            <text:p>0.006467064095758</text:p>
          </table:table-cell>
          <table:table-cell office:value-type="float" office:value="0.796960066114911" calcext:value-type="float">
            <text:p>0.796960066114911</text:p>
          </table:table-cell>
          <table:table-cell office:value-type="float" office:value="0.00631326203065684" calcext:value-type="float">
            <text:p>0.006313262030657</text:p>
          </table:table-cell>
          <table:table-cell office:value-type="float" office:value="0.0113868482997055" calcext:value-type="float">
            <text:p>0.011386848299706</text:p>
          </table:table-cell>
          <table:table-cell office:value-type="float" office:value="0.00722775195453495" calcext:value-type="float">
            <text:p>0.007227751954535</text:p>
          </table:table-cell>
          <table:table-cell office:value-type="float" office:value="51.3506866455078" calcext:value-type="float">
            <text:p>51.3506866455078</text:p>
          </table:table-cell>
          <table:table-cell office:value-type="float" office:value="0.330864931593952" calcext:value-type="float">
            <text:p>0.330864931593952</text:p>
          </table:table-cell>
          <table:table-cell office:value-type="float" office:value="274.008160471916" calcext:value-type="float">
            <text:p>274.008160471916</text:p>
          </table:table-cell>
          <table:table-cell office:value-type="float" office:value="105.282654040664" calcext:value-type="float">
            <text:p>105.282654040664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1166" calcext:value-type="float">
            <text:p>0.81166</text:p>
          </table:table-cell>
          <table:table-cell office:value-type="float" office:value="0.0030313913197298" calcext:value-type="float">
            <text:p>0.00303139131973</text:p>
          </table:table-cell>
          <table:table-cell office:value-type="float" office:value="0.73138755136103" calcext:value-type="float">
            <text:p>0.73138755136103</text:p>
          </table:table-cell>
          <table:table-cell office:value-type="float" office:value="0.00772076282055352" calcext:value-type="float">
            <text:p>0.007720762820554</text:p>
          </table:table-cell>
          <table:table-cell office:value-type="float" office:value="0.0309375444444444" calcext:value-type="float">
            <text:p>0.030937544444445</text:p>
          </table:table-cell>
          <table:table-cell office:value-type="float" office:value="0.00300943158021004" calcext:value-type="float">
            <text:p>0.00300943158021</text:p>
          </table:table-cell>
          <table:table-cell office:value-type="float" office:value="0.0182454814285714" calcext:value-type="float">
            <text:p>0.018245481428572</text:p>
          </table:table-cell>
          <table:table-cell office:value-type="float" office:value="0.0043362770997757" calcext:value-type="float">
            <text:p>0.004336277099776</text:p>
          </table:table-cell>
          <table:table-cell office:value-type="float" office:value="0.393646782831734" calcext:value-type="float">
            <text:p>0.393646782831734</text:p>
          </table:table-cell>
          <table:table-cell office:value-type="float" office:value="0.254671866155555" calcext:value-type="float">
            <text:p>0.254671866155555</text:p>
          </table:table-cell>
          <table:table-cell office:value-type="float" office:value="0.172289070744562" calcext:value-type="float">
            <text:p>0.172289070744562</text:p>
          </table:table-cell>
          <table:table-cell office:value-type="float" office:value="0.00970962715697251" calcext:value-type="float">
            <text:p>0.009709627156973</text:p>
          </table:table-cell>
          <table:table-cell office:value-type="float" office:value="0.571583456640442" calcext:value-type="float">
            <text:p>0.571583456640442</text:p>
          </table:table-cell>
          <table:table-cell office:value-type="float" office:value="0.0150863156026691" calcext:value-type="float">
            <text:p>0.015086315602669</text:p>
          </table:table-cell>
          <table:table-cell office:value-type="float" office:value="0.128285140138513" calcext:value-type="float">
            <text:p>0.128285140138513</text:p>
          </table:table-cell>
          <table:table-cell office:value-type="float" office:value="0.00735444993360977" calcext:value-type="float">
            <text:p>0.00735444993361</text:p>
          </table:table-cell>
          <table:table-cell office:value-type="float" office:value="0.815172197988047" calcext:value-type="float">
            <text:p>0.815172197988047</text:p>
          </table:table-cell>
          <table:table-cell office:value-type="float" office:value="0.00863591668560075" calcext:value-type="float">
            <text:p>0.008635916685601</text:p>
          </table:table-cell>
          <table:table-cell office:value-type="float" office:value="0.00674321963779838" calcext:value-type="float">
            <text:p>0.006743219637798</text:p>
          </table:table-cell>
          <table:table-cell office:value-type="float" office:value="0.00579850166807196" calcext:value-type="float">
            <text:p>0.005798501668072</text:p>
          </table:table-cell>
          <table:table-cell office:value-type="float" office:value="51.4682312488556" calcext:value-type="float">
            <text:p>51.4682312488556</text:p>
          </table:table-cell>
          <table:table-cell office:value-type="float" office:value="0.368362962068875" calcext:value-type="float">
            <text:p>0.368362962068875</text:p>
          </table:table-cell>
          <table:table-cell office:value-type="float" office:value="394.36983499527" calcext:value-type="float">
            <text:p>394.36983499527</text:p>
          </table:table-cell>
          <table:table-cell office:value-type="float" office:value="99.7929484086872" calcext:value-type="float">
            <text:p>99.7929484086872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895" calcext:value-type="float">
            <text:p>0.82895</text:p>
          </table:table-cell>
          <table:table-cell office:value-type="float" office:value="0.00410074518973213" calcext:value-type="float">
            <text:p>0.004100745189732</text:p>
          </table:table-cell>
          <table:table-cell office:value-type="float" office:value="0.664498559271815" calcext:value-type="float">
            <text:p>0.664498559271815</text:p>
          </table:table-cell>
          <table:table-cell office:value-type="float" office:value="0.0151325934148804" calcext:value-type="float">
            <text:p>0.01513259341488</text:p>
          </table:table-cell>
          <table:table-cell office:value-type="float" office:value="0.0270130605050505" calcext:value-type="float">
            <text:p>0.027013060505051</text:p>
          </table:table-cell>
          <table:table-cell office:value-type="float" office:value="0.00175870359413951" calcext:value-type="float">
            <text:p>0.00175870359414</text:p>
          </table:table-cell>
          <table:table-cell office:value-type="float" office:value="0.0172758119047619" calcext:value-type="float">
            <text:p>0.017275811904762</text:p>
          </table:table-cell>
          <table:table-cell office:value-type="float" office:value="0.00198980803565676" calcext:value-type="float">
            <text:p>0.001989808035657</text:p>
          </table:table-cell>
          <table:table-cell office:value-type="float" office:value="0.451610533910534" calcext:value-type="float">
            <text:p>0.451610533910534</text:p>
          </table:table-cell>
          <table:table-cell office:value-type="float" office:value="0.255097023782924" calcext:value-type="float">
            <text:p>0.255097023782924</text:p>
          </table:table-cell>
          <table:table-cell office:value-type="float" office:value="0.163738983325718" calcext:value-type="float">
            <text:p>0.163738983325718</text:p>
          </table:table-cell>
          <table:table-cell office:value-type="float" office:value="0.0057267730959403" calcext:value-type="float">
            <text:p>0.00572677309594</text:p>
          </table:table-cell>
          <table:table-cell office:value-type="float" office:value="0.583451246404189" calcext:value-type="float">
            <text:p>0.583451246404189</text:p>
          </table:table-cell>
          <table:table-cell office:value-type="float" office:value="0.00938082274993113" calcext:value-type="float">
            <text:p>0.009380822749931</text:p>
          </table:table-cell>
          <table:table-cell office:value-type="float" office:value="0.122908155231941" calcext:value-type="float">
            <text:p>0.122908155231941</text:p>
          </table:table-cell>
          <table:table-cell office:value-type="float" office:value="0.00655083943351634" calcext:value-type="float">
            <text:p>0.006550839433516</text:p>
          </table:table-cell>
          <table:table-cell office:value-type="float" office:value="0.826859065606606" calcext:value-type="float">
            <text:p>0.826859065606606</text:p>
          </table:table-cell>
          <table:table-cell office:value-type="float" office:value="0.00756069911852074" calcext:value-type="float">
            <text:p>0.007560699118521</text:p>
          </table:table-cell>
          <table:table-cell office:value-type="float" office:value="0.0052120072800305" calcext:value-type="float">
            <text:p>0.005212007280031</text:p>
          </table:table-cell>
          <table:table-cell office:value-type="float" office:value="0.00240090250005973" calcext:value-type="float">
            <text:p>0.00240090250006</text:p>
          </table:table-cell>
          <table:table-cell office:value-type="float" office:value="51.2499012231827" calcext:value-type="float">
            <text:p>51.2499012231827</text:p>
          </table:table-cell>
          <table:table-cell office:value-type="float" office:value="0.303455424397792" calcext:value-type="float">
            <text:p>0.303455424397792</text:p>
          </table:table-cell>
          <table:table-cell office:value-type="float" office:value="438.951674222946" calcext:value-type="float">
            <text:p>438.951674222946</text:p>
          </table:table-cell>
          <table:table-cell office:value-type="float" office:value="57.7341806214664" calcext:value-type="float">
            <text:p>57.7341806214664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00274145135932692" calcext:value-type="float">
            <text:p>0.002741451359327</text:p>
          </table:table-cell>
          <table:table-cell office:value-type="float" office:value="0.679953327149178" calcext:value-type="float">
            <text:p>0.679953327149178</text:p>
          </table:table-cell>
          <table:table-cell office:value-type="float" office:value="0.0107973639483539" calcext:value-type="float">
            <text:p>0.010797363948354</text:p>
          </table:table-cell>
          <table:table-cell office:value-type="float" office:value="0.0255302174747475" calcext:value-type="float">
            <text:p>0.025530217474748</text:p>
          </table:table-cell>
          <table:table-cell office:value-type="float" office:value="0.00301361623276851" calcext:value-type="float">
            <text:p>0.003013616232769</text:p>
          </table:table-cell>
          <table:table-cell office:value-type="float" office:value="0.0165178630952381" calcext:value-type="float">
            <text:p>0.016517863095238</text:p>
          </table:table-cell>
          <table:table-cell office:value-type="float" office:value="0.00349444846974274" calcext:value-type="float">
            <text:p>0.003494448469743</text:p>
          </table:table-cell>
          <table:table-cell office:value-type="float" office:value="0.479034343434343" calcext:value-type="float">
            <text:p>0.479034343434343</text:p>
          </table:table-cell>
          <table:table-cell office:value-type="float" office:value="0.25877724233445" calcext:value-type="float">
            <text:p>0.25877724233445</text:p>
          </table:table-cell>
          <table:table-cell office:value-type="float" office:value="0.166343191699533" calcext:value-type="float">
            <text:p>0.166343191699533</text:p>
          </table:table-cell>
          <table:table-cell office:value-type="float" office:value="0.00889052274730971" calcext:value-type="float">
            <text:p>0.00889052274731</text:p>
          </table:table-cell>
          <table:table-cell office:value-type="float" office:value="0.582264938257271" calcext:value-type="float">
            <text:p>0.582264938257271</text:p>
          </table:table-cell>
          <table:table-cell office:value-type="float" office:value="0.0163293050083878" calcext:value-type="float">
            <text:p>0.016329305008388</text:p>
          </table:table-cell>
          <table:table-cell office:value-type="float" office:value="0.121282478618753" calcext:value-type="float">
            <text:p>0.121282478618753</text:p>
          </table:table-cell>
          <table:table-cell office:value-type="float" office:value="0.009327702895077" calcext:value-type="float">
            <text:p>0.009327702895077</text:p>
          </table:table-cell>
          <table:table-cell office:value-type="float" office:value="0.826320044934736" calcext:value-type="float">
            <text:p>0.826320044934736</text:p>
          </table:table-cell>
          <table:table-cell office:value-type="float" office:value="0.0110368381843147" calcext:value-type="float">
            <text:p>0.011036838184315</text:p>
          </table:table-cell>
          <table:table-cell office:value-type="float" office:value="0.00841989710867064" calcext:value-type="float">
            <text:p>0.008419897108671</text:p>
          </table:table-cell>
          <table:table-cell office:value-type="float" office:value="0.0041542520300914" calcext:value-type="float">
            <text:p>0.004154252030091</text:p>
          </table:table-cell>
          <table:table-cell office:value-type="float" office:value="51.3293903589249" calcext:value-type="float">
            <text:p>51.3293903589249</text:p>
          </table:table-cell>
          <table:table-cell office:value-type="float" office:value="0.324670304535293" calcext:value-type="float">
            <text:p>0.324670304535293</text:p>
          </table:table-cell>
          <table:table-cell office:value-type="float" office:value="419.34662001133" calcext:value-type="float">
            <text:p>419.34662001133</text:p>
          </table:table-cell>
          <table:table-cell office:value-type="float" office:value="59.9076794536679" calcext:value-type="float">
            <text:p>59.9076794536679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56516" calcext:value-type="float">
            <text:p>0.56516</text:p>
          </table:table-cell>
          <table:table-cell office:value-type="float" office:value="0.00395311410297136" calcext:value-type="float">
            <text:p>0.003953114102971</text:p>
          </table:table-cell>
          <table:table-cell office:value-type="float" office:value="1.91248213045261" calcext:value-type="float">
            <text:p>1.91248213045261</text:p>
          </table:table-cell>
          <table:table-cell office:value-type="float" office:value="0.0231940142287606" calcext:value-type="float">
            <text:p>0.023194014228761</text:p>
          </table:table-cell>
          <table:table-cell office:value-type="float" office:value="0.0355630271697195" calcext:value-type="float">
            <text:p>0.03556302716972</text:p>
          </table:table-cell>
          <table:table-cell office:value-type="float" office:value="0.00240067229106998" calcext:value-type="float">
            <text:p>0.00240067229107</text:p>
          </table:table-cell>
          <table:table-cell office:value-type="float" office:value="0.0206913863762314" calcext:value-type="float">
            <text:p>0.020691386376232</text:p>
          </table:table-cell>
          <table:table-cell office:value-type="float" office:value="0.00385109335452691" calcext:value-type="float">
            <text:p>0.003851093354527</text:p>
          </table:table-cell>
          <table:table-cell office:value-type="float" office:value="0.165458377226813" calcext:value-type="float">
            <text:p>0.165458377226813</text:p>
          </table:table-cell>
          <table:table-cell office:value-type="float" office:value="0.033709924899213" calcext:value-type="float">
            <text:p>0.033709924899213</text:p>
          </table:table-cell>
          <table:table-cell office:value-type="float" office:value="0.388958448259983" calcext:value-type="float">
            <text:p>0.388958448259983</text:p>
          </table:table-cell>
          <table:table-cell office:value-type="float" office:value="0.00708402903713962" calcext:value-type="float">
            <text:p>0.00708402903714</text:p>
          </table:table-cell>
          <table:table-cell office:value-type="float" office:value="0.3599139175446" calcext:value-type="float">
            <text:p>0.3599139175446</text:p>
          </table:table-cell>
          <table:table-cell office:value-type="float" office:value="0.0177505623383215" calcext:value-type="float">
            <text:p>0.017750562338322</text:p>
          </table:table-cell>
          <table:table-cell office:value-type="float" office:value="0.260841114674442" calcext:value-type="float">
            <text:p>0.260841114674442</text:p>
          </table:table-cell>
          <table:table-cell office:value-type="float" office:value="0.0166334358207266" calcext:value-type="float">
            <text:p>0.016633435820727</text:p>
          </table:table-cell>
          <table:table-cell office:value-type="float" office:value="0.57424906530226" calcext:value-type="float">
            <text:p>0.57424906530226</text:p>
          </table:table-cell>
          <table:table-cell office:value-type="float" office:value="0.0167151856847351" calcext:value-type="float">
            <text:p>0.016715185684735</text:p>
          </table:table-cell>
          <table:table-cell office:value-type="float" office:value="0.0182450231278491" calcext:value-type="float">
            <text:p>0.018245023127849</text:p>
          </table:table-cell>
          <table:table-cell office:value-type="float" office:value="0.00574246374935894" calcext:value-type="float">
            <text:p>0.005742463749359</text:p>
          </table:table-cell>
          <table:table-cell office:value-type="float" office:value="3.21324980258942" calcext:value-type="float">
            <text:p>3.21324980258942</text:p>
          </table:table-cell>
          <table:table-cell office:value-type="float" office:value="0.676405847384828" calcext:value-type="float">
            <text:p>0.676405847384828</text:p>
          </table:table-cell>
          <table:table-cell office:value-type="float" office:value="38.4819488048553" calcext:value-type="float">
            <text:p>38.4819488048553</text:p>
          </table:table-cell>
          <table:table-cell office:value-type="float" office:value="20.7064458410621" calcext:value-type="float">
            <text:p>20.7064458410621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00284370650149883" calcext:value-type="float">
            <text:p>0.002843706501499</text:p>
          </table:table-cell>
          <table:table-cell office:value-type="float" office:value="1.10776439068818" calcext:value-type="float">
            <text:p>1.10776439068818</text:p>
          </table:table-cell>
          <table:table-cell office:value-type="float" office:value="0.0168626035024186" calcext:value-type="float">
            <text:p>0.016862603502419</text:p>
          </table:table-cell>
          <table:table-cell office:value-type="float" office:value="0.0362352294401709" calcext:value-type="float">
            <text:p>0.036235229440171</text:p>
          </table:table-cell>
          <table:table-cell office:value-type="float" office:value="0.00164767284531795" calcext:value-type="float">
            <text:p>0.001647672845318</text:p>
          </table:table-cell>
          <table:table-cell office:value-type="float" office:value="0.0247001745005114" calcext:value-type="float">
            <text:p>0.024700174500511</text:p>
          </table:table-cell>
          <table:table-cell office:value-type="float" office:value="0.00796942715772021" calcext:value-type="float">
            <text:p>0.00796942715772</text:p>
          </table:table-cell>
          <table:table-cell office:value-type="float" office:value="0.158719217815207" calcext:value-type="float">
            <text:p>0.158719217815207</text:p>
          </table:table-cell>
          <table:table-cell office:value-type="float" office:value="0.0188426352357693" calcext:value-type="float">
            <text:p>0.018842635235769</text:p>
          </table:table-cell>
          <table:table-cell office:value-type="float" office:value="0.307336843347687" calcext:value-type="float">
            <text:p>0.307336843347687</text:p>
          </table:table-cell>
          <table:table-cell office:value-type="float" office:value="0.0133127801354542" calcext:value-type="float">
            <text:p>0.013312780135454</text:p>
          </table:table-cell>
          <table:table-cell office:value-type="float" office:value="0.453992655641952" calcext:value-type="float">
            <text:p>0.453992655641952</text:p>
          </table:table-cell>
          <table:table-cell office:value-type="float" office:value="0.0261017606442774" calcext:value-type="float">
            <text:p>0.026101760644277</text:p>
          </table:table-cell>
          <table:table-cell office:value-type="float" office:value="0.18018739904719" calcext:value-type="float">
            <text:p>0.18018739904719</text:p>
          </table:table-cell>
          <table:table-cell office:value-type="float" office:value="0.0238391395429239" calcext:value-type="float">
            <text:p>0.023839139542924</text:p>
          </table:table-cell>
          <table:table-cell office:value-type="float" office:value="0.7187311472601" calcext:value-type="float">
            <text:p>0.7187311472601</text:p>
          </table:table-cell>
          <table:table-cell office:value-type="float" office:value="0.0247300708425" calcext:value-type="float">
            <text:p>0.0247300708425</text:p>
          </table:table-cell>
          <table:table-cell office:value-type="float" office:value="0.0227520177005457" calcext:value-type="float">
            <text:p>0.022752017700546</text:p>
          </table:table-cell>
          <table:table-cell office:value-type="float" office:value="0.00407253180399164" calcext:value-type="float">
            <text:p>0.004072531803992</text:p>
          </table:table-cell>
          <table:table-cell office:value-type="float" office:value="2.95242903232574" calcext:value-type="float">
            <text:p>2.95242903232574</text:p>
          </table:table-cell>
          <table:table-cell office:value-type="float" office:value="0.283260036383955" calcext:value-type="float">
            <text:p>0.283260036383955</text:p>
          </table:table-cell>
          <table:table-cell office:value-type="float" office:value="80.1000297546387" calcext:value-type="float">
            <text:p>80.1000297546387</text:p>
          </table:table-cell>
          <table:table-cell office:value-type="float" office:value="74.5669856141573" calcext:value-type="float">
            <text:p>74.5669856141573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143" calcext:value-type="float">
            <text:p>0.76143</text:p>
          </table:table-cell>
          <table:table-cell office:value-type="float" office:value="0.00421321993518286" calcext:value-type="float">
            <text:p>0.004213219935183</text:p>
          </table:table-cell>
          <table:table-cell office:value-type="float" office:value="0.93940225729178" calcext:value-type="float">
            <text:p>0.93940225729178</text:p>
          </table:table-cell>
          <table:table-cell office:value-type="float" office:value="0.0243480211932861" calcext:value-type="float">
            <text:p>0.024348021193286</text:p>
          </table:table-cell>
          <table:table-cell office:value-type="float" office:value="0.0329837009133491" calcext:value-type="float">
            <text:p>0.032983700913349</text:p>
          </table:table-cell>
          <table:table-cell office:value-type="float" office:value="0.00549136643405034" calcext:value-type="float">
            <text:p>0.00549136643405</text:p>
          </table:table-cell>
          <table:table-cell office:value-type="float" office:value="0.0235489139814429" calcext:value-type="float">
            <text:p>0.023548913981443</text:p>
          </table:table-cell>
          <table:table-cell office:value-type="float" office:value="0.00759185864213583" calcext:value-type="float">
            <text:p>0.007591858642136</text:p>
          </table:table-cell>
          <table:table-cell office:value-type="float" office:value="0.302010253439831" calcext:value-type="float">
            <text:p>0.302010253439831</text:p>
          </table:table-cell>
          <table:table-cell office:value-type="float" office:value="0.130773449601764" calcext:value-type="float">
            <text:p>0.130773449601764</text:p>
          </table:table-cell>
          <table:table-cell office:value-type="float" office:value="0.262744829017634" calcext:value-type="float">
            <text:p>0.262744829017634</text:p>
          </table:table-cell>
          <table:table-cell office:value-type="float" office:value="0.00758095235952968" calcext:value-type="float">
            <text:p>0.00758095235953</text:p>
          </table:table-cell>
          <table:table-cell office:value-type="float" office:value="0.48844386823597" calcext:value-type="float">
            <text:p>0.48844386823597</text:p>
          </table:table-cell>
          <table:table-cell office:value-type="float" office:value="0.0196214112251183" calcext:value-type="float">
            <text:p>0.019621411225118</text:p>
          </table:table-cell>
          <table:table-cell office:value-type="float" office:value="0.165938950891001" calcext:value-type="float">
            <text:p>0.165938950891001</text:p>
          </table:table-cell>
          <table:table-cell office:value-type="float" office:value="0.0174080184622058" calcext:value-type="float">
            <text:p>0.017408018462206</text:p>
          </table:table-cell>
          <table:table-cell office:value-type="float" office:value="0.751617446107215" calcext:value-type="float">
            <text:p>0.751617446107215</text:p>
          </table:table-cell>
          <table:table-cell office:value-type="float" office:value="0.0173906968500541" calcext:value-type="float">
            <text:p>0.017390696850054</text:p>
          </table:table-cell>
          <table:table-cell office:value-type="float" office:value="0.017495093206628" calcext:value-type="float">
            <text:p>0.017495093206628</text:p>
          </table:table-cell>
          <table:table-cell office:value-type="float" office:value="0.011266122491581" calcext:value-type="float">
            <text:p>0.011266122491581</text:p>
          </table:table-cell>
          <table:table-cell office:value-type="float" office:value="3.36542241573334" calcext:value-type="float">
            <text:p>3.36542241573334</text:p>
          </table:table-cell>
          <table:table-cell office:value-type="float" office:value="0.634322754162271" calcext:value-type="float">
            <text:p>0.634322754162271</text:p>
          </table:table-cell>
          <table:table-cell office:value-type="float" office:value="197.490219068527" calcext:value-type="float">
            <text:p>197.490219068527</text:p>
          </table:table-cell>
          <table:table-cell office:value-type="float" office:value="135.19916123583" calcext:value-type="float">
            <text:p>135.19916123583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8279" calcext:value-type="float">
            <text:p>0.78279</text:p>
          </table:table-cell>
          <table:table-cell office:value-type="float" office:value="0.00224224589790384" calcext:value-type="float">
            <text:p>0.002242245897904</text:p>
          </table:table-cell>
          <table:table-cell office:value-type="float" office:value="0.841159428611326" calcext:value-type="float">
            <text:p>0.841159428611326</text:p>
          </table:table-cell>
          <table:table-cell office:value-type="float" office:value="0.0100407655475181" calcext:value-type="float">
            <text:p>0.010040765547518</text:p>
          </table:table-cell>
          <table:table-cell office:value-type="float" office:value="0.0282527158140094" calcext:value-type="float">
            <text:p>0.028252715814009</text:p>
          </table:table-cell>
          <table:table-cell office:value-type="float" office:value="0.00316646004351757" calcext:value-type="float">
            <text:p>0.003166460043518</text:p>
          </table:table-cell>
          <table:table-cell office:value-type="float" office:value="0.0205324003403749" calcext:value-type="float">
            <text:p>0.020532400340375</text:p>
          </table:table-cell>
          <table:table-cell office:value-type="float" office:value="0.0057821751208939" calcext:value-type="float">
            <text:p>0.005782175120894</text:p>
          </table:table-cell>
          <table:table-cell office:value-type="float" office:value="0.384740914175526" calcext:value-type="float">
            <text:p>0.384740914175526</text:p>
          </table:table-cell>
          <table:table-cell office:value-type="float" office:value="0.314607069989898" calcext:value-type="float">
            <text:p>0.314607069989898</text:p>
          </table:table-cell>
          <table:table-cell office:value-type="float" office:value="0.241580930948758" calcext:value-type="float">
            <text:p>0.241580930948758</text:p>
          </table:table-cell>
          <table:table-cell office:value-type="float" office:value="0.00811397536121973" calcext:value-type="float">
            <text:p>0.00811397536122</text:p>
          </table:table-cell>
          <table:table-cell office:value-type="float" office:value="0.504718265830979" calcext:value-type="float">
            <text:p>0.504718265830979</text:p>
          </table:table-cell>
          <table:table-cell office:value-type="float" office:value="0.0106462451461508" calcext:value-type="float">
            <text:p>0.010646245146151</text:p>
          </table:table-cell>
          <table:table-cell office:value-type="float" office:value="0.154551867326738" calcext:value-type="float">
            <text:p>0.154551867326738</text:p>
          </table:table-cell>
          <table:table-cell office:value-type="float" office:value="0.0073329739635388" calcext:value-type="float">
            <text:p>0.007332973963539</text:p>
          </table:table-cell>
          <table:table-cell office:value-type="float" office:value="0.771433678737286" calcext:value-type="float">
            <text:p>0.771433678737286</text:p>
          </table:table-cell>
          <table:table-cell office:value-type="float" office:value="0.00811117170959937" calcext:value-type="float">
            <text:p>0.008111171709599</text:p>
          </table:table-cell>
          <table:table-cell office:value-type="float" office:value="0.0116120249481242" calcext:value-type="float">
            <text:p>0.011612024948124</text:p>
          </table:table-cell>
          <table:table-cell office:value-type="float" office:value="0.00715054677052351" calcext:value-type="float">
            <text:p>0.007150546770524</text:p>
          </table:table-cell>
          <table:table-cell office:value-type="float" office:value="2.82824683189392" calcext:value-type="float">
            <text:p>2.82824683189392</text:p>
          </table:table-cell>
          <table:table-cell office:value-type="float" office:value="0.104954617190919" calcext:value-type="float">
            <text:p>0.104954617190919</text:p>
          </table:table-cell>
          <table:table-cell office:value-type="float" office:value="152.684901857376" calcext:value-type="float">
            <text:p>152.684901857376</text:p>
          </table:table-cell>
          <table:table-cell office:value-type="float" office:value="69.6648266043831" calcext:value-type="float">
            <text:p>69.6648266043831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00322352464099643" calcext:value-type="float">
            <text:p>0.003223524640996</text:p>
          </table:table-cell>
          <table:table-cell office:value-type="float" office:value="1.01810665232165" calcext:value-type="float">
            <text:p>1.01810665232165</text:p>
          </table:table-cell>
          <table:table-cell office:value-type="float" office:value="0.0213416323624078" calcext:value-type="float">
            <text:p>0.021341632362408</text:p>
          </table:table-cell>
          <table:table-cell office:value-type="float" office:value="0.0359553501418404" calcext:value-type="float">
            <text:p>0.03595535014184</text:p>
          </table:table-cell>
          <table:table-cell office:value-type="float" office:value="0.00327256330031344" calcext:value-type="float">
            <text:p>0.003272563300313</text:p>
          </table:table-cell>
          <table:table-cell office:value-type="float" office:value="0.0203815908639456" calcext:value-type="float">
            <text:p>0.020381590863946</text:p>
          </table:table-cell>
          <table:table-cell office:value-type="float" office:value="0.00489931380405462" calcext:value-type="float">
            <text:p>0.004899313804055</text:p>
          </table:table-cell>
          <table:table-cell office:value-type="float" office:value="0.23265103344368" calcext:value-type="float">
            <text:p>0.23265103344368</text:p>
          </table:table-cell>
          <table:table-cell office:value-type="float" office:value="0.0884102842455596" calcext:value-type="float">
            <text:p>0.08841028424556</text:p>
          </table:table-cell>
          <table:table-cell office:value-type="float" office:value="0.270236466279915" calcext:value-type="float">
            <text:p>0.270236466279915</text:p>
          </table:table-cell>
          <table:table-cell office:value-type="float" office:value="0.00605619937399333" calcext:value-type="float">
            <text:p>0.006056199373993</text:p>
          </table:table-cell>
          <table:table-cell office:value-type="float" office:value="0.499462686400395" calcext:value-type="float">
            <text:p>0.499462686400395</text:p>
          </table:table-cell>
          <table:table-cell office:value-type="float" office:value="0.0223648301137762" calcext:value-type="float">
            <text:p>0.022364830113776</text:p>
          </table:table-cell>
          <table:table-cell office:value-type="float" office:value="0.158716881466851" calcext:value-type="float">
            <text:p>0.158716881466851</text:p>
          </table:table-cell>
          <table:table-cell office:value-type="float" office:value="0.0186284656405833" calcext:value-type="float">
            <text:p>0.018628465640583</text:p>
          </table:table-cell>
          <table:table-cell office:value-type="float" office:value="0.754326695301643" calcext:value-type="float">
            <text:p>0.754326695301643</text:p>
          </table:table-cell>
          <table:table-cell office:value-type="float" office:value="0.0189673895581832" calcext:value-type="float">
            <text:p>0.018967389558183</text:p>
          </table:table-cell>
          <table:table-cell office:value-type="float" office:value="0.0199044704730864" calcext:value-type="float">
            <text:p>0.019904470473087</text:p>
          </table:table-cell>
          <table:table-cell office:value-type="float" office:value="0.00805908763733152" calcext:value-type="float">
            <text:p>0.008059087637332</text:p>
          </table:table-cell>
          <table:table-cell office:value-type="float" office:value="3.18677008152008" calcext:value-type="float">
            <text:p>3.18677008152008</text:p>
          </table:table-cell>
          <table:table-cell office:value-type="float" office:value="0.650166194722238" calcext:value-type="float">
            <text:p>0.650166194722238</text:p>
          </table:table-cell>
          <table:table-cell office:value-type="float" office:value="64.3101350069046" calcext:value-type="float">
            <text:p>64.3101350069046</text:p>
          </table:table-cell>
          <table:table-cell office:value-type="float" office:value="53.2379336805578" calcext:value-type="float">
            <text:p>53.2379336805578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986" calcext:value-type="float">
            <text:p>0.76986</text:p>
          </table:table-cell>
          <table:table-cell office:value-type="float" office:value="0.00355815182987522" calcext:value-type="float">
            <text:p>0.003558151829875</text:p>
          </table:table-cell>
          <table:table-cell office:value-type="float" office:value="0.915453921435058" calcext:value-type="float">
            <text:p>0.915453921435058</text:p>
          </table:table-cell>
          <table:table-cell office:value-type="float" office:value="0.0235702449556151" calcext:value-type="float">
            <text:p>0.023570244955615</text:p>
          </table:table-cell>
          <table:table-cell office:value-type="float" office:value="0.0361530996440615" calcext:value-type="float">
            <text:p>0.036153099644062</text:p>
          </table:table-cell>
          <table:table-cell office:value-type="float" office:value="0.00628707806781663" calcext:value-type="float">
            <text:p>0.006287078067817</text:p>
          </table:table-cell>
          <table:table-cell office:value-type="float" office:value="0.0235950353419949" calcext:value-type="float">
            <text:p>0.023595035341995</text:p>
          </table:table-cell>
          <table:table-cell office:value-type="float" office:value="0.00549589292410949" calcext:value-type="float">
            <text:p>0.00549589292411</text:p>
          </table:table-cell>
          <table:table-cell office:value-type="float" office:value="0.319538087131345" calcext:value-type="float">
            <text:p>0.319538087131345</text:p>
          </table:table-cell>
          <table:table-cell office:value-type="float" office:value="0.127293107947966" calcext:value-type="float">
            <text:p>0.127293107947966</text:p>
          </table:table-cell>
          <table:table-cell office:value-type="float" office:value="0.246236424626732" calcext:value-type="float">
            <text:p>0.246236424626732</text:p>
          </table:table-cell>
          <table:table-cell office:value-type="float" office:value="0.00632201984095805" calcext:value-type="float">
            <text:p>0.006322019840958</text:p>
          </table:table-cell>
          <table:table-cell office:value-type="float" office:value="0.514367587698367" calcext:value-type="float">
            <text:p>0.514367587698367</text:p>
          </table:table-cell>
          <table:table-cell office:value-type="float" office:value="0.0290063352395355" calcext:value-type="float">
            <text:p>0.029006335239536</text:p>
          </table:table-cell>
          <table:table-cell office:value-type="float" office:value="0.150044515534395" calcext:value-type="float">
            <text:p>0.150044515534395</text:p>
          </table:table-cell>
          <table:table-cell office:value-type="float" office:value="0.0224033124100997" calcext:value-type="float">
            <text:p>0.0224033124101</text:p>
          </table:table-cell>
          <table:table-cell office:value-type="float" office:value="0.772746253650755" calcext:value-type="float">
            <text:p>0.772746253650755</text:p>
          </table:table-cell>
          <table:table-cell office:value-type="float" office:value="0.0230331619731888" calcext:value-type="float">
            <text:p>0.023033161973189</text:p>
          </table:table-cell>
          <table:table-cell office:value-type="float" office:value="0.0224769355633378" calcext:value-type="float">
            <text:p>0.022476935563338</text:p>
          </table:table-cell>
          <table:table-cell office:value-type="float" office:value="0.00996504123196798" calcext:value-type="float">
            <text:p>0.009965041231968</text:p>
          </table:table-cell>
          <table:table-cell office:value-type="float" office:value="3.04209897518158" calcext:value-type="float">
            <text:p>3.04209897518158</text:p>
          </table:table-cell>
          <table:table-cell office:value-type="float" office:value="0.561125753803685" calcext:value-type="float">
            <text:p>0.561125753803685</text:p>
          </table:table-cell>
          <table:table-cell office:value-type="float" office:value="161.095307540894" calcext:value-type="float">
            <text:p>161.095307540894</text:p>
          </table:table-cell>
          <table:table-cell office:value-type="float" office:value="150.966365723063" calcext:value-type="float">
            <text:p>150.966365723063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00480809502586813" calcext:value-type="float">
            <text:p>0.004808095025868</text:p>
          </table:table-cell>
          <table:table-cell office:value-type="float" office:value="0.777860025780637" calcext:value-type="float">
            <text:p>0.777860025780637</text:p>
          </table:table-cell>
          <table:table-cell office:value-type="float" office:value="0.0206635988488386" calcext:value-type="float">
            <text:p>0.020663598848839</text:p>
          </table:table-cell>
          <table:table-cell office:value-type="float" office:value="0.0274294575757576" calcext:value-type="float">
            <text:p>0.027429457575758</text:p>
          </table:table-cell>
          <table:table-cell office:value-type="float" office:value="0.00272882109656436" calcext:value-type="float">
            <text:p>0.002728821096564</text:p>
          </table:table-cell>
          <table:table-cell office:value-type="float" office:value="0.0163605944322172" calcext:value-type="float">
            <text:p>0.016360594432217</text:p>
          </table:table-cell>
          <table:table-cell office:value-type="float" office:value="0.00398760550436907" calcext:value-type="float">
            <text:p>0.003987605504369</text:p>
          </table:table-cell>
          <table:table-cell office:value-type="float" office:value="0.291973304473304" calcext:value-type="float">
            <text:p>0.291973304473304</text:p>
          </table:table-cell>
          <table:table-cell office:value-type="float" office:value="0.0899254277101002" calcext:value-type="float">
            <text:p>0.0899254277101</text:p>
          </table:table-cell>
          <table:table-cell office:value-type="float" office:value="0.198568811792112" calcext:value-type="float">
            <text:p>0.198568811792112</text:p>
          </table:table-cell>
          <table:table-cell office:value-type="float" office:value="0.0100698704600597" calcext:value-type="float">
            <text:p>0.01006987046006</text:p>
          </table:table-cell>
          <table:table-cell office:value-type="float" office:value="0.549395175552589" calcext:value-type="float">
            <text:p>0.549395175552589</text:p>
          </table:table-cell>
          <table:table-cell office:value-type="float" office:value="0.0165671339492189" calcext:value-type="float">
            <text:p>0.016567133949219</text:p>
          </table:table-cell>
          <table:table-cell office:value-type="float" office:value="0.13496182309893" calcext:value-type="float">
            <text:p>0.13496182309893</text:p>
          </table:table-cell>
          <table:table-cell office:value-type="float" office:value="0.0097963676334269" calcext:value-type="float">
            <text:p>0.009796367633427</text:p>
          </table:table-cell>
          <table:table-cell office:value-type="float" office:value="0.802275170996314" calcext:value-type="float">
            <text:p>0.802275170996314</text:p>
          </table:table-cell>
          <table:table-cell office:value-type="float" office:value="0.0105240658791627" calcext:value-type="float">
            <text:p>0.010524065879163</text:p>
          </table:table-cell>
          <table:table-cell office:value-type="float" office:value="0.00917196230007817" calcext:value-type="float">
            <text:p>0.009171962300078</text:p>
          </table:table-cell>
          <table:table-cell office:value-type="float" office:value="0.00720177581878003" calcext:value-type="float">
            <text:p>0.00720177581878</text:p>
          </table:table-cell>
          <table:table-cell office:value-type="float" office:value="3.16887881755829" calcext:value-type="float">
            <text:p>3.16887881755829</text:p>
          </table:table-cell>
          <table:table-cell office:value-type="float" office:value="0.66209196618895" calcext:value-type="float">
            <text:p>0.66209196618895</text:p>
          </table:table-cell>
          <table:table-cell office:value-type="float" office:value="375.111420035362" calcext:value-type="float">
            <text:p>375.111420035362</text:p>
          </table:table-cell>
          <table:table-cell office:value-type="float" office:value="116.427633226777" calcext:value-type="float">
            <text:p>116.427633226777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9049" calcext:value-type="float">
            <text:p>0.79049</text:p>
          </table:table-cell>
          <table:table-cell office:value-type="float" office:value="0.00561336698327212" calcext:value-type="float">
            <text:p>0.005613366983272</text:p>
          </table:table-cell>
          <table:table-cell office:value-type="float" office:value="0.823383219358914" calcext:value-type="float">
            <text:p>0.823383219358914</text:p>
          </table:table-cell>
          <table:table-cell office:value-type="float" office:value="0.0253985203813391" calcext:value-type="float">
            <text:p>0.025398520381339</text:p>
          </table:table-cell>
          <table:table-cell office:value-type="float" office:value="0.0279826107047132" calcext:value-type="float">
            <text:p>0.027982610704713</text:p>
          </table:table-cell>
          <table:table-cell office:value-type="float" office:value="0.00451159575329624" calcext:value-type="float">
            <text:p>0.004511595753296</text:p>
          </table:table-cell>
          <table:table-cell office:value-type="float" office:value="0.0169341182523669" calcext:value-type="float">
            <text:p>0.016934118252367</text:p>
          </table:table-cell>
          <table:table-cell office:value-type="float" office:value="0.00796763583248154" calcext:value-type="float">
            <text:p>0.007967635832482</text:p>
          </table:table-cell>
          <table:table-cell office:value-type="float" office:value="0.441056621840269" calcext:value-type="float">
            <text:p>0.441056621840269</text:p>
          </table:table-cell>
          <table:table-cell office:value-type="float" office:value="0.328448312338051" calcext:value-type="float">
            <text:p>0.328448312338051</text:p>
          </table:table-cell>
          <table:table-cell office:value-type="float" office:value="0.215906390128601" calcext:value-type="float">
            <text:p>0.215906390128601</text:p>
          </table:table-cell>
          <table:table-cell office:value-type="float" office:value="0.00689307771721827" calcext:value-type="float">
            <text:p>0.006893077717218</text:p>
          </table:table-cell>
          <table:table-cell office:value-type="float" office:value="0.531316179145422" calcext:value-type="float">
            <text:p>0.531316179145422</text:p>
          </table:table-cell>
          <table:table-cell office:value-type="float" office:value="0.0157193180323159" calcext:value-type="float">
            <text:p>0.015719318032316</text:p>
          </table:table-cell>
          <table:table-cell office:value-type="float" office:value="0.145058801165079" calcext:value-type="float">
            <text:p>0.145058801165079</text:p>
          </table:table-cell>
          <table:table-cell office:value-type="float" office:value="0.0115056984456686" calcext:value-type="float">
            <text:p>0.011505698445669</text:p>
          </table:table-cell>
          <table:table-cell office:value-type="float" office:value="0.787160371965475" calcext:value-type="float">
            <text:p>0.787160371965475</text:p>
          </table:table-cell>
          <table:table-cell office:value-type="float" office:value="0.0117434945176001" calcext:value-type="float">
            <text:p>0.0117434945176</text:p>
          </table:table-cell>
          <table:table-cell office:value-type="float" office:value="0.0110167456301665" calcext:value-type="float">
            <text:p>0.011016745630167</text:p>
          </table:table-cell>
          <table:table-cell office:value-type="float" office:value="0.00833318040372925" calcext:value-type="float">
            <text:p>0.008333180403729</text:p>
          </table:table-cell>
          <table:table-cell office:value-type="float" office:value="3.19029965400696" calcext:value-type="float">
            <text:p>3.19029965400696</text:p>
          </table:table-cell>
          <table:table-cell office:value-type="float" office:value="0.670706705232067" calcext:value-type="float">
            <text:p>0.670706705232067</text:p>
          </table:table-cell>
          <table:table-cell office:value-type="float" office:value="308.902657866478" calcext:value-type="float">
            <text:p>308.902657866478</text:p>
          </table:table-cell>
          <table:table-cell office:value-type="float" office:value="115.631208169494" calcext:value-type="float">
            <text:p>115.631208169494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224" calcext:value-type="float">
            <text:p>0.80224</text:p>
          </table:table-cell>
          <table:table-cell office:value-type="float" office:value="0.0042413834221081" calcext:value-type="float">
            <text:p>0.004241383422108</text:p>
          </table:table-cell>
          <table:table-cell office:value-type="float" office:value="0.758508640453222" calcext:value-type="float">
            <text:p>0.758508640453222</text:p>
          </table:table-cell>
          <table:table-cell office:value-type="float" office:value="0.0113050418696383" calcext:value-type="float">
            <text:p>0.011305041869638</text:p>
          </table:table-cell>
          <table:table-cell office:value-type="float" office:value="0.0252949866666667" calcext:value-type="float">
            <text:p>0.025294986666667</text:p>
          </table:table-cell>
          <table:table-cell office:value-type="float" office:value="0.00165625011294436" calcext:value-type="float">
            <text:p>0.001656250112944</text:p>
          </table:table-cell>
          <table:table-cell office:value-type="float" office:value="0.016559650952381" calcext:value-type="float">
            <text:p>0.016559650952381</text:p>
          </table:table-cell>
          <table:table-cell office:value-type="float" office:value="0.0023245281257963" calcext:value-type="float">
            <text:p>0.002324528125796</text:p>
          </table:table-cell>
          <table:table-cell office:value-type="float" office:value="0.236050181791844" calcext:value-type="float">
            <text:p>0.236050181791844</text:p>
          </table:table-cell>
          <table:table-cell office:value-type="float" office:value="0.116776922834744" calcext:value-type="float">
            <text:p>0.116776922834744</text:p>
          </table:table-cell>
          <table:table-cell office:value-type="float" office:value="0.211995188721742" calcext:value-type="float">
            <text:p>0.211995188721742</text:p>
          </table:table-cell>
          <table:table-cell office:value-type="float" office:value="0.00498543662427355" calcext:value-type="float">
            <text:p>0.004985436624274</text:p>
          </table:table-cell>
          <table:table-cell office:value-type="float" office:value="0.532890785425307" calcext:value-type="float">
            <text:p>0.532890785425307</text:p>
          </table:table-cell>
          <table:table-cell office:value-type="float" office:value="0.00960451686785004" calcext:value-type="float">
            <text:p>0.00960451686785</text:p>
          </table:table-cell>
          <table:table-cell office:value-type="float" office:value="0.134842248391548" calcext:value-type="float">
            <text:p>0.134842248391548</text:p>
          </table:table-cell>
          <table:table-cell office:value-type="float" office:value="0.00785150153722423" calcext:value-type="float">
            <text:p>0.007851501537224</text:p>
          </table:table-cell>
          <table:table-cell office:value-type="float" office:value="0.799450896909742" calcext:value-type="float">
            <text:p>0.799450896909742</text:p>
          </table:table-cell>
          <table:table-cell office:value-type="float" office:value="0.0078436060371362" calcext:value-type="float">
            <text:p>0.007843606037136</text:p>
          </table:table-cell>
          <table:table-cell office:value-type="float" office:value="0.00722299615485201" calcext:value-type="float">
            <text:p>0.007222996154852</text:p>
          </table:table-cell>
          <table:table-cell office:value-type="float" office:value="0.00420221065904675" calcext:value-type="float">
            <text:p>0.004202210659047</text:p>
          </table:table-cell>
          <table:table-cell office:value-type="float" office:value="3.05566482543945" calcext:value-type="float">
            <text:p>3.05566482543945</text:p>
          </table:table-cell>
          <table:table-cell office:value-type="float" office:value="0.433715383525019" calcext:value-type="float">
            <text:p>0.433715383525019</text:p>
          </table:table-cell>
          <table:table-cell office:value-type="float" office:value="450.179343295097" calcext:value-type="float">
            <text:p>450.179343295097</text:p>
          </table:table-cell>
          <table:table-cell office:value-type="float" office:value="25.2757013035947" calcext:value-type="float">
            <text:p>25.2757013035947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857" calcext:value-type="float">
            <text:p>0.80857</text:p>
          </table:table-cell>
          <table:table-cell office:value-type="float" office:value="0.0029721111090342" calcext:value-type="float">
            <text:p>0.002972111109034</text:p>
          </table:table-cell>
          <table:table-cell office:value-type="float" office:value="0.724958507406865" calcext:value-type="float">
            <text:p>0.724958507406865</text:p>
          </table:table-cell>
          <table:table-cell office:value-type="float" office:value="0.00991568384473829" calcext:value-type="float">
            <text:p>0.009915683844738</text:p>
          </table:table-cell>
          <table:table-cell office:value-type="float" office:value="0.0276438076747639" calcext:value-type="float">
            <text:p>0.027643807674764</text:p>
          </table:table-cell>
          <table:table-cell office:value-type="float" office:value="0.00266845095756575" calcext:value-type="float">
            <text:p>0.002668450957566</text:p>
          </table:table-cell>
          <table:table-cell office:value-type="float" office:value="0.0199963748848621" calcext:value-type="float">
            <text:p>0.019996374884862</text:p>
          </table:table-cell>
          <table:table-cell office:value-type="float" office:value="0.00550498503467658" calcext:value-type="float">
            <text:p>0.005504985034677</text:p>
          </table:table-cell>
          <table:table-cell office:value-type="float" office:value="0.318357939656801" calcext:value-type="float">
            <text:p>0.318357939656801</text:p>
          </table:table-cell>
          <table:table-cell office:value-type="float" office:value="0.15459775230054" calcext:value-type="float">
            <text:p>0.15459775230054</text:p>
          </table:table-cell>
          <table:table-cell office:value-type="float" office:value="0.211395429519395" calcext:value-type="float">
            <text:p>0.211395429519395</text:p>
          </table:table-cell>
          <table:table-cell office:value-type="float" office:value="0.00628386507497554" calcext:value-type="float">
            <text:p>0.006283865074976</text:p>
          </table:table-cell>
          <table:table-cell office:value-type="float" office:value="0.534306572391808" calcext:value-type="float">
            <text:p>0.534306572391808</text:p>
          </table:table-cell>
          <table:table-cell office:value-type="float" office:value="0.00982247477065683" calcext:value-type="float">
            <text:p>0.009822474770657</text:p>
          </table:table-cell>
          <table:table-cell office:value-type="float" office:value="0.13972137857777" calcext:value-type="float">
            <text:p>0.13972137857777</text:p>
          </table:table-cell>
          <table:table-cell office:value-type="float" office:value="0.00633626786166384" calcext:value-type="float">
            <text:p>0.006336267861664</text:p>
          </table:table-cell>
          <table:table-cell office:value-type="float" office:value="0.797882311677439" calcext:value-type="float">
            <text:p>0.797882311677439</text:p>
          </table:table-cell>
          <table:table-cell office:value-type="float" office:value="0.00625349379648292" calcext:value-type="float">
            <text:p>0.006253493796483</text:p>
          </table:table-cell>
          <table:table-cell office:value-type="float" office:value="0.0107277742068976" calcext:value-type="float">
            <text:p>0.010727774206898</text:p>
          </table:table-cell>
          <table:table-cell office:value-type="float" office:value="0.00718891179626031" calcext:value-type="float">
            <text:p>0.00718891179626</text:p>
          </table:table-cell>
          <table:table-cell office:value-type="float" office:value="3.20877532958984" calcext:value-type="float">
            <text:p>3.20877532958984</text:p>
          </table:table-cell>
          <table:table-cell office:value-type="float" office:value="0.655210834698757" calcext:value-type="float">
            <text:p>0.655210834698757</text:p>
          </table:table-cell>
          <table:table-cell office:value-type="float" office:value="273.191823267937" calcext:value-type="float">
            <text:p>273.191823267937</text:p>
          </table:table-cell>
          <table:table-cell office:value-type="float" office:value="104.66300032453" calcext:value-type="float">
            <text:p>104.66300032453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1174" calcext:value-type="float">
            <text:p>0.81174</text:p>
          </table:table-cell>
          <table:table-cell office:value-type="float" office:value="0.00304528779884231" calcext:value-type="float">
            <text:p>0.003045287798842</text:p>
          </table:table-cell>
          <table:table-cell office:value-type="float" office:value="0.731419983768508" calcext:value-type="float">
            <text:p>0.731419983768508</text:p>
          </table:table-cell>
          <table:table-cell office:value-type="float" office:value="0.00780384118898734" calcext:value-type="float">
            <text:p>0.007803841188987</text:p>
          </table:table-cell>
          <table:table-cell office:value-type="float" office:value="0.0303181854545455" calcext:value-type="float">
            <text:p>0.030318185454546</text:p>
          </table:table-cell>
          <table:table-cell office:value-type="float" office:value="0.00299587864964868" calcext:value-type="float">
            <text:p>0.002995878649649</text:p>
          </table:table-cell>
          <table:table-cell office:value-type="float" office:value="0.0183073054761905" calcext:value-type="float">
            <text:p>0.018307305476191</text:p>
          </table:table-cell>
          <table:table-cell office:value-type="float" office:value="0.00486507244334525" calcext:value-type="float">
            <text:p>0.004865072443345</text:p>
          </table:table-cell>
          <table:table-cell office:value-type="float" office:value="0.387560101010101" calcext:value-type="float">
            <text:p>0.387560101010101</text:p>
          </table:table-cell>
          <table:table-cell office:value-type="float" office:value="0.259140239968786" calcext:value-type="float">
            <text:p>0.259140239968786</text:p>
          </table:table-cell>
          <table:table-cell office:value-type="float" office:value="0.172193575875737" calcext:value-type="float">
            <text:p>0.172193575875737</text:p>
          </table:table-cell>
          <table:table-cell office:value-type="float" office:value="0.00977057858306175" calcext:value-type="float">
            <text:p>0.009770578583062</text:p>
          </table:table-cell>
          <table:table-cell office:value-type="float" office:value="0.573302551788095" calcext:value-type="float">
            <text:p>0.573302551788095</text:p>
          </table:table-cell>
          <table:table-cell office:value-type="float" office:value="0.0150827124359612" calcext:value-type="float">
            <text:p>0.015082712435961</text:p>
          </table:table-cell>
          <table:table-cell office:value-type="float" office:value="0.126782989193974" calcext:value-type="float">
            <text:p>0.126782989193974</text:p>
          </table:table-cell>
          <table:table-cell office:value-type="float" office:value="0.00739122921164586" calcext:value-type="float">
            <text:p>0.007391229211646</text:p>
          </table:table-cell>
          <table:table-cell office:value-type="float" office:value="0.816739353100929" calcext:value-type="float">
            <text:p>0.816739353100929</text:p>
          </table:table-cell>
          <table:table-cell office:value-type="float" office:value="0.00865697120068722" calcext:value-type="float">
            <text:p>0.008656971200687</text:p>
          </table:table-cell>
          <table:table-cell office:value-type="float" office:value="0.0075237222187121" calcext:value-type="float">
            <text:p>0.007523722218712</text:p>
          </table:table-cell>
          <table:table-cell office:value-type="float" office:value="0.00601401845765099" calcext:value-type="float">
            <text:p>0.006014018457651</text:p>
          </table:table-cell>
          <table:table-cell office:value-type="float" office:value="3.0920747756958" calcext:value-type="float">
            <text:p>3.0920747756958</text:p>
          </table:table-cell>
          <table:table-cell office:value-type="float" office:value="0.483554688830874" calcext:value-type="float">
            <text:p>0.483554688830874</text:p>
          </table:table-cell>
          <table:table-cell office:value-type="float" office:value="393.733716368675" calcext:value-type="float">
            <text:p>393.733716368675</text:p>
          </table:table-cell>
          <table:table-cell office:value-type="float" office:value="99.9738501026942" calcext:value-type="float">
            <text:p>99.9738501026942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887" calcext:value-type="float">
            <text:p>0.82887</text:p>
          </table:table-cell>
          <table:table-cell office:value-type="float" office:value="0.00410367044377481" calcext:value-type="float">
            <text:p>0.004103670443775</text:p>
          </table:table-cell>
          <table:table-cell office:value-type="float" office:value="0.664323594846632" calcext:value-type="float">
            <text:p>0.664323594846632</text:p>
          </table:table-cell>
          <table:table-cell office:value-type="float" office:value="0.0150031770151381" calcext:value-type="float">
            <text:p>0.015003177015138</text:p>
          </table:table-cell>
          <table:table-cell office:value-type="float" office:value="0.0265656151515152" calcext:value-type="float">
            <text:p>0.026565615151515</text:p>
          </table:table-cell>
          <table:table-cell office:value-type="float" office:value="0.00194120479751934" calcext:value-type="float">
            <text:p>0.001941204797519</text:p>
          </table:table-cell>
          <table:table-cell office:value-type="float" office:value="0.0170754088095238" calcext:value-type="float">
            <text:p>0.017075408809524</text:p>
          </table:table-cell>
          <table:table-cell office:value-type="float" office:value="0.00300899158420763" calcext:value-type="float">
            <text:p>0.003008991584208</text:p>
          </table:table-cell>
          <table:table-cell office:value-type="float" office:value="0.366192346542347" calcext:value-type="float">
            <text:p>0.366192346542347</text:p>
          </table:table-cell>
          <table:table-cell office:value-type="float" office:value="0.211003299126951" calcext:value-type="float">
            <text:p>0.211003299126951</text:p>
          </table:table-cell>
          <table:table-cell office:value-type="float" office:value="0.163578257538423" calcext:value-type="float">
            <text:p>0.163578257538423</text:p>
          </table:table-cell>
          <table:table-cell office:value-type="float" office:value="0.00576496511192028" calcext:value-type="float">
            <text:p>0.00576496511192</text:p>
          </table:table-cell>
          <table:table-cell office:value-type="float" office:value="0.585098838894714" calcext:value-type="float">
            <text:p>0.585098838894714</text:p>
          </table:table-cell>
          <table:table-cell office:value-type="float" office:value="0.0095937586269383" calcext:value-type="float">
            <text:p>0.009593758626938</text:p>
          </table:table-cell>
          <table:table-cell office:value-type="float" office:value="0.121211675042979" calcext:value-type="float">
            <text:p>0.121211675042979</text:p>
          </table:table-cell>
          <table:table-cell office:value-type="float" office:value="0.00658174120784795" calcext:value-type="float">
            <text:p>0.006581741207848</text:p>
          </table:table-cell>
          <table:table-cell office:value-type="float" office:value="0.828523307496339" calcext:value-type="float">
            <text:p>0.828523307496339</text:p>
          </table:table-cell>
          <table:table-cell office:value-type="float" office:value="0.00762403695688721" calcext:value-type="float">
            <text:p>0.007624036956887</text:p>
          </table:table-cell>
          <table:table-cell office:value-type="float" office:value="0.00498257868501019" calcext:value-type="float">
            <text:p>0.00498257868501</text:p>
          </table:table-cell>
          <table:table-cell office:value-type="float" office:value="0.00216178474395793" calcext:value-type="float">
            <text:p>0.002161784743958</text:p>
          </table:table-cell>
          <table:table-cell office:value-type="float" office:value="3.28196201324463" calcext:value-type="float">
            <text:p>3.28196201324463</text:p>
          </table:table-cell>
          <table:table-cell office:value-type="float" office:value="0.635607076016576" calcext:value-type="float">
            <text:p>0.635607076016576</text:p>
          </table:table-cell>
          <table:table-cell office:value-type="float" office:value="438.949753403664" calcext:value-type="float">
            <text:p>438.949753403664</text:p>
          </table:table-cell>
          <table:table-cell office:value-type="float" office:value="57.7670178268372" calcext:value-type="float">
            <text:p>57.7670178268372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0.00257399387031993" calcext:value-type="float">
            <text:p>0.00257399387032</text:p>
          </table:table-cell>
          <table:table-cell office:value-type="float" office:value="0.680068693405182" calcext:value-type="float">
            <text:p>0.680068693405182</text:p>
          </table:table-cell>
          <table:table-cell office:value-type="float" office:value="0.0107878641789231" calcext:value-type="float">
            <text:p>0.010787864178923</text:p>
          </table:table-cell>
          <table:table-cell office:value-type="float" office:value="0.0250506990909091" calcext:value-type="float">
            <text:p>0.025050699090909</text:p>
          </table:table-cell>
          <table:table-cell office:value-type="float" office:value="0.00256950299469236" calcext:value-type="float">
            <text:p>0.002569502994692</text:p>
          </table:table-cell>
          <table:table-cell office:value-type="float" office:value="0.016755805952381" calcext:value-type="float">
            <text:p>0.016755805952381</text:p>
          </table:table-cell>
          <table:table-cell office:value-type="float" office:value="0.00372477713466057" calcext:value-type="float">
            <text:p>0.003724777134661</text:p>
          </table:table-cell>
          <table:table-cell office:value-type="float" office:value="0.450846620417209" calcext:value-type="float">
            <text:p>0.450846620417209</text:p>
          </table:table-cell>
          <table:table-cell office:value-type="float" office:value="0.276767504683243" calcext:value-type="float">
            <text:p>0.276767504683243</text:p>
          </table:table-cell>
          <table:table-cell office:value-type="float" office:value="0.16576274830889" calcext:value-type="float">
            <text:p>0.16576274830889</text:p>
          </table:table-cell>
          <table:table-cell office:value-type="float" office:value="0.00905942558473267" calcext:value-type="float">
            <text:p>0.009059425584733</text:p>
          </table:table-cell>
          <table:table-cell office:value-type="float" office:value="0.58459172573537" calcext:value-type="float">
            <text:p>0.58459172573537</text:p>
          </table:table-cell>
          <table:table-cell office:value-type="float" office:value="0.0162940545874567" calcext:value-type="float">
            <text:p>0.016294054587457</text:p>
          </table:table-cell>
          <table:table-cell office:value-type="float" office:value="0.119635573088509" calcext:value-type="float">
            <text:p>0.119635573088509</text:p>
          </table:table-cell>
          <table:table-cell office:value-type="float" office:value="0.00931259964378351" calcext:value-type="float">
            <text:p>0.009312599643784</text:p>
          </table:table-cell>
          <table:table-cell office:value-type="float" office:value="0.828114769946687" calcext:value-type="float">
            <text:p>0.828114769946687</text:p>
          </table:table-cell>
          <table:table-cell office:value-type="float" office:value="0.010991206826302" calcext:value-type="float">
            <text:p>0.010991206826302</text:p>
          </table:table-cell>
          <table:table-cell office:value-type="float" office:value="0.00903504946176222" calcext:value-type="float">
            <text:p>0.009035049461762</text:p>
          </table:table-cell>
          <table:table-cell office:value-type="float" office:value="0.00450437246873261" calcext:value-type="float">
            <text:p>0.004504372468733</text:p>
          </table:table-cell>
          <table:table-cell office:value-type="float" office:value="3.12666983604431" calcext:value-type="float">
            <text:p>3.12666983604431</text:p>
          </table:table-cell>
          <table:table-cell office:value-type="float" office:value="0.566130010502813" calcext:value-type="float">
            <text:p>0.566130010502813</text:p>
          </table:table-cell>
          <table:table-cell office:value-type="float" office:value="420.03508913517" calcext:value-type="float">
            <text:p>420.03508913517</text:p>
          </table:table-cell>
          <table:table-cell office:value-type="float" office:value="60.1853867039606" calcext:value-type="float">
            <text:p>60.18538670396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56516" calcext:value-type="float">
            <text:p>0.56516</text:p>
          </table:table-cell>
          <table:table-cell office:value-type="float" office:value="0.00395311410297136" calcext:value-type="float">
            <text:p>0.003953114102971</text:p>
          </table:table-cell>
          <table:table-cell office:value-type="float" office:value="1.90722931016906" calcext:value-type="float">
            <text:p>1.90722931016906</text:p>
          </table:table-cell>
          <table:table-cell office:value-type="float" office:value="0.0223804852583441" calcext:value-type="float">
            <text:p>0.022380485258344</text:p>
          </table:table-cell>
          <table:table-cell office:value-type="float" office:value="0.0342029862043743" calcext:value-type="float">
            <text:p>0.034202986204374</text:p>
          </table:table-cell>
          <table:table-cell office:value-type="float" office:value="0.00348738208736713" calcext:value-type="float">
            <text:p>0.003487382087367</text:p>
          </table:table-cell>
          <table:table-cell office:value-type="float" office:value="0.0185657828856601" calcext:value-type="float">
            <text:p>0.01856578288566</text:p>
          </table:table-cell>
          <table:table-cell office:value-type="float" office:value="0.00598009561423806" calcext:value-type="float">
            <text:p>0.005980095614238</text:p>
          </table:table-cell>
          <table:table-cell office:value-type="float" office:value="0.173265770886326" calcext:value-type="float">
            <text:p>0.173265770886326</text:p>
          </table:table-cell>
          <table:table-cell office:value-type="float" office:value="0.0455527925061851" calcext:value-type="float">
            <text:p>0.045552792506185</text:p>
          </table:table-cell>
          <table:table-cell office:value-type="float" office:value="0.395252118959467" calcext:value-type="float">
            <text:p>0.395252118959467</text:p>
          </table:table-cell>
          <table:table-cell office:value-type="float" office:value="0.00418677169522685" calcext:value-type="float">
            <text:p>0.004186771695227</text:p>
          </table:table-cell>
          <table:table-cell office:value-type="float" office:value="0.338909357033441" calcext:value-type="float">
            <text:p>0.338909357033441</text:p>
          </table:table-cell>
          <table:table-cell office:value-type="float" office:value="0.0108697291036169" calcext:value-type="float">
            <text:p>0.010869729103617</text:p>
          </table:table-cell>
          <table:table-cell office:value-type="float" office:value="0.279168307848414" calcext:value-type="float">
            <text:p>0.279168307848414</text:p>
          </table:table-cell>
          <table:table-cell office:value-type="float" office:value="0.00803122090966554" calcext:value-type="float">
            <text:p>0.008031220909666</text:p>
          </table:table-cell>
          <table:table-cell office:value-type="float" office:value="0.554755511825297" calcext:value-type="float">
            <text:p>0.554755511825297</text:p>
          </table:table-cell>
          <table:table-cell office:value-type="float" office:value="0.00901463250842567" calcext:value-type="float">
            <text:p>0.009014632508426</text:p>
          </table:table-cell>
          <table:table-cell office:value-type="float" office:value="0.010873423980872" calcext:value-type="float">
            <text:p>0.010873423980872</text:p>
          </table:table-cell>
          <table:table-cell office:value-type="float" office:value="0.00889560457173492" calcext:value-type="float">
            <text:p>0.008895604571735</text:p>
          </table:table-cell>
          <table:table-cell office:value-type="float" office:value="0.238373255729675" calcext:value-type="float">
            <text:p>0.238373255729675</text:p>
          </table:table-cell>
          <table:table-cell office:value-type="float" office:value="0.00555061858761898" calcext:value-type="float">
            <text:p>0.005550618587619</text:p>
          </table:table-cell>
          <table:table-cell office:value-type="float" office:value="0.264769124984741" calcext:value-type="float">
            <text:p>0.264769124984741</text:p>
          </table:table-cell>
          <table:table-cell office:value-type="float" office:value="0.000797407307256162" calcext:value-type="float">
            <text:p>0.00079740730725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00284370650149883" calcext:value-type="float">
            <text:p>0.002843706501499</text:p>
          </table:table-cell>
          <table:table-cell office:value-type="float" office:value="1.10875693338499" calcext:value-type="float">
            <text:p>1.10875693338499</text:p>
          </table:table-cell>
          <table:table-cell office:value-type="float" office:value="0.0172879812749861" calcext:value-type="float">
            <text:p>0.017287981274986</text:p>
          </table:table-cell>
          <table:table-cell office:value-type="float" office:value="0.0342174850147245" calcext:value-type="float">
            <text:p>0.034217485014725</text:p>
          </table:table-cell>
          <table:table-cell office:value-type="float" office:value="0.00336201248562332" calcext:value-type="float">
            <text:p>0.003362012485623</text:p>
          </table:table-cell>
          <table:table-cell office:value-type="float" office:value="0.0207033513265062" calcext:value-type="float">
            <text:p>0.020703351326506</text:p>
          </table:table-cell>
          <table:table-cell office:value-type="float" office:value="0.0057481802376775" calcext:value-type="float">
            <text:p>0.005748180237678</text:p>
          </table:table-cell>
          <table:table-cell office:value-type="float" office:value="0.19851446656902" calcext:value-type="float">
            <text:p>0.19851446656902</text:p>
          </table:table-cell>
          <table:table-cell office:value-type="float" office:value="0.0518466946368697" calcext:value-type="float">
            <text:p>0.05184669463687</text:p>
          </table:table-cell>
          <table:table-cell office:value-type="float" office:value="0.331496602350701" calcext:value-type="float">
            <text:p>0.331496602350701</text:p>
          </table:table-cell>
          <table:table-cell office:value-type="float" office:value="0.00606934743773783" calcext:value-type="float">
            <text:p>0.006069347437738</text:p>
          </table:table-cell>
          <table:table-cell office:value-type="float" office:value="0.44068497858868" calcext:value-type="float">
            <text:p>0.44068497858868</text:p>
          </table:table-cell>
          <table:table-cell office:value-type="float" office:value="0.00720938023100203" calcext:value-type="float">
            <text:p>0.007209380231002</text:p>
          </table:table-cell>
          <table:table-cell office:value-type="float" office:value="0.180121578949451" calcext:value-type="float">
            <text:p>0.180121578949451</text:p>
          </table:table-cell>
          <table:table-cell office:value-type="float" office:value="0.00696110118426107" calcext:value-type="float">
            <text:p>0.006961101184261</text:p>
          </table:table-cell>
          <table:table-cell office:value-type="float" office:value="0.715106951160029" calcext:value-type="float">
            <text:p>0.715106951160029</text:p>
          </table:table-cell>
          <table:table-cell office:value-type="float" office:value="0.00726980951280179" calcext:value-type="float">
            <text:p>0.007269809512802</text:p>
          </table:table-cell>
          <table:table-cell office:value-type="float" office:value="0.00892367895991783" calcext:value-type="float">
            <text:p>0.008923678959918</text:p>
          </table:table-cell>
          <table:table-cell office:value-type="float" office:value="0.00595393339602042" calcext:value-type="float">
            <text:p>0.00595393339602</text:p>
          </table:table-cell>
          <table:table-cell office:value-type="float" office:value="0.236484503746033" calcext:value-type="float">
            <text:p>0.236484503746033</text:p>
          </table:table-cell>
          <table:table-cell office:value-type="float" office:value="0.000934769690933506" calcext:value-type="float">
            <text:p>0.000934769690934</text:p>
          </table:table-cell>
          <table:table-cell office:value-type="float" office:value="0.265587711334229" calcext:value-type="float">
            <text:p>0.265587711334229</text:p>
          </table:table-cell>
          <table:table-cell office:value-type="float" office:value="0.00130145599563293" calcext:value-type="float">
            <text:p>0.0013014559956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143" calcext:value-type="float">
            <text:p>0.76143</text:p>
          </table:table-cell>
          <table:table-cell office:value-type="float" office:value="0.00421321993518286" calcext:value-type="float">
            <text:p>0.004213219935183</text:p>
          </table:table-cell>
          <table:table-cell office:value-type="float" office:value="0.949480631991593" calcext:value-type="float">
            <text:p>0.949480631991593</text:p>
          </table:table-cell>
          <table:table-cell office:value-type="float" office:value="0.0192639012351245" calcext:value-type="float">
            <text:p>0.019263901235125</text:p>
          </table:table-cell>
          <table:table-cell office:value-type="float" office:value="0.0340913124650779" calcext:value-type="float">
            <text:p>0.034091312465078</text:p>
          </table:table-cell>
          <table:table-cell office:value-type="float" office:value="0.00177392839248537" calcext:value-type="float">
            <text:p>0.001773928392485</text:p>
          </table:table-cell>
          <table:table-cell office:value-type="float" office:value="0.0179277839411769" calcext:value-type="float">
            <text:p>0.017927783941177</text:p>
          </table:table-cell>
          <table:table-cell office:value-type="float" office:value="0.00391229753427707" calcext:value-type="float">
            <text:p>0.003912297534277</text:p>
          </table:table-cell>
          <table:table-cell office:value-type="float" office:value="0.360423857380682" calcext:value-type="float">
            <text:p>0.360423857380682</text:p>
          </table:table-cell>
          <table:table-cell office:value-type="float" office:value="0.234689477190036" calcext:value-type="float">
            <text:p>0.234689477190036</text:p>
          </table:table-cell>
          <table:table-cell office:value-type="float" office:value="0.285034265411513" calcext:value-type="float">
            <text:p>0.285034265411513</text:p>
          </table:table-cell>
          <table:table-cell office:value-type="float" office:value="0.00726298114726278" calcext:value-type="float">
            <text:p>0.007262981147263</text:p>
          </table:table-cell>
          <table:table-cell office:value-type="float" office:value="0.489548077876131" calcext:value-type="float">
            <text:p>0.489548077876131</text:p>
          </table:table-cell>
          <table:table-cell office:value-type="float" office:value="0.0104521229298449" calcext:value-type="float">
            <text:p>0.010452122929845</text:p>
          </table:table-cell>
          <table:table-cell office:value-type="float" office:value="0.152853300324577" calcext:value-type="float">
            <text:p>0.152853300324577</text:p>
          </table:table-cell>
          <table:table-cell office:value-type="float" office:value="0.00741850608915009" calcext:value-type="float">
            <text:p>0.00741850608915</text:p>
          </table:table-cell>
          <table:table-cell office:value-type="float" office:value="0.76184277249264" calcext:value-type="float">
            <text:p>0.76184277249264</text:p>
          </table:table-cell>
          <table:table-cell office:value-type="float" office:value="0.00767193501984776" calcext:value-type="float">
            <text:p>0.007671935019848</text:p>
          </table:table-cell>
          <table:table-cell office:value-type="float" office:value="0.00687717359209798" calcext:value-type="float">
            <text:p>0.006877173592098</text:p>
          </table:table-cell>
          <table:table-cell office:value-type="float" office:value="0.00583381433087923" calcext:value-type="float">
            <text:p>0.005833814330879</text:p>
          </table:table-cell>
          <table:table-cell office:value-type="float" office:value="0.236579036712646" calcext:value-type="float">
            <text:p>0.236579036712646</text:p>
          </table:table-cell>
          <table:table-cell office:value-type="float" office:value="0.00107888358484619" calcext:value-type="float">
            <text:p>0.001078883584846</text:p>
          </table:table-cell>
          <table:table-cell office:value-type="float" office:value="0.26152925491333" calcext:value-type="float">
            <text:p>0.26152925491333</text:p>
          </table:table-cell>
          <table:table-cell office:value-type="float" office:value="0.011618067781001" calcext:value-type="float">
            <text:p>0.0116180677810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8279" calcext:value-type="float">
            <text:p>0.78279</text:p>
          </table:table-cell>
          <table:table-cell office:value-type="float" office:value="0.00224224589790384" calcext:value-type="float">
            <text:p>0.002242245897904</text:p>
          </table:table-cell>
          <table:table-cell office:value-type="float" office:value="0.853428772826772" calcext:value-type="float">
            <text:p>0.853428772826772</text:p>
          </table:table-cell>
          <table:table-cell office:value-type="float" office:value="0.00989145568197951" calcext:value-type="float">
            <text:p>0.00989145568198</text:p>
          </table:table-cell>
          <table:table-cell office:value-type="float" office:value="0.0322577839070694" calcext:value-type="float">
            <text:p>0.032257783907069</text:p>
          </table:table-cell>
          <table:table-cell office:value-type="float" office:value="0.00187830376279902" calcext:value-type="float">
            <text:p>0.001878303762799</text:p>
          </table:table-cell>
          <table:table-cell office:value-type="float" office:value="0.0169729985768749" calcext:value-type="float">
            <text:p>0.016972998576875</text:p>
          </table:table-cell>
          <table:table-cell office:value-type="float" office:value="0.00326606249532598" calcext:value-type="float">
            <text:p>0.003266062495326</text:p>
          </table:table-cell>
          <table:table-cell office:value-type="float" office:value="0.460006282606283" calcext:value-type="float">
            <text:p>0.460006282606283</text:p>
          </table:table-cell>
          <table:table-cell office:value-type="float" office:value="0.350375121976458" calcext:value-type="float">
            <text:p>0.350375121976458</text:p>
          </table:table-cell>
          <table:table-cell office:value-type="float" office:value="0.259649935370999" calcext:value-type="float">
            <text:p>0.259649935370999</text:p>
          </table:table-cell>
          <table:table-cell office:value-type="float" office:value="0.00701599455684818" calcext:value-type="float">
            <text:p>0.007015994556848</text:p>
          </table:table-cell>
          <table:table-cell office:value-type="float" office:value="0.511217687548319" calcext:value-type="float">
            <text:p>0.511217687548319</text:p>
          </table:table-cell>
          <table:table-cell office:value-type="float" office:value="0.00972958848805635" calcext:value-type="float">
            <text:p>0.009729588488056</text:p>
          </table:table-cell>
          <table:table-cell office:value-type="float" office:value="0.138066860178582" calcext:value-type="float">
            <text:p>0.138066860178582</text:p>
          </table:table-cell>
          <table:table-cell office:value-type="float" office:value="0.00595442385844396" calcext:value-type="float">
            <text:p>0.005954423858444</text:p>
          </table:table-cell>
          <table:table-cell office:value-type="float" office:value="0.785746786999123" calcext:value-type="float">
            <text:p>0.785746786999123</text:p>
          </table:table-cell>
          <table:table-cell office:value-type="float" office:value="0.00674553241596548" calcext:value-type="float">
            <text:p>0.006745532415965</text:p>
          </table:table-cell>
          <table:table-cell office:value-type="float" office:value="0.00606889152018765" calcext:value-type="float">
            <text:p>0.006068891520188</text:p>
          </table:table-cell>
          <table:table-cell office:value-type="float" office:value="0.00331205233898369" calcext:value-type="float">
            <text:p>0.003312052338984</text:p>
          </table:table-cell>
          <table:table-cell office:value-type="float" office:value="0.237109279632568" calcext:value-type="float">
            <text:p>0.237109279632568</text:p>
          </table:table-cell>
          <table:table-cell office:value-type="float" office:value="0.0015011193997728" calcext:value-type="float">
            <text:p>0.001501119399773</text:p>
          </table:table-cell>
          <table:table-cell office:value-type="float" office:value="0.731943774223328" calcext:value-type="float">
            <text:p>0.731943774223328</text:p>
          </table:table-cell>
          <table:table-cell office:value-type="float" office:value="0.810338955105659" calcext:value-type="float">
            <text:p>0.8103389551056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00322352464099643" calcext:value-type="float">
            <text:p>0.003223524640996</text:p>
          </table:table-cell>
          <table:table-cell office:value-type="float" office:value="1.01721440248566" calcext:value-type="float">
            <text:p>1.01721440248566</text:p>
          </table:table-cell>
          <table:table-cell office:value-type="float" office:value="0.0179281889080191" calcext:value-type="float">
            <text:p>0.017928188908019</text:p>
          </table:table-cell>
          <table:table-cell office:value-type="float" office:value="0.032891232540794" calcext:value-type="float">
            <text:p>0.032891232540794</text:p>
          </table:table-cell>
          <table:table-cell office:value-type="float" office:value="0.0020184876071098" calcext:value-type="float">
            <text:p>0.00201848760711</text:p>
          </table:table-cell>
          <table:table-cell office:value-type="float" office:value="0.015421561331804" calcext:value-type="float">
            <text:p>0.015421561331804</text:p>
          </table:table-cell>
          <table:table-cell office:value-type="float" office:value="0.00248014534923832" calcext:value-type="float">
            <text:p>0.002480145349238</text:p>
          </table:table-cell>
          <table:table-cell office:value-type="float" office:value="0.224777343632882" calcext:value-type="float">
            <text:p>0.224777343632882</text:p>
          </table:table-cell>
          <table:table-cell office:value-type="float" office:value="0.0484065326838549" calcext:value-type="float">
            <text:p>0.048406532683855</text:p>
          </table:table-cell>
          <table:table-cell office:value-type="float" office:value="0.285152758666483" calcext:value-type="float">
            <text:p>0.285152758666483</text:p>
          </table:table-cell>
          <table:table-cell office:value-type="float" office:value="0.00858001559799651" calcext:value-type="float">
            <text:p>0.008580015597997</text:p>
          </table:table-cell>
          <table:table-cell office:value-type="float" office:value="0.487402681289155" calcext:value-type="float">
            <text:p>0.487402681289155</text:p>
          </table:table-cell>
          <table:table-cell office:value-type="float" office:value="0.0128561062570394" calcext:value-type="float">
            <text:p>0.012856106257039</text:p>
          </table:table-cell>
          <table:table-cell office:value-type="float" office:value="0.162111631055611" calcext:value-type="float">
            <text:p>0.162111631055611</text:p>
          </table:table-cell>
          <table:table-cell office:value-type="float" office:value="0.0074460636950907" calcext:value-type="float">
            <text:p>0.007446063695091</text:p>
          </table:table-cell>
          <table:table-cell office:value-type="float" office:value="0.748727043103035" calcext:value-type="float">
            <text:p>0.748727043103035</text:p>
          </table:table-cell>
          <table:table-cell office:value-type="float" office:value="0.00838998734923309" calcext:value-type="float">
            <text:p>0.008389987349233</text:p>
          </table:table-cell>
          <table:table-cell office:value-type="float" office:value="0.00789822005269714" calcext:value-type="float">
            <text:p>0.007898220052697</text:p>
          </table:table-cell>
          <table:table-cell office:value-type="float" office:value="0.00561446761246834" calcext:value-type="float">
            <text:p>0.005614467612468</text:p>
          </table:table-cell>
          <table:table-cell office:value-type="float" office:value="0.237029218673706" calcext:value-type="float">
            <text:p>0.237029218673706</text:p>
          </table:table-cell>
          <table:table-cell office:value-type="float" office:value="0.000812052258649364" calcext:value-type="float">
            <text:p>0.000812052258649</text:p>
          </table:table-cell>
          <table:table-cell office:value-type="float" office:value="0.464603066444397" calcext:value-type="float">
            <text:p>0.464603066444397</text:p>
          </table:table-cell>
          <table:table-cell office:value-type="float" office:value="0.681350209418094" calcext:value-type="float">
            <text:p>0.68135020941809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6986" calcext:value-type="float">
            <text:p>0.76986</text:p>
          </table:table-cell>
          <table:table-cell office:value-type="float" office:value="0.00355815182987522" calcext:value-type="float">
            <text:p>0.003558151829875</text:p>
          </table:table-cell>
          <table:table-cell office:value-type="float" office:value="0.918774654816169" calcext:value-type="float">
            <text:p>0.918774654816169</text:p>
          </table:table-cell>
          <table:table-cell office:value-type="float" office:value="0.0158128500064231" calcext:value-type="float">
            <text:p>0.015812850006423</text:p>
          </table:table-cell>
          <table:table-cell office:value-type="float" office:value="0.0323810140118865" calcext:value-type="float">
            <text:p>0.032381014011887</text:p>
          </table:table-cell>
          <table:table-cell office:value-type="float" office:value="0.00180672663106943" calcext:value-type="float">
            <text:p>0.001806726631069</text:p>
          </table:table-cell>
          <table:table-cell office:value-type="float" office:value="0.0160690668339635" calcext:value-type="float">
            <text:p>0.016069066833964</text:p>
          </table:table-cell>
          <table:table-cell office:value-type="float" office:value="0.00178222251633981" calcext:value-type="float">
            <text:p>0.00178222251634</text:p>
          </table:table-cell>
          <table:table-cell office:value-type="float" office:value="0.30469669628617" calcext:value-type="float">
            <text:p>0.30469669628617</text:p>
          </table:table-cell>
          <table:table-cell office:value-type="float" office:value="0.121869356319094" calcext:value-type="float">
            <text:p>0.121869356319094</text:p>
          </table:table-cell>
          <table:table-cell office:value-type="float" office:value="0.26551090092333" calcext:value-type="float">
            <text:p>0.26551090092333</text:p>
          </table:table-cell>
          <table:table-cell office:value-type="float" office:value="0.006453821315702" calcext:value-type="float">
            <text:p>0.006453821315702</text:p>
          </table:table-cell>
          <table:table-cell office:value-type="float" office:value="0.506114641847418" calcext:value-type="float">
            <text:p>0.506114641847418</text:p>
          </table:table-cell>
          <table:table-cell office:value-type="float" office:value="0.0121581682391493" calcext:value-type="float">
            <text:p>0.012158168239149</text:p>
          </table:table-cell>
          <table:table-cell office:value-type="float" office:value="0.147194596080784" calcext:value-type="float">
            <text:p>0.147194596080784</text:p>
          </table:table-cell>
          <table:table-cell office:value-type="float" office:value="0.00626236145194982" calcext:value-type="float">
            <text:p>0.00626236145195</text:p>
          </table:table-cell>
          <table:table-cell office:value-type="float" office:value="0.773036436032287" calcext:value-type="float">
            <text:p>0.773036436032287</text:p>
          </table:table-cell>
          <table:table-cell office:value-type="float" office:value="0.00649208197838209" calcext:value-type="float">
            <text:p>0.006492081978382</text:p>
          </table:table-cell>
          <table:table-cell office:value-type="float" office:value="0.00805694367107007" calcext:value-type="float">
            <text:p>0.00805694367107</text:p>
          </table:table-cell>
          <table:table-cell office:value-type="float" office:value="0.00481428807333499" calcext:value-type="float">
            <text:p>0.004814288073335</text:p>
          </table:table-cell>
          <table:table-cell office:value-type="float" office:value="0.236282110214233" calcext:value-type="float">
            <text:p>0.236282110214233</text:p>
          </table:table-cell>
          <table:table-cell office:value-type="float" office:value="0.000710790320300908" calcext:value-type="float">
            <text:p>0.000710790320301</text:p>
          </table:table-cell>
          <table:table-cell office:value-type="float" office:value="0.232150530815124" calcext:value-type="float">
            <text:p>0.232150530815124</text:p>
          </table:table-cell>
          <table:table-cell office:value-type="float" office:value="0.011596162133161" calcext:value-type="float">
            <text:p>0.01159616213316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00480809502586813" calcext:value-type="float">
            <text:p>0.004808095025868</text:p>
          </table:table-cell>
          <table:table-cell office:value-type="float" office:value="0.843444725294358" calcext:value-type="float">
            <text:p>0.843444725294358</text:p>
          </table:table-cell>
          <table:table-cell office:value-type="float" office:value="0.0189756287605659" calcext:value-type="float">
            <text:p>0.018975628760566</text:p>
          </table:table-cell>
          <table:table-cell office:value-type="float" office:value="0.0462464847695997" calcext:value-type="float">
            <text:p>0.0462464847696</text:p>
          </table:table-cell>
          <table:table-cell office:value-type="float" office:value="0.00696285696656874" calcext:value-type="float">
            <text:p>0.006962856966569</text:p>
          </table:table-cell>
          <table:table-cell office:value-type="float" office:value="0.0371565252246921" calcext:value-type="float">
            <text:p>0.037156525224692</text:p>
          </table:table-cell>
          <table:table-cell office:value-type="float" office:value="0.0071609529506616" calcext:value-type="float">
            <text:p>0.007160952950662</text:p>
          </table:table-cell>
          <table:table-cell office:value-type="float" office:value="0.280891277592516" calcext:value-type="float">
            <text:p>0.280891277592516</text:p>
          </table:table-cell>
          <table:table-cell office:value-type="float" office:value="0.0603035683905123" calcext:value-type="float">
            <text:p>0.060303568390512</text:p>
          </table:table-cell>
          <table:table-cell office:value-type="float" office:value="0.16974897370958" calcext:value-type="float">
            <text:p>0.16974897370958</text:p>
          </table:table-cell>
          <table:table-cell office:value-type="float" office:value="0.00379538367764672" calcext:value-type="float">
            <text:p>0.003795383677647</text:p>
          </table:table-cell>
          <table:table-cell office:value-type="float" office:value="0.615498385840962" calcext:value-type="float">
            <text:p>0.615498385840962</text:p>
          </table:table-cell>
          <table:table-cell office:value-type="float" office:value="0.00952777807420403" calcext:value-type="float">
            <text:p>0.009527778074204</text:p>
          </table:table-cell>
          <table:table-cell office:value-type="float" office:value="0.103037172685885" calcext:value-type="float">
            <text:p>0.103037172685885</text:p>
          </table:table-cell>
          <table:table-cell office:value-type="float" office:value="0.00750271269170958" calcext:value-type="float">
            <text:p>0.00750271269171</text:p>
          </table:table-cell>
          <table:table-cell office:value-type="float" office:value="0.840988688869854" calcext:value-type="float">
            <text:p>0.840988688869854</text:p>
          </table:table-cell>
          <table:table-cell office:value-type="float" office:value="0.00726071557077454" calcext:value-type="float">
            <text:p>0.007260715570775</text:p>
          </table:table-cell>
          <table:table-cell office:value-type="float" office:value="0.0398886888698536" calcext:value-type="float">
            <text:p>0.039888688869854</text:p>
          </table:table-cell>
          <table:table-cell office:value-type="float" office:value="0.00980622101204856" calcext:value-type="float">
            <text:p>0.009806221012049</text:p>
          </table:table-cell>
          <table:table-cell office:value-type="float" office:value="0.235232663154602" calcext:value-type="float">
            <text:p>0.235232663154602</text:p>
          </table:table-cell>
          <table:table-cell office:value-type="float" office:value="0.000561481800550736" calcext:value-type="float">
            <text:p>0.000561481800551</text:p>
          </table:table-cell>
          <table:table-cell office:value-type="float" office:value="0.290360808372498" calcext:value-type="float">
            <text:p>0.290360808372498</text:p>
          </table:table-cell>
          <table:table-cell office:value-type="float" office:value="0.0178422630079879" calcext:value-type="float">
            <text:p>0.0178422630079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79049" calcext:value-type="float">
            <text:p>0.79049</text:p>
          </table:table-cell>
          <table:table-cell office:value-type="float" office:value="0.00561336698327212" calcext:value-type="float">
            <text:p>0.005613366983272</text:p>
          </table:table-cell>
          <table:table-cell office:value-type="float" office:value="0.897693674302354" calcext:value-type="float">
            <text:p>0.897693674302354</text:p>
          </table:table-cell>
          <table:table-cell office:value-type="float" office:value="0.0301048052418261" calcext:value-type="float">
            <text:p>0.030104805241826</text:p>
          </table:table-cell>
          <table:table-cell office:value-type="float" office:value="0.0481675367452691" calcext:value-type="float">
            <text:p>0.048167536745269</text:p>
          </table:table-cell>
          <table:table-cell office:value-type="float" office:value="0.00692225577224609" calcext:value-type="float">
            <text:p>0.006922255772246</text:p>
          </table:table-cell>
          <table:table-cell office:value-type="float" office:value="0.0309149940126792" calcext:value-type="float">
            <text:p>0.030914994012679</text:p>
          </table:table-cell>
          <table:table-cell office:value-type="float" office:value="0.00738157462952676" calcext:value-type="float">
            <text:p>0.007381574629527</text:p>
          </table:table-cell>
          <table:table-cell office:value-type="float" office:value="0.353504329004329" calcext:value-type="float">
            <text:p>0.353504329004329</text:p>
          </table:table-cell>
          <table:table-cell office:value-type="float" office:value="0.233308869890714" calcext:value-type="float">
            <text:p>0.233308869890714</text:p>
          </table:table-cell>
          <table:table-cell office:value-type="float" office:value="0.223506066170339" calcext:value-type="float">
            <text:p>0.223506066170339</text:p>
          </table:table-cell>
          <table:table-cell office:value-type="float" office:value="0.00879546849597576" calcext:value-type="float">
            <text:p>0.008795468495976</text:p>
          </table:table-cell>
          <table:table-cell office:value-type="float" office:value="0.573158273350528" calcext:value-type="float">
            <text:p>0.573158273350528</text:p>
          </table:table-cell>
          <table:table-cell office:value-type="float" office:value="0.0148581808870223" calcext:value-type="float">
            <text:p>0.014858180887022</text:p>
          </table:table-cell>
          <table:table-cell office:value-type="float" office:value="0.108470897343536" calcext:value-type="float">
            <text:p>0.108470897343536</text:p>
          </table:table-cell>
          <table:table-cell office:value-type="float" office:value="0.00765841382478212" calcext:value-type="float">
            <text:p>0.007658413824782</text:p>
          </table:table-cell>
          <table:table-cell office:value-type="float" office:value="0.824853715900498" calcext:value-type="float">
            <text:p>0.824853715900498</text:p>
          </table:table-cell>
          <table:table-cell office:value-type="float" office:value="0.00811986050924183" calcext:value-type="float">
            <text:p>0.008119860509242</text:p>
          </table:table-cell>
          <table:table-cell office:value-type="float" office:value="0.0343637159004983" calcext:value-type="float">
            <text:p>0.034363715900498</text:p>
          </table:table-cell>
          <table:table-cell office:value-type="float" office:value="0.0115551537024432" calcext:value-type="float">
            <text:p>0.011555153702443</text:p>
          </table:table-cell>
          <table:table-cell office:value-type="float" office:value="0.236449527740478" calcext:value-type="float">
            <text:p>0.236449527740478</text:p>
          </table:table-cell>
          <table:table-cell office:value-type="float" office:value="0.000985508834399296" calcext:value-type="float">
            <text:p>0.000985508834399</text:p>
          </table:table-cell>
          <table:table-cell office:value-type="float" office:value="0.262099146842957" calcext:value-type="float">
            <text:p>0.262099146842957</text:p>
          </table:table-cell>
          <table:table-cell office:value-type="float" office:value="0.0537870409468689" calcext:value-type="float">
            <text:p>0.05378704094686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224" calcext:value-type="float">
            <text:p>0.80224</text:p>
          </table:table-cell>
          <table:table-cell office:value-type="float" office:value="0.0042413834221081" calcext:value-type="float">
            <text:p>0.004241383422108</text:p>
          </table:table-cell>
          <table:table-cell office:value-type="float" office:value="0.812549404580054" calcext:value-type="float">
            <text:p>0.812549404580054</text:p>
          </table:table-cell>
          <table:table-cell office:value-type="float" office:value="0.0136765217023367" calcext:value-type="float">
            <text:p>0.013676521702337</text:p>
          </table:table-cell>
          <table:table-cell office:value-type="float" office:value="0.0414875784848485" calcext:value-type="float">
            <text:p>0.041487578484849</text:p>
          </table:table-cell>
          <table:table-cell office:value-type="float" office:value="0.00393486758363329" calcext:value-type="float">
            <text:p>0.003934867583633</text:p>
          </table:table-cell>
          <table:table-cell office:value-type="float" office:value="0.0322936340476191" calcext:value-type="float">
            <text:p>0.032293634047619</text:p>
          </table:table-cell>
          <table:table-cell office:value-type="float" office:value="0.00421113064399949" calcext:value-type="float">
            <text:p>0.004211130643999</text:p>
          </table:table-cell>
          <table:table-cell office:value-type="float" office:value="0.651503043726299" calcext:value-type="float">
            <text:p>0.651503043726299</text:p>
          </table:table-cell>
          <table:table-cell office:value-type="float" office:value="0.302199070442957" calcext:value-type="float">
            <text:p>0.302199070442957</text:p>
          </table:table-cell>
          <table:table-cell office:value-type="float" office:value="0.17218149023163" calcext:value-type="float">
            <text:p>0.17218149023163</text:p>
          </table:table-cell>
          <table:table-cell office:value-type="float" office:value="0.00299822371721845" calcext:value-type="float">
            <text:p>0.002998223717218</text:p>
          </table:table-cell>
          <table:table-cell office:value-type="float" office:value="0.603723462665873" calcext:value-type="float">
            <text:p>0.603723462665873</text:p>
          </table:table-cell>
          <table:table-cell office:value-type="float" office:value="0.00623929597422516" calcext:value-type="float">
            <text:p>0.006239295974225</text:p>
          </table:table-cell>
          <table:table-cell office:value-type="float" office:value="0.105169554375115" calcext:value-type="float">
            <text:p>0.105169554375115</text:p>
          </table:table-cell>
          <table:table-cell office:value-type="float" office:value="0.00418605920215224" calcext:value-type="float">
            <text:p>0.004186059202152</text:p>
          </table:table-cell>
          <table:table-cell office:value-type="float" office:value="0.837262625470998" calcext:value-type="float">
            <text:p>0.837262625470998</text:p>
          </table:table-cell>
          <table:table-cell office:value-type="float" office:value="0.00425091632163181" calcext:value-type="float">
            <text:p>0.004250916321632</text:p>
          </table:table-cell>
          <table:table-cell office:value-type="float" office:value="0.0350226254709983" calcext:value-type="float">
            <text:p>0.035022625470998</text:p>
          </table:table-cell>
          <table:table-cell office:value-type="float" office:value="0.00502636983621197" calcext:value-type="float">
            <text:p>0.005026369836212</text:p>
          </table:table-cell>
          <table:table-cell office:value-type="float" office:value="0.236432480812073" calcext:value-type="float">
            <text:p>0.236432480812073</text:p>
          </table:table-cell>
          <table:table-cell office:value-type="float" office:value="0.00099366191899407" calcext:value-type="float">
            <text:p>0.000993661918994</text:p>
          </table:table-cell>
          <table:table-cell office:value-type="float" office:value="0.302066397666931" calcext:value-type="float">
            <text:p>0.302066397666931</text:p>
          </table:table-cell>
          <table:table-cell office:value-type="float" office:value="0.00117649445183579" calcext:value-type="float">
            <text:p>0.00117649445183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0857" calcext:value-type="float">
            <text:p>0.80857</text:p>
          </table:table-cell>
          <table:table-cell office:value-type="float" office:value="0.0029721111090342" calcext:value-type="float">
            <text:p>0.002972111109034</text:p>
          </table:table-cell>
          <table:table-cell office:value-type="float" office:value="0.757264863129072" calcext:value-type="float">
            <text:p>0.757264863129072</text:p>
          </table:table-cell>
          <table:table-cell office:value-type="float" office:value="0.0123201036699778" calcext:value-type="float">
            <text:p>0.012320103669978</text:p>
          </table:table-cell>
          <table:table-cell office:value-type="float" office:value="0.0369430995966984" calcext:value-type="float">
            <text:p>0.036943099596698</text:p>
          </table:table-cell>
          <table:table-cell office:value-type="float" office:value="0.00299116541110417" calcext:value-type="float">
            <text:p>0.002991165411104</text:p>
          </table:table-cell>
          <table:table-cell office:value-type="float" office:value="0.0180233621903509" calcext:value-type="float">
            <text:p>0.018023362190351</text:p>
          </table:table-cell>
          <table:table-cell office:value-type="float" office:value="0.00289949214872245" calcext:value-type="float">
            <text:p>0.002899492148722</text:p>
          </table:table-cell>
          <table:table-cell office:value-type="float" office:value="0.35716766191325" calcext:value-type="float">
            <text:p>0.35716766191325</text:p>
          </table:table-cell>
          <table:table-cell office:value-type="float" office:value="0.091051366565466" calcext:value-type="float">
            <text:p>0.091051366565466</text:p>
          </table:table-cell>
          <table:table-cell office:value-type="float" office:value="0.232568787430947" calcext:value-type="float">
            <text:p>0.232568787430947</text:p>
          </table:table-cell>
          <table:table-cell office:value-type="float" office:value="0.0053251262332498" calcext:value-type="float">
            <text:p>0.00532512623325</text:p>
          </table:table-cell>
          <table:table-cell office:value-type="float" office:value="0.54779435583608" calcext:value-type="float">
            <text:p>0.54779435583608</text:p>
          </table:table-cell>
          <table:table-cell office:value-type="float" office:value="0.0099854295699444" calcext:value-type="float">
            <text:p>0.009985429569944</text:p>
          </table:table-cell>
          <table:table-cell office:value-type="float" office:value="0.116174210986587" calcext:value-type="float">
            <text:p>0.116174210986587</text:p>
          </table:table-cell>
          <table:table-cell office:value-type="float" office:value="0.00447808690793457" calcext:value-type="float">
            <text:p>0.004478086907935</text:p>
          </table:table-cell>
          <table:table-cell office:value-type="float" office:value="0.819504500948648" calcext:value-type="float">
            <text:p>0.819504500948648</text:p>
          </table:table-cell>
          <table:table-cell office:value-type="float" office:value="0.00478565500502512" calcext:value-type="float">
            <text:p>0.004785655005025</text:p>
          </table:table-cell>
          <table:table-cell office:value-type="float" office:value="0.0109737843414857" calcext:value-type="float">
            <text:p>0.010973784341486</text:p>
          </table:table-cell>
          <table:table-cell office:value-type="float" office:value="0.00637894385011697" calcext:value-type="float">
            <text:p>0.006378943850117</text:p>
          </table:table-cell>
          <table:table-cell office:value-type="float" office:value="0.238041734695435" calcext:value-type="float">
            <text:p>0.238041734695435</text:p>
          </table:table-cell>
          <table:table-cell office:value-type="float" office:value="0.000980682859854604" calcext:value-type="float">
            <text:p>0.000980682859855</text:p>
          </table:table-cell>
          <table:table-cell office:value-type="float" office:value="0.247691345214844" calcext:value-type="float">
            <text:p>0.247691345214844</text:p>
          </table:table-cell>
          <table:table-cell office:value-type="float" office:value="0.0396135063741657" calcext:value-type="float">
            <text:p>0.03961350637416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1174" calcext:value-type="float">
            <text:p>0.81174</text:p>
          </table:table-cell>
          <table:table-cell office:value-type="float" office:value="0.00304528779884231" calcext:value-type="float">
            <text:p>0.003045287798842</text:p>
          </table:table-cell>
          <table:table-cell office:value-type="float" office:value="0.790194433051125" calcext:value-type="float">
            <text:p>0.790194433051125</text:p>
          </table:table-cell>
          <table:table-cell office:value-type="float" office:value="0.00855578682247307" calcext:value-type="float">
            <text:p>0.008555786822473</text:p>
          </table:table-cell>
          <table:table-cell office:value-type="float" office:value="0.0497437794949495" calcext:value-type="float">
            <text:p>0.04974377949495</text:p>
          </table:table-cell>
          <table:table-cell office:value-type="float" office:value="0.002815819757145" calcext:value-type="float">
            <text:p>0.002815819757145</text:p>
          </table:table-cell>
          <table:table-cell office:value-type="float" office:value="0.041746655952381" calcext:value-type="float">
            <text:p>0.041746655952381</text:p>
          </table:table-cell>
          <table:table-cell office:value-type="float" office:value="0.00428258913159222" calcext:value-type="float">
            <text:p>0.004282589131592</text:p>
          </table:table-cell>
          <table:table-cell office:value-type="float" office:value="0.39085367965368" calcext:value-type="float">
            <text:p>0.39085367965368</text:p>
          </table:table-cell>
          <table:table-cell office:value-type="float" office:value="0.187459923558856" calcext:value-type="float">
            <text:p>0.187459923558856</text:p>
          </table:table-cell>
          <table:table-cell office:value-type="float" office:value="0.149230942607359" calcext:value-type="float">
            <text:p>0.149230942607359</text:p>
          </table:table-cell>
          <table:table-cell office:value-type="float" office:value="0.00473114102430233" calcext:value-type="float">
            <text:p>0.004731141024302</text:p>
          </table:table-cell>
          <table:table-cell office:value-type="float" office:value="0.635537343429271" calcext:value-type="float">
            <text:p>0.635537343429271</text:p>
          </table:table-cell>
          <table:table-cell office:value-type="float" office:value="0.0100461560626249" calcext:value-type="float">
            <text:p>0.010046156062625</text:p>
          </table:table-cell>
          <table:table-cell office:value-type="float" office:value="0.0963880351306039" calcext:value-type="float">
            <text:p>0.096388035130604</text:p>
          </table:table-cell>
          <table:table-cell office:value-type="float" office:value="0.00473256519788125" calcext:value-type="float">
            <text:p>0.004732565197881</text:p>
          </table:table-cell>
          <table:table-cell office:value-type="float" office:value="0.853135609061332" calcext:value-type="float">
            <text:p>0.853135609061332</text:p>
          </table:table-cell>
          <table:table-cell office:value-type="float" office:value="0.0056990330876357" calcext:value-type="float">
            <text:p>0.005699033087636</text:p>
          </table:table-cell>
          <table:table-cell office:value-type="float" office:value="0.0413956090613323" calcext:value-type="float">
            <text:p>0.041395609061332</text:p>
          </table:table-cell>
          <table:table-cell office:value-type="float" office:value="0.005659088106445" calcext:value-type="float">
            <text:p>0.005659088106445</text:p>
          </table:table-cell>
          <table:table-cell office:value-type="float" office:value="0.236779737472534" calcext:value-type="float">
            <text:p>0.236779737472534</text:p>
          </table:table-cell>
          <table:table-cell office:value-type="float" office:value="0.000624026499548321" calcext:value-type="float">
            <text:p>0.000624026499548</text:p>
          </table:table-cell>
          <table:table-cell office:value-type="float" office:value="0.301880717277527" calcext:value-type="float">
            <text:p>0.301880717277527</text:p>
          </table:table-cell>
          <table:table-cell office:value-type="float" office:value="0.000695990466801403" calcext:value-type="float">
            <text:p>0.0006959904668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887" calcext:value-type="float">
            <text:p>0.82887</text:p>
          </table:table-cell>
          <table:table-cell office:value-type="float" office:value="0.00410367044377481" calcext:value-type="float">
            <text:p>0.004103670443775</text:p>
          </table:table-cell>
          <table:table-cell office:value-type="float" office:value="0.755589185646927" calcext:value-type="float">
            <text:p>0.755589185646927</text:p>
          </table:table-cell>
          <table:table-cell office:value-type="float" office:value="0.0200860671813844" calcext:value-type="float">
            <text:p>0.020086067181384</text:p>
          </table:table-cell>
          <table:table-cell office:value-type="float" office:value="0.0486197215151515" calcext:value-type="float">
            <text:p>0.048619721515152</text:p>
          </table:table-cell>
          <table:table-cell office:value-type="float" office:value="0.00306929413925408" calcext:value-type="float">
            <text:p>0.003069294139254</text:p>
          </table:table-cell>
          <table:table-cell office:value-type="float" office:value="0.042149580952381" calcext:value-type="float">
            <text:p>0.042149580952381</text:p>
          </table:table-cell>
          <table:table-cell office:value-type="float" office:value="0.00331978326121222" calcext:value-type="float">
            <text:p>0.003319783261212</text:p>
          </table:table-cell>
          <table:table-cell office:value-type="float" office:value="0.511750208700081" calcext:value-type="float">
            <text:p>0.511750208700081</text:p>
          </table:table-cell>
          <table:table-cell office:value-type="float" office:value="0.239751517114322" calcext:value-type="float">
            <text:p>0.239751517114322</text:p>
          </table:table-cell>
          <table:table-cell office:value-type="float" office:value="0.107598630484438" calcext:value-type="float">
            <text:p>0.107598630484438</text:p>
          </table:table-cell>
          <table:table-cell office:value-type="float" office:value="0.00227057184129831" calcext:value-type="float">
            <text:p>0.002270571841298</text:p>
          </table:table-cell>
          <table:table-cell office:value-type="float" office:value="0.683629981479276" calcext:value-type="float">
            <text:p>0.683629981479276</text:p>
          </table:table-cell>
          <table:table-cell office:value-type="float" office:value="0.0052738963673158" calcext:value-type="float">
            <text:p>0.005273896367316</text:p>
          </table:table-cell>
          <table:table-cell office:value-type="float" office:value="0.0916908060803966" calcext:value-type="float">
            <text:p>0.091690806080397</text:p>
          </table:table-cell>
          <table:table-cell office:value-type="float" office:value="0.00435635433918046" calcext:value-type="float">
            <text:p>0.00435635433918</text:p>
          </table:table-cell>
          <table:table-cell office:value-type="float" office:value="0.869858203895601" calcext:value-type="float">
            <text:p>0.869858203895601</text:p>
          </table:table-cell>
          <table:table-cell office:value-type="float" office:value="0.00491217819800942" calcext:value-type="float">
            <text:p>0.004912178198009</text:p>
          </table:table-cell>
          <table:table-cell office:value-type="float" office:value="0.0409882038956009" calcext:value-type="float">
            <text:p>0.040988203895601</text:p>
          </table:table-cell>
          <table:table-cell office:value-type="float" office:value="0.0037713233466229" calcext:value-type="float">
            <text:p>0.003771323346623</text:p>
          </table:table-cell>
          <table:table-cell office:value-type="float" office:value="0.236934232711792" calcext:value-type="float">
            <text:p>0.236934232711792</text:p>
          </table:table-cell>
          <table:table-cell office:value-type="float" office:value="0.00107034061488721" calcext:value-type="float">
            <text:p>0.001070340614887</text:p>
          </table:table-cell>
          <table:table-cell office:value-type="float" office:value="0.298070812225342" calcext:value-type="float">
            <text:p>0.298070812225342</text:p>
          </table:table-cell>
          <table:table-cell office:value-type="float" office:value="0.0112776527909306" calcext:value-type="float">
            <text:p>0.01127765279093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0.00257399387031993" calcext:value-type="float">
            <text:p>0.00257399387032</text:p>
          </table:table-cell>
          <table:table-cell office:value-type="float" office:value="0.781983439337826" calcext:value-type="float">
            <text:p>0.781983439337826</text:p>
          </table:table-cell>
          <table:table-cell office:value-type="float" office:value="0.0113931509626046" calcext:value-type="float">
            <text:p>0.011393150962605</text:p>
          </table:table-cell>
          <table:table-cell office:value-type="float" office:value="0.0515862612121212" calcext:value-type="float">
            <text:p>0.051586261212121</text:p>
          </table:table-cell>
          <table:table-cell office:value-type="float" office:value="0.00289216656125304" calcext:value-type="float">
            <text:p>0.002892166561253</text:p>
          </table:table-cell>
          <table:table-cell office:value-type="float" office:value="0.049361875952381" calcext:value-type="float">
            <text:p>0.049361875952381</text:p>
          </table:table-cell>
          <table:table-cell office:value-type="float" office:value="0.00402864511899695" calcext:value-type="float">
            <text:p>0.004028645118997</text:p>
          </table:table-cell>
          <table:table-cell office:value-type="float" office:value="0.523152525252525" calcext:value-type="float">
            <text:p>0.523152525252525</text:p>
          </table:table-cell>
          <table:table-cell office:value-type="float" office:value="0.244788016634353" calcext:value-type="float">
            <text:p>0.244788016634353</text:p>
          </table:table-cell>
          <table:table-cell office:value-type="float" office:value="0.0997378569065795" calcext:value-type="float">
            <text:p>0.09973785690658</text:p>
          </table:table-cell>
          <table:table-cell office:value-type="float" office:value="0.00364440412203986" calcext:value-type="float">
            <text:p>0.00364440412204</text:p>
          </table:table-cell>
          <table:table-cell office:value-type="float" office:value="0.69613993724514" calcext:value-type="float">
            <text:p>0.69613993724514</text:p>
          </table:table-cell>
          <table:table-cell office:value-type="float" office:value="0.00849623615015234" calcext:value-type="float">
            <text:p>0.008496236150152</text:p>
          </table:table-cell>
          <table:table-cell office:value-type="float" office:value="0.0927511236604519" calcext:value-type="float">
            <text:p>0.092751123660452</text:p>
          </table:table-cell>
          <table:table-cell office:value-type="float" office:value="0.00550074491635244" calcext:value-type="float">
            <text:p>0.005500744916352</text:p>
          </table:table-cell>
          <table:table-cell office:value-type="float" office:value="0.869958367533372" calcext:value-type="float">
            <text:p>0.869958367533372</text:p>
          </table:table-cell>
          <table:table-cell office:value-type="float" office:value="0.00625036383556887" calcext:value-type="float">
            <text:p>0.006250363835569</text:p>
          </table:table-cell>
          <table:table-cell office:value-type="float" office:value="0.0465683675333721" calcext:value-type="float">
            <text:p>0.046568367533372</text:p>
          </table:table-cell>
          <table:table-cell office:value-type="float" office:value="0.00459147605122644" calcext:value-type="float">
            <text:p>0.004591476051226</text:p>
          </table:table-cell>
          <table:table-cell office:value-type="float" office:value="0.238311648368835" calcext:value-type="float">
            <text:p>0.238311648368835</text:p>
          </table:table-cell>
          <table:table-cell office:value-type="float" office:value="0.000968290958023045" calcext:value-type="float">
            <text:p>0.000968290958023</text:p>
          </table:table-cell>
          <table:table-cell office:value-type="float" office:value="0.490571212768555" calcext:value-type="float">
            <text:p>0.490571212768555</text:p>
          </table:table-cell>
          <table:table-cell office:value-type="float" office:value="0.593308578896893" calcext:value-type="float">
            <text:p>0.593308578896893</text:p>
          </table:table-cell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24"/>
        </table:table-row>
        <table:table-row table:style-name="ro1">
          <table:table-cell table:number-columns-repeated="7"/>
          <table:table-cell table:style-name="Default"/>
          <table:table-cell table:number-columns-repeated="20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GPcalib</text:p>
          </table:table-cell>
          <table:table-cell table:formula="of:=AVERAGE([.AC28:.AC40])" office:value-type="float" office:value="51.3805633324843" calcext:value-type="float">
            <text:p>51.3805633324843</text:p>
          </table:table-cell>
          <table:table-cell/>
          <table:table-cell table:formula="of:=AVERAGE([.AE28:.AE40])" office:value-type="float" office:value="259.730491170516" calcext:value-type="float">
            <text:p>259.730491170516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GPcalib_approx</text:p>
          </table:table-cell>
          <table:table-cell table:formula="of:=AVERAGE([.AC41:.AC53])" office:value-type="float" office:value="3.13173403006334" calcext:value-type="float">
            <text:p>3.13173403006334</text:p>
          </table:table-cell>
          <table:table-cell/>
          <table:table-cell table:formula="of:=AVERAGE([.AE41:.AE53])" office:value-type="float" office:value="258.020488108121" calcext:value-type="float">
            <text:p>258.020488108121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Temp</text:p>
          </table:table-cell>
          <table:table-cell table:formula="of:=AVERAGE([.AC54:.AC66])" office:value-type="float" office:value="0.236926109974201" calcext:value-type="float">
            <text:p>0.236926109974201</text:p>
          </table:table-cell>
          <table:table-cell/>
          <table:table-cell table:formula="of:=AVERAGE([.AE54:.AE66])" office:value-type="float" office:value="0.339486454083369" calcext:value-type="float">
            <text:p>0.3394864540833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2T17:51:07.282425657</dc:date>
    <meta:editing-duration>PT3M27S</meta:editing-duration>
    <meta:editing-cycles>1</meta:editing-cycles>
    <meta:document-statistic meta:table-count="1" meta:cell-count="2123" meta:object-count="0"/>
    <meta:generator>LibreOffice/6.0.7.3$Linux_X86_64 LibreOffice_project/00m0$Build-3</meta:generator>
  </office:meta>
</office:document-meta>
</file>